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65cm"/>
    </style:style>
    <style:style style:name="co2" style:family="table-column">
      <style:table-column-properties fo:break-before="auto" style:column-width="5.403cm"/>
    </style:style>
    <style:style style:name="co3" style:family="table-column">
      <style:table-column-properties fo:break-before="auto" style:column-width="2.898cm"/>
    </style:style>
    <style:style style:name="co4" style:family="table-column">
      <style:table-column-properties fo:break-before="auto" style:column-width="1.829cm"/>
    </style:style>
    <style:style style:name="co5" style:family="table-column">
      <style:table-column-properties fo:break-before="auto" style:column-width="18.039cm"/>
    </style:style>
    <style:style style:name="co6" style:family="table-column">
      <style:table-column-properties fo:break-before="auto" style:column-width="4.221cm"/>
    </style:style>
    <style:style style:name="co7" style:family="table-column">
      <style:table-column-properties fo:break-before="auto" style:column-width="3.687cm"/>
    </style:style>
    <style:style style:name="co8" style:family="table-column">
      <style:table-column-properties fo:break-before="auto" style:column-width="5.657cm"/>
    </style:style>
    <style:style style:name="co9" style:family="table-column">
      <style:table-column-properties fo:break-before="auto" style:column-width="6.528cm"/>
    </style:style>
    <style:style style:name="co10" style:family="table-column">
      <style:table-column-properties fo:break-before="auto" style:column-width="3.856cm"/>
    </style:style>
    <style:style style:name="co11" style:family="table-column">
      <style:table-column-properties fo:break-before="auto" style:column-width="3.321cm"/>
    </style:style>
    <style:style style:name="co12" style:family="table-column">
      <style:table-column-properties fo:break-before="auto" style:column-width="2.646cm"/>
    </style:style>
    <style:style style:name="co13" style:family="table-column">
      <style:table-column-properties fo:break-before="auto" style:column-width="11.509cm"/>
    </style:style>
    <style:style style:name="co14" style:family="table-column">
      <style:table-column-properties fo:break-before="auto" style:column-width="2.759cm"/>
    </style:style>
    <style:style style:name="co15" style:family="table-column">
      <style:table-column-properties fo:break-before="auto" style:column-width="2.731cm"/>
    </style:style>
    <style:style style:name="co16" style:family="table-column">
      <style:table-column-properties fo:break-before="auto" style:column-width="9.934cm"/>
    </style:style>
    <style:style style:name="co17" style:family="table-column">
      <style:table-column-properties fo:break-before="auto" style:column-width="1.707cm"/>
    </style:style>
    <style:style style:name="co18" style:family="table-column">
      <style:table-column-properties fo:break-before="auto" style:column-width="5.064cm"/>
    </style:style>
    <style:style style:name="co19" style:family="table-column">
      <style:table-column-properties fo:break-before="auto" style:column-width="4.897cm"/>
    </style:style>
    <style:style style:name="co20" style:family="table-column">
      <style:table-column-properties fo:break-before="auto" style:column-width="4.136cm"/>
    </style:style>
    <style:style style:name="co21" style:family="table-column">
      <style:table-column-properties fo:break-before="auto" style:column-width="5.038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4.316cm" fo:break-before="auto" style:use-optimal-row-height="true"/>
    </style:style>
    <style:style style:name="ro7" style:family="table-row">
      <style:table-row-properties style:row-height="14.268cm" fo:break-before="auto" style:use-optimal-row-height="true"/>
    </style:style>
    <style:style style:name="ro8" style:family="table-row">
      <style:table-row-properties style:row-height="10.478cm" fo:break-before="auto" style:use-optimal-row-height="true"/>
    </style:style>
    <style:style style:name="ta1" style:family="table" style:master-page-name="PageStyle_5f_Control_20_Types">
      <style:table-properties table:display="true" style:writing-mode="lr-tb"/>
    </style:style>
    <style:style style:name="ta2" style:family="table" style:master-page-name="PageStyle_5f_Property">
      <style:table-properties table:display="true" style:writing-mode="lr-tb"/>
    </style:style>
    <style:style style:name="ta3" style:family="table" style:master-page-name="PageStyle_5f_Parent_20_Control_20_Type">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Control Type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ce3"/>
        <table:table-column table:style-name="co6" table:number-columns-repeated="1019" table:default-cell-style-name="Excel_20_Built-in_20_Normal"/>
        <table:table-row table:style-name="ro1">
          <table:table-cell table:style-name="ce1" office:value-type="string">
            <text:p>control_type_name</text:p>
          </table:table-cell>
          <table:table-cell table:style-name="ce1" office:value-type="string">
            <text:p>control_xml_name</text:p>
          </table:table-cell>
          <table:table-cell table:style-name="ce1" office:value-type="string">
            <text:p>is_outer_frame</text:p>
          </table:table-cell>
          <table:table-cell table:style-name="ce1" office:value-type="string">
            <text:p>is_visible</text:p>
          </table:table-cell>
          <table:table-cell table:style-name="ce2" office:value-type="string">
            <text:p>textual_note</text:p>
          </table:table-cell>
          <table:table-cell table:style-name="ce1"/>
          <table:table-cell table:number-columns-repeated="1018"/>
        </table:table-row>
        <table:table-row table:style-name="ro1">
          <table:table-cell office:value-type="string">
            <text:p>Connection Frame</text:p>
          </table:table-cell>
          <table:table-cell office:value-type="string">
            <text:p>GnosisConnectionFrame</text:p>
          </table:table-cell>
          <table:table-cell table:number-columns-repeated="2" office:value-type="float" office:value="1">
            <text:p>1</text:p>
          </table:table-cell>
          <table:table-cell office:value-type="string">
            <text:p>The Frame Connection entity for the System</text:p>
          </table:table-cell>
          <table:table-cell table:number-columns-repeated="1019"/>
        </table:table-row>
        <table:table-row table:style-name="ro1">
          <table:table-cell office:value-type="string">
            <text:p>System Definition</text:p>
          </table:table-cell>
          <table:table-cell office:value-type="string">
            <text:p>GnosisSystemDefinition</text:p>
          </table:table-cell>
          <table:table-cell table:number-columns-repeated="2" office:value-type="float" office:value="1">
            <text:p>1</text:p>
          </table:table-cell>
          <table:table-cell office:value-type="string">
            <text:p>The Generic Settings of the specific System</text:p>
          </table:table-cell>
          <table:table-cell table:number-columns-repeated="1019"/>
        </table:table-row>
        <table:table-row table:style-name="ro1">
          <table:table-cell office:value-type="string">
            <text:p>Navigator Frame</text:p>
          </table:table-cell>
          <table:table-cell office:value-type="string">
            <text:p>GnosisNavigatorFrame</text:p>
          </table:table-cell>
          <table:table-cell table:number-columns-repeated="2" office:value-type="float" office:value="1">
            <text:p>1</text:p>
          </table:table-cell>
          <table:table-cell office:value-type="string">
            <text:p>The Frame of a Navigator</text:p>
          </table:table-cell>
          <table:table-cell table:number-columns-repeated="1019"/>
        </table:table-row>
        <table:table-row table:style-name="ro1">
          <table:table-cell office:value-type="string">
            <text:p>Document Frame</text:p>
          </table:table-cell>
          <table:table-cell office:value-type="string">
            <text:p>GnosisDocumentFrame</text:p>
          </table:table-cell>
          <table:table-cell table:number-columns-repeated="2" office:value-type="float" office:value="1">
            <text:p>1</text:p>
          </table:table-cell>
          <table:table-cell office:value-type="string">
            <text:p>The Frame of a Business Entity</text:p>
          </table:table-cell>
          <table:table-cell table:number-columns-repeated="1019"/>
        </table:table-row>
        <table:table-row table:style-name="ro1">
          <table:table-cell office:value-type="string">
            <text:p>Search Frame</text:p>
          </table:table-cell>
          <table:table-cell office:value-type="string">
            <text:p>GnosisSearchFrame</text:p>
          </table:table-cell>
          <table:table-cell table:number-columns-repeated="2" office:value-type="float" office:value="1">
            <text:p>1</text:p>
          </table:table-cell>
          <table:table-cell office:value-type="string">
            <text:p>The Search Frame is used to contain Search Entities, that behave differently to Frames</text:p>
          </table:table-cell>
          <table:table-cell table:number-columns-repeated="1019"/>
        </table:table-row>
        <table:table-row table:style-name="ro1">
          <table:table-cell office:value-type="string">
            <text:p>Parent Window</text:p>
          </table:table-cell>
          <table:table-cell office:value-type="string">
            <text:p>GnosisParentWindow</text:p>
          </table:table-cell>
          <table:table-cell table:number-columns-repeated="2" office:value-type="float" office:value="1">
            <text:p>1</text:p>
          </table:table-cell>
          <table:table-cell office:value-type="string">
            <text:p>The Parent Window of the Device</text:p>
          </table:table-cell>
          <table:table-cell table:number-columns-repeated="1019"/>
        </table:table-row>
        <table:table-row table:style-name="ro1">
          <table:table-cell office:value-type="string">
            <text:p>Child Window</text:p>
          </table:table-cell>
          <table:table-cell office:value-type="string">
            <text:p>GnosisChildWindow</text:p>
          </table:table-cell>
          <table:table-cell office:value-type="float" office:value="0">
            <text:p>0</text:p>
          </table:table-cell>
          <table:table-cell office:value-type="float" office:value="1">
            <text:p>1</text:p>
          </table:table-cell>
          <table:table-cell office:value-type="string">
            <text:p>The Child Window of the System</text:p>
          </table:table-cell>
          <table:table-cell table:number-columns-repeated="1019"/>
        </table:table-row>
        <table:table-row table:style-name="ro1">
          <table:table-cell office:value-type="string">
            <text:p>Primary Split</text:p>
          </table:table-cell>
          <table:table-cell office:value-type="string">
            <text:p>GnosisPrimarySplit</text:p>
          </table:table-cell>
          <table:table-cell office:value-type="float" office:value="0">
            <text:p>0</text:p>
          </table:table-cell>
          <table:table-cell office:value-type="float" office:value="1">
            <text:p>1</text:p>
          </table:table-cell>
          <table:table-cell office:value-type="string">
            <text:p>The First Split from the Parent Window</text:p>
          </table:table-cell>
          <table:table-cell table:number-columns-repeated="1019"/>
        </table:table-row>
        <table:table-row table:style-name="ro1">
          <table:table-cell office:value-type="string">
            <text:p>Split</text:p>
          </table:table-cell>
          <table:table-cell office:value-type="string">
            <text:p>GnosisSplit</text:p>
          </table:table-cell>
          <table:table-cell office:value-type="float" office:value="0">
            <text:p>0</text:p>
          </table:table-cell>
          <table:table-cell office:value-type="float" office:value="1">
            <text:p>1</text:p>
          </table:table-cell>
          <table:table-cell office:value-type="string">
            <text:p>The Split which is part of a Window or another Split</text:p>
          </table:table-cell>
          <table:table-cell table:number-columns-repeated="1019"/>
        </table:table-row>
        <table:table-row table:style-name="ro1">
          <table:table-cell office:value-type="string">
            <text:p>Tile</text:p>
          </table:table-cell>
          <table:table-cell office:value-type="string">
            <text:p>GnosisTile</text:p>
          </table:table-cell>
          <table:table-cell office:value-type="float" office:value="0">
            <text:p>0</text:p>
          </table:table-cell>
          <table:table-cell office:value-type="float" office:value="1">
            <text:p>1</text:p>
          </table:table-cell>
          <table:table-cell office:value-type="string">
            <text:p>The Tile of the Split or Parent/Child Window</text:p>
          </table:table-cell>
          <table:table-cell table:number-columns-repeated="1019"/>
        </table:table-row>
        <table:table-row table:style-name="ro1">
          <table:table-cell office:value-type="string">
            <text:p>Navigator Tile</text:p>
          </table:table-cell>
          <table:table-cell office:value-type="string">
            <text:p>GnosisNavigatorTile</text:p>
          </table:table-cell>
          <table:table-cell office:value-type="float" office:value="0">
            <text:p>0</text:p>
          </table:table-cell>
          <table:table-cell office:value-type="float" office:value="1">
            <text:p>1</text:p>
          </table:table-cell>
          <table:table-cell office:value-type="string">
            <text:p>The Tile of the First Split that contains the Navigator</text:p>
          </table:table-cell>
          <table:table-cell table:number-columns-repeated="1019"/>
        </table:table-row>
        <table:table-row table:style-name="ro1">
          <table:table-cell office:value-type="string">
            <text:p>Toolbar Tray</text:p>
          </table:table-cell>
          <table:table-cell office:value-type="string">
            <text:p>GnosisToolbarTray</text:p>
          </table:table-cell>
          <table:table-cell office:value-type="float" office:value="0">
            <text:p>0</text:p>
          </table:table-cell>
          <table:table-cell office:value-type="float" office:value="1">
            <text:p>1</text:p>
          </table:table-cell>
          <table:table-cell office:value-type="string">
            <text:p>The Toolbar Tray of the Parent Window, has Orientation for specific device types</text:p>
          </table:table-cell>
          <table:table-cell table:number-columns-repeated="1019"/>
        </table:table-row>
        <table:table-row table:style-name="ro1">
          <table:table-cell office:value-type="string">
            <text:p>Toolbar</text:p>
          </table:table-cell>
          <table:table-cell office:value-type="string">
            <text:p>GnosisToolbar</text:p>
          </table:table-cell>
          <table:table-cell office:value-type="float" office:value="0">
            <text:p>0</text:p>
          </table:table-cell>
          <table:table-cell office:value-type="float" office:value="1">
            <text:p>1</text:p>
          </table:table-cell>
          <table:table-cell office:value-type="string">
            <text:p>The Toolbar Tray of the Parent Window, has Orientation for specific device types</text:p>
          </table:table-cell>
          <table:table-cell table:number-columns-repeated="1019"/>
        </table:table-row>
        <table:table-row table:style-name="ro1">
          <table:table-cell office:value-type="string">
            <text:p>Generic Control</text:p>
          </table:table-cell>
          <table:table-cell office:value-type="string">
            <text:p>GnosisGenericControl</text:p>
          </table:table-cell>
          <table:table-cell office:value-type="float" office:value="0">
            <text:p>0</text:p>
          </table:table-cell>
          <table:table-cell office:value-type="float" office:value="1">
            <text:p>1</text:p>
          </table:table-cell>
          <table:table-cell office:value-type="string">
            <text:p>The Generic Control is used to define event processing common for all Controls of a particular Type</text:p>
          </table:table-cell>
          <table:table-cell table:number-columns-repeated="1019"/>
        </table:table-row>
        <table:table-row table:style-name="ro1">
          <table:table-cell office:value-type="string">
            <text:p>System Address Field</text:p>
          </table:table-cell>
          <table:table-cell office:value-type="string">
            <text:p>GnosisSystemAddressField</text:p>
          </table:table-cell>
          <table:table-cell office:value-type="float" office:value="0">
            <text:p>0</text:p>
          </table:table-cell>
          <table:table-cell office:value-type="float" office:value="1">
            <text:p>1</text:p>
          </table:table-cell>
          <table:table-cell office:value-type="string">
            <text:p>The System Name and URL displays in this field</text:p>
          </table:table-cell>
          <table:table-cell table:number-columns-repeated="1019"/>
        </table:table-row>
        <table:table-row table:style-name="ro1">
          <table:table-cell office:value-type="string">
            <text:p>Connection Parameter</text:p>
          </table:table-cell>
          <table:table-cell office:value-type="string">
            <text:p>GnosisConnectionParameter</text:p>
          </table:table-cell>
          <table:table-cell table:number-columns-repeated="2" office:value-type="float" office:value="0">
            <text:p>0</text:p>
          </table:table-cell>
          <table:table-cell office:value-type="string">
            <text:p>The Connection Parameter of the Split which is part of a Navigator Frame</text:p>
          </table:table-cell>
          <table:table-cell table:number-columns-repeated="1019"/>
        </table:table-row>
        <table:table-row table:style-name="ro1">
          <table:table-cell office:value-type="string">
            <text:p>Gallery</text:p>
          </table:table-cell>
          <table:table-cell office:value-type="string">
            <text:p>GnosisGallery</text:p>
          </table:table-cell>
          <table:table-cell office:value-type="float" office:value="0">
            <text:p>0</text:p>
          </table:table-cell>
          <table:table-cell office:value-type="float" office:value="1">
            <text:p>1</text:p>
          </table:table-cell>
          <table:table-cell office:value-type="string">
            <text:p>A Control that takes the form of a Tree which performs actions. <text:s/>A Gallery has it own Static Data</text:p>
          </table:table-cell>
          <table:table-cell table:number-columns-repeated="1019"/>
        </table:table-row>
        <table:table-row table:style-name="ro1">
          <table:table-cell office:value-type="string">
            <text:p>Gallery Item</text:p>
          </table:table-cell>
          <table:table-cell office:value-type="string">
            <text:p>GnosisGalleryItem</text:p>
          </table:table-cell>
          <table:table-cell office:value-type="float" office:value="0">
            <text:p>0</text:p>
          </table:table-cell>
          <table:table-cell office:value-type="float" office:value="1">
            <text:p>1</text:p>
          </table:table-cell>
          <table:table-cell office:value-type="string">
            <text:p>The Gallery Item</text:p>
          </table:table-cell>
          <table:table-cell table:number-columns-repeated="1019"/>
        </table:table-row>
        <table:table-row table:style-name="ro1">
          <table:table-cell office:value-type="string">
            <text:p>Gallery Search Item</text:p>
          </table:table-cell>
          <table:table-cell office:value-type="string">
            <text:p>GnosisGallerySearchItem</text:p>
          </table:table-cell>
          <table:table-cell office:value-type="float" office:value="0">
            <text:p>0</text:p>
          </table:table-cell>
          <table:table-cell office:value-type="float" office:value="1">
            <text:p>1</text:p>
          </table:table-cell>
          <table:table-cell office:value-type="string">
            <text:p>The Gallery Search Item always launces a New Search Form</text:p>
          </table:table-cell>
          <table:table-cell table:number-columns-repeated="1019"/>
        </table:table-row>
        <table:table-row table:style-name="ro1">
          <table:table-cell office:value-type="string">
            <text:p>Gallery Document Item</text:p>
          </table:table-cell>
          <table:table-cell office:value-type="string">
            <text:p>GnosisGalleryDocumentItem</text:p>
          </table:table-cell>
          <table:table-cell office:value-type="float" office:value="0">
            <text:p>0</text:p>
          </table:table-cell>
          <table:table-cell office:value-type="float" office:value="1">
            <text:p>1</text:p>
          </table:table-cell>
          <table:table-cell office:value-type="string">
            <text:p>The Gallery Document Item always opens a document</text:p>
          </table:table-cell>
          <table:table-cell table:number-columns-repeated="1019"/>
        </table:table-row>
        <table:table-row table:style-name="ro1">
          <table:table-cell office:value-type="string">
            <text:p>Gallery Dataset Item</text:p>
          </table:table-cell>
          <table:table-cell office:value-type="string">
            <text:p>GnosisGalleryDatasetItem</text:p>
          </table:table-cell>
          <table:table-cell office:value-type="float" office:value="0">
            <text:p>0</text:p>
          </table:table-cell>
          <table:table-cell office:value-type="float" office:value="1">
            <text:p>1</text:p>
          </table:table-cell>
          <table:table-cell office:value-type="string">
            <text:p>The Gallery Items are constructed from rows in a dataset</text:p>
          </table:table-cell>
          <table:table-cell table:number-columns-repeated="1019"/>
        </table:table-row>
        <table:table-row table:style-name="ro1">
          <table:table-cell office:value-type="string">
            <text:p>Gallery Dataset Attribute</text:p>
          </table:table-cell>
          <table:table-cell office:value-type="string">
            <text:p>GnosisGallerySearchAttribute</text:p>
          </table:table-cell>
          <table:table-cell table:number-columns-repeated="2" office:value-type="float" office:value="0">
            <text:p>0</text:p>
          </table:table-cell>
          <table:table-cell office:value-type="string">
            <text:p>Maps to the Dataset Attribute via the Role</text:p>
          </table:table-cell>
          <table:table-cell table:number-columns-repeated="1019"/>
        </table:table-row>
        <table:table-row table:style-name="ro1">
          <table:table-cell office:value-type="string">
            <text:p>Gallery Search Attribute</text:p>
          </table:table-cell>
          <table:table-cell office:value-type="string">
            <text:p>GnosisGallerySearchAttribute</text:p>
          </table:table-cell>
          <table:table-cell table:number-columns-repeated="2" office:value-type="float" office:value="0">
            <text:p>0</text:p>
          </table:table-cell>
          <table:table-cell office:value-type="string">
            <text:p>Maps to the Search Property via the Role</text:p>
          </table:table-cell>
          <table:table-cell table:number-columns-repeated="1019"/>
        </table:table-row>
        <table:table-row table:style-name="ro1">
          <table:table-cell office:value-type="string">
            <text:p>Gallery Document Attribute</text:p>
          </table:table-cell>
          <table:table-cell office:value-type="string">
            <text:p>GnosisGalleryAttribute</text:p>
          </table:table-cell>
          <table:table-cell table:number-columns-repeated="2" office:value-type="float" office:value="0">
            <text:p>0</text:p>
          </table:table-cell>
          <table:table-cell office:value-type="string">
            <text:p>Maps to the Document Attribute via the Role</text:p>
          </table:table-cell>
          <table:table-cell table:number-columns-repeated="1019"/>
        </table:table-row>
        <table:table-row table:style-name="ro2">
          <table:table-cell office:value-type="string">
            <text:p>Split Detail</text:p>
          </table:table-cell>
          <table:table-cell office:value-type="string">
            <text:p>GnosisSplitDetail</text:p>
          </table:table-cell>
          <table:table-cell table:number-columns-repeated="2" office:value-type="float" office:value="0">
            <text:p>0</text:p>
          </table:table-cell>
          <table:table-cell office:value-type="string">
            <text:p>The Split Detail contains Orientation to determine how the Split is handled in Portrait or Landscape modes</text:p>
          </table:table-cell>
          <table:table-cell table:number-columns-repeated="1019"/>
        </table:table-row>
        <table:table-row table:style-name="ro1">
          <table:table-cell office:value-type="string">
            <text:p>Tile Detail</text:p>
          </table:table-cell>
          <table:table-cell office:value-type="string">
            <text:p>GnosisTileDetail</text:p>
          </table:table-cell>
          <table:table-cell table:number-columns-repeated="2" office:value-type="float" office:value="0">
            <text:p>0</text:p>
          </table:table-cell>
          <table:table-cell office:value-type="string">
            <text:p>The Tile Detail contains Orientation to determine how the Tile is handled in Portrait or Landscape modes</text:p>
          </table:table-cell>
          <table:table-cell table:number-columns-repeated="1019"/>
        </table:table-row>
        <table:table-row table:style-name="ro1">
          <table:table-cell office:value-type="string">
            <text:p>Gallery Detail</text:p>
          </table:table-cell>
          <table:table-cell office:value-type="string">
            <text:p>GnosisGalleryDetail</text:p>
          </table:table-cell>
          <table:table-cell table:number-columns-repeated="2" office:value-type="float" office:value="0">
            <text:p>0</text:p>
          </table:table-cell>
          <table:table-cell office:value-type="string">
            <text:p>Determines the Text display length and orientation for the Gallery Direction (Horizontal or Vertical)</text:p>
          </table:table-cell>
          <table:table-cell table:number-columns-repeated="1019"/>
        </table:table-row>
        <table:table-row table:style-name="ro1">
          <table:table-cell office:value-type="string">
            <text:p>Environment Variable</text:p>
          </table:table-cell>
          <table:table-cell office:value-type="string">
            <text:p>GnosisEnvironmentVariable</text:p>
          </table:table-cell>
          <table:table-cell table:number-columns-repeated="2" office:value-type="float" office:value="0">
            <text:p>0</text:p>
          </table:table-cell>
          <table:table-cell office:value-type="string">
            <text:p>A System Environment Variable</text:p>
          </table:table-cell>
          <table:table-cell table:number-columns-repeated="1019"/>
        </table:table-row>
        <table:table-row table:style-name="ro1">
          <table:table-cell office:value-type="string">
            <text:p>Permission Variable</text:p>
          </table:table-cell>
          <table:table-cell office:value-type="string">
            <text:p>GnosisPermissionVariable</text:p>
          </table:table-cell>
          <table:table-cell table:number-columns-repeated="2" office:value-type="float" office:value="0">
            <text:p>0</text:p>
          </table:table-cell>
          <table:table-cell office:value-type="string">
            <text:p>A Permission Variable, is stored per instance</text:p>
          </table:table-cell>
          <table:table-cell table:number-columns-repeated="1019"/>
        </table:table-row>
        <table:table-row table:style-name="ro1">
          <table:table-cell office:value-type="string">
            <text:p>Instance Variable</text:p>
          </table:table-cell>
          <table:table-cell office:value-type="string">
            <text:p>GnosisInstanceVariable</text:p>
          </table:table-cell>
          <table:table-cell table:number-columns-repeated="2" office:value-type="float" office:value="0">
            <text:p>0</text:p>
          </table:table-cell>
          <table:table-cell office:value-type="string">
            <text:p>An Instance Variable, is stored per instance</text:p>
          </table:table-cell>
          <table:table-cell table:number-columns-repeated="1019"/>
        </table:table-row>
        <table:table-row table:style-name="ro1">
          <table:table-cell office:value-type="string">
            <text:p>Connection Document</text:p>
          </table:table-cell>
          <table:table-cell office:value-type="string">
            <text:p>GnosisConnectionDocument</text:p>
          </table:table-cell>
          <table:table-cell table:number-columns-repeated="2" office:value-type="float" office:value="0">
            <text:p>0</text:p>
          </table:table-cell>
          <table:table-cell office:value-type="string">
            <text:p>A Connection Document that is automatically opened by the System</text:p>
          </table:table-cell>
          <table:table-cell table:number-columns-repeated="1019"/>
        </table:table-row>
        <table:table-row table:style-name="ro1">
          <table:table-cell office:value-type="string">
            <text:p>Navigator Document</text:p>
          </table:table-cell>
          <table:table-cell office:value-type="string">
            <text:p>GnosisNavigatorDocument</text:p>
          </table:table-cell>
          <table:table-cell table:number-columns-repeated="2" office:value-type="float" office:value="0">
            <text:p>0</text:p>
          </table:table-cell>
          <table:table-cell office:value-type="string">
            <text:p>A Navigator that is automatically opened by the System</text:p>
          </table:table-cell>
          <table:table-cell table:number-columns-repeated="1019"/>
        </table:table-row>
        <table:table-row table:style-name="ro1">
          <table:table-cell office:value-type="string">
            <text:p>Panel</text:p>
          </table:table-cell>
          <table:table-cell office:value-type="string">
            <text:p>GnosisPanel</text:p>
          </table:table-cell>
          <table:table-cell office:value-type="float" office:value="0">
            <text:p>0</text:p>
          </table:table-cell>
          <table:table-cell office:value-type="float" office:value="1">
            <text:p>1</text:p>
          </table:table-cell>
          <table:table-cell office:value-type="string">
            <text:p>A Panel of a Frame, Search Frame or a Tab</text:p>
          </table:table-cell>
          <table:table-cell table:number-columns-repeated="1019"/>
        </table:table-row>
        <table:table-row table:style-name="ro1">
          <table:table-cell office:value-type="string">
            <text:p>Tab</text:p>
          </table:table-cell>
          <table:table-cell office:value-type="string">
            <text:p>GnosisTab</text:p>
          </table:table-cell>
          <table:table-cell office:value-type="float" office:value="0">
            <text:p>0</text:p>
          </table:table-cell>
          <table:table-cell office:value-type="float" office:value="1">
            <text:p>1</text:p>
          </table:table-cell>
          <table:table-cell office:value-type="string">
            <text:p>Contains Items that are displayed as Tabs</text:p>
          </table:table-cell>
          <table:table-cell table:number-columns-repeated="1019"/>
        </table:table-row>
        <table:table-row table:style-name="ro1">
          <table:table-cell office:value-type="string">
            <text:p>Grid</text:p>
          </table:table-cell>
          <table:table-cell office:value-type="string">
            <text:p>GnosisGrid</text:p>
          </table:table-cell>
          <table:table-cell office:value-type="float" office:value="0">
            <text:p>0</text:p>
          </table:table-cell>
          <table:table-cell office:value-type="float" office:value="1">
            <text:p>1</text:p>
          </table:table-cell>
          <table:table-cell office:value-type="string">
            <text:p>A Control that takes the form of a Table</text:p>
          </table:table-cell>
          <table:table-cell table:number-columns-repeated="1019"/>
        </table:table-row>
        <table:table-row table:style-name="ro1">
          <table:table-cell office:value-type="string">
            <text:p>Search Results Grid</text:p>
          </table:table-cell>
          <table:table-cell office:value-type="string">
            <text:p>GnosisSearchResultsGrid</text:p>
          </table:table-cell>
          <table:table-cell office:value-type="float" office:value="0">
            <text:p>0</text:p>
          </table:table-cell>
          <table:table-cell office:value-type="float" office:value="1">
            <text:p>1</text:p>
          </table:table-cell>
          <table:table-cell office:value-type="string">
            <text:p>A specialisation of a grid that contains only search results</text:p>
          </table:table-cell>
          <table:table-cell table:number-columns-repeated="1019"/>
        </table:table-row>
        <table:table-row table:style-name="ro1">
          <table:table-cell office:value-type="string">
            <text:p>Tree</text:p>
          </table:table-cell>
          <table:table-cell office:value-type="string">
            <text:p>GnosisTree</text:p>
          </table:table-cell>
          <table:table-cell office:value-type="float" office:value="0">
            <text:p>0</text:p>
          </table:table-cell>
          <table:table-cell office:value-type="float" office:value="1">
            <text:p>1</text:p>
          </table:table-cell>
          <table:table-cell office:value-type="string">
            <text:p>A Control that takes the form of a Tree - has fixed Columns</text:p>
          </table:table-cell>
          <table:table-cell table:number-columns-repeated="1019"/>
        </table:table-row>
        <table:table-row table:style-name="ro1">
          <table:table-cell office:value-type="string">
            <text:p>Calendar</text:p>
          </table:table-cell>
          <table:table-cell office:value-type="string">
            <text:p>GnosisCalendar</text:p>
          </table:table-cell>
          <table:table-cell office:value-type="float" office:value="0">
            <text:p>0</text:p>
          </table:table-cell>
          <table:table-cell office:value-type="float" office:value="1">
            <text:p>1</text:p>
          </table:table-cell>
          <table:table-cell office:value-type="string">
            <text:p>A Control that takes the form of a Calendar - has fixed Columns</text:p>
          </table:table-cell>
          <table:table-cell table:number-columns-repeated="1019"/>
        </table:table-row>
        <table:table-row table:style-name="ro1">
          <table:table-cell office:value-type="string">
            <text:p>Tab Item</text:p>
          </table:table-cell>
          <table:table-cell office:value-type="string">
            <text:p>GnosisTabItem</text:p>
          </table:table-cell>
          <table:table-cell office:value-type="float" office:value="0">
            <text:p>0</text:p>
          </table:table-cell>
          <table:table-cell office:value-type="float" office:value="1">
            <text:p>1</text:p>
          </table:table-cell>
          <table:table-cell office:value-type="string">
            <text:p>The specific tab panel for the parent tab control</text:p>
          </table:table-cell>
          <table:table-cell table:number-columns-repeated="1019"/>
        </table:table-row>
        <table:table-row table:style-name="ro1">
          <table:table-cell office:value-type="string">
            <text:p>Button</text:p>
          </table:table-cell>
          <table:table-cell office:value-type="string">
            <text:p>GnosisButton</text:p>
          </table:table-cell>
          <table:table-cell office:value-type="float" office:value="0">
            <text:p>0</text:p>
          </table:table-cell>
          <table:table-cell office:value-type="float" office:value="1">
            <text:p>1</text:p>
          </table:table-cell>
          <table:table-cell office:value-type="string">
            <text:p>A button and performs an action</text:p>
          </table:table-cell>
          <table:table-cell table:number-columns-repeated="1019"/>
        </table:table-row>
        <table:table-row table:style-name="ro1">
          <table:table-cell office:value-type="string">
            <text:p>Toggle Button</text:p>
          </table:table-cell>
          <table:table-cell office:value-type="string">
            <text:p>GnosisToggleButton</text:p>
          </table:table-cell>
          <table:table-cell office:value-type="float" office:value="0">
            <text:p>0</text:p>
          </table:table-cell>
          <table:table-cell office:value-type="float" office:value="1">
            <text:p>1</text:p>
          </table:table-cell>
          <table:table-cell office:value-type="string">
            <text:p>A button and performs an action</text:p>
          </table:table-cell>
          <table:table-cell table:number-columns-repeated="1019"/>
        </table:table-row>
        <table:table-row table:style-name="ro1">
          <table:table-cell office:value-type="string">
            <text:p>Menu Button</text:p>
          </table:table-cell>
          <table:table-cell office:value-type="string">
            <text:p>GnosisMenuButton</text:p>
          </table:table-cell>
          <table:table-cell office:value-type="float" office:value="0">
            <text:p>0</text:p>
          </table:table-cell>
          <table:table-cell office:value-type="float" office:value="1">
            <text:p>1</text:p>
          </table:table-cell>
          <table:table-cell office:value-type="string">
            <text:p>A button that displays a list of menu items</text:p>
          </table:table-cell>
          <table:table-cell table:number-columns-repeated="1019"/>
        </table:table-row>
        <table:table-row table:style-name="ro1">
          <table:table-cell office:value-type="string">
            <text:p>Menu</text:p>
          </table:table-cell>
          <table:table-cell office:value-type="string">
            <text:p>GnosisMenu</text:p>
          </table:table-cell>
          <table:table-cell office:value-type="float" office:value="0">
            <text:p>0</text:p>
          </table:table-cell>
          <table:table-cell office:value-type="float" office:value="1">
            <text:p>1</text:p>
          </table:table-cell>
          <table:table-cell office:value-type="string">
            <text:p>A Menu</text:p>
          </table:table-cell>
          <table:table-cell table:number-columns-repeated="1019"/>
        </table:table-row>
        <table:table-row table:style-name="ro1">
          <table:table-cell office:value-type="string">
            <text:p>Menu Item</text:p>
          </table:table-cell>
          <table:table-cell office:value-type="string">
            <text:p>GnosisMenuItem</text:p>
          </table:table-cell>
          <table:table-cell office:value-type="float" office:value="0">
            <text:p>0</text:p>
          </table:table-cell>
          <table:table-cell office:value-type="float" office:value="1">
            <text:p>1</text:p>
          </table:table-cell>
          <table:table-cell office:value-type="string">
            <text:p>A Menu Item of a Menu or Menu Button</text:p>
          </table:table-cell>
          <table:table-cell table:number-columns-repeated="1019"/>
        </table:table-row>
        <table:table-row table:style-name="ro1">
          <table:table-cell office:value-type="string">
            <text:p>Toggle Menu Item</text:p>
          </table:table-cell>
          <table:table-cell office:value-type="string">
            <text:p>GnosisToggleMenuItem</text:p>
          </table:table-cell>
          <table:table-cell office:value-type="float" office:value="0">
            <text:p>0</text:p>
          </table:table-cell>
          <table:table-cell office:value-type="float" office:value="1">
            <text:p>1</text:p>
          </table:table-cell>
          <table:table-cell office:value-type="string">
            <text:p>A Toggle Menu Item of a Menu or Menu Button</text:p>
          </table:table-cell>
          <table:table-cell table:number-columns-repeated="1019"/>
        </table:table-row>
        <table:table-row table:style-name="ro1">
          <table:table-cell office:value-type="string">
            <text:p>Message Grid</text:p>
          </table:table-cell>
          <table:table-cell office:value-type="string">
            <text:p>GnosisMessageGrid</text:p>
          </table:table-cell>
          <table:table-cell office:value-type="float" office:value="0">
            <text:p>0</text:p>
          </table:table-cell>
          <table:table-cell office:value-type="float" office:value="1">
            <text:p>1</text:p>
          </table:table-cell>
          <table:table-cell office:value-type="string">
            <text:p>A Grid that displays Messages from Create, Update, Delete and Search actions</text:p>
          </table:table-cell>
          <table:table-cell table:number-columns-repeated="1019"/>
        </table:table-row>
        <table:table-row table:style-name="ro1">
          <table:table-cell office:value-type="string">
            <text:p>Unsaved Grid</text:p>
          </table:table-cell>
          <table:table-cell office:value-type="string">
            <text:p>GnosisUnsavedGrid</text:p>
          </table:table-cell>
          <table:table-cell office:value-type="float" office:value="0">
            <text:p>0</text:p>
          </table:table-cell>
          <table:table-cell office:value-type="float" office:value="1">
            <text:p>1</text:p>
          </table:table-cell>
          <table:table-cell office:value-type="string">
            <text:p>A Grid that displays unsaved documents</text:p>
          </table:table-cell>
          <table:table-cell table:number-columns-repeated="1019"/>
        </table:table-row>
        <table:table-row table:style-name="ro1">
          <table:table-cell office:value-type="string">
            <text:p>System Layout Area</text:p>
          </table:table-cell>
          <table:table-cell office:value-type="string">
            <text:p>GnosisSystemLayoutArea</text:p>
          </table:table-cell>
          <table:table-cell office:value-type="float" office:value="0">
            <text:p>0</text:p>
          </table:table-cell>
          <table:table-cell office:value-type="float" office:value="1">
            <text:p>1</text:p>
          </table:table-cell>
          <table:table-cell office:value-type="string">
            <text:p>An Area Control that manages the System Layout</text:p>
          </table:table-cell>
          <table:table-cell table:number-columns-repeated="1019"/>
        </table:table-row>
        <table:table-row table:style-name="ro1">
          <table:table-cell office:value-type="string">
            <text:p>Text Column</text:p>
          </table:table-cell>
          <table:table-cell office:value-type="string">
            <text:p>GnosisTextColumn</text:p>
          </table:table-cell>
          <table:table-cell office:value-type="float" office:value="0">
            <text:p>0</text:p>
          </table:table-cell>
          <table:table-cell office:value-type="float" office:value="1">
            <text:p>1</text:p>
          </table:table-cell>
          <table:table-cell office:value-type="string">
            <text:p>A Text Column</text:p>
          </table:table-cell>
          <table:table-cell table:number-columns-repeated="1019"/>
        </table:table-row>
        <table:table-row table:style-name="ro1">
          <table:table-cell office:value-type="string">
            <text:p>Number Column</text:p>
          </table:table-cell>
          <table:table-cell office:value-type="string">
            <text:p>GnosisNumberColumn</text:p>
          </table:table-cell>
          <table:table-cell office:value-type="float" office:value="0">
            <text:p>0</text:p>
          </table:table-cell>
          <table:table-cell office:value-type="float" office:value="1">
            <text:p>1</text:p>
          </table:table-cell>
          <table:table-cell office:value-type="string">
            <text:p>A Number Column</text:p>
          </table:table-cell>
          <table:table-cell table:number-columns-repeated="1019"/>
        </table:table-row>
        <table:table-row table:style-name="ro1">
          <table:table-cell office:value-type="string">
            <text:p>Date Time Column</text:p>
          </table:table-cell>
          <table:table-cell office:value-type="string">
            <text:p>GnosisDateTimeColumn</text:p>
          </table:table-cell>
          <table:table-cell office:value-type="float" office:value="0">
            <text:p>0</text:p>
          </table:table-cell>
          <table:table-cell office:value-type="float" office:value="1">
            <text:p>1</text:p>
          </table:table-cell>
          <table:table-cell office:value-type="string">
            <text:p>An updateable date &amp; time column with date &amp; time picker</text:p>
          </table:table-cell>
          <table:table-cell table:number-columns-repeated="1019"/>
        </table:table-row>
        <table:table-row table:style-name="ro1">
          <table:table-cell office:value-type="string">
            <text:p>Date Column</text:p>
          </table:table-cell>
          <table:table-cell office:value-type="string">
            <text:p>GnosisDateColumn</text:p>
          </table:table-cell>
          <table:table-cell office:value-type="float" office:value="0">
            <text:p>0</text:p>
          </table:table-cell>
          <table:table-cell office:value-type="float" office:value="1">
            <text:p>1</text:p>
          </table:table-cell>
          <table:table-cell office:value-type="string">
            <text:p>An updateable date column with date picker</text:p>
          </table:table-cell>
          <table:table-cell table:number-columns-repeated="1019"/>
        </table:table-row>
        <table:table-row table:style-name="ro1">
          <table:table-cell office:value-type="string">
            <text:p>Link Column</text:p>
          </table:table-cell>
          <table:table-cell office:value-type="string">
            <text:p>GnosisLinkColumn</text:p>
          </table:table-cell>
          <table:table-cell office:value-type="float" office:value="0">
            <text:p>0</text:p>
          </table:table-cell>
          <table:table-cell office:value-type="float" office:value="1">
            <text:p>1</text:p>
          </table:table-cell>
          <table:table-cell office:value-type="string">
            <text:p>A column that (hyper)links to open another document and can be changed by following a search picker</text:p>
          </table:table-cell>
          <table:table-cell table:number-columns-repeated="1019"/>
        </table:table-row>
        <table:table-row table:style-name="ro1">
          <table:table-cell office:value-type="string">
            <text:p>List Column</text:p>
          </table:table-cell>
          <table:table-cell office:value-type="string">
            <text:p>GnosisListColumn</text:p>
          </table:table-cell>
          <table:table-cell office:value-type="float" office:value="0">
            <text:p>0</text:p>
          </table:table-cell>
          <table:table-cell office:value-type="float" office:value="1">
            <text:p>1</text:p>
          </table:table-cell>
          <table:table-cell office:value-type="string">
            <text:p>A column of lists of selectable options</text:p>
          </table:table-cell>
          <table:table-cell table:number-columns-repeated="1019"/>
        </table:table-row>
        <table:table-row table:style-name="ro1">
          <table:table-cell office:value-type="string">
            <text:p>Combo Column</text:p>
          </table:table-cell>
          <table:table-cell office:value-type="string">
            <text:p>GnosisComboColumn</text:p>
          </table:table-cell>
          <table:table-cell office:value-type="float" office:value="0">
            <text:p>0</text:p>
          </table:table-cell>
          <table:table-cell office:value-type="float" office:value="1">
            <text:p>1</text:p>
          </table:table-cell>
          <table:table-cell office:value-type="string">
            <text:p>A Combo column with a list of selectable options</text:p>
          </table:table-cell>
          <table:table-cell table:number-columns-repeated="1019"/>
        </table:table-row>
        <table:table-row table:style-name="ro1">
          <table:table-cell office:value-type="string">
            <text:p>Check Column</text:p>
          </table:table-cell>
          <table:table-cell office:value-type="string">
            <text:p>GnosisCheckColumn</text:p>
          </table:table-cell>
          <table:table-cell office:value-type="float" office:value="0">
            <text:p>0</text:p>
          </table:table-cell>
          <table:table-cell office:value-type="float" office:value="1">
            <text:p>1</text:p>
          </table:table-cell>
          <table:table-cell office:value-type="string">
            <text:p>A checkbox column</text:p>
          </table:table-cell>
          <table:table-cell table:number-columns-repeated="1019"/>
        </table:table-row>
        <table:table-row table:style-name="ro1">
          <table:table-cell office:value-type="string">
            <text:p>Text Results</text:p>
          </table:table-cell>
          <table:table-cell office:value-type="string">
            <text:p>GnosisTextResults</text:p>
          </table:table-cell>
          <table:table-cell office:value-type="float" office:value="0">
            <text:p>0</text:p>
          </table:table-cell>
          <table:table-cell office:value-type="float" office:value="1">
            <text:p>1</text:p>
          </table:table-cell>
          <table:table-cell office:value-type="string">
            <text:p>A Text Results</text:p>
          </table:table-cell>
          <table:table-cell table:number-columns-repeated="1019"/>
        </table:table-row>
        <table:table-row table:style-name="ro1">
          <table:table-cell office:value-type="string">
            <text:p>Number Results</text:p>
          </table:table-cell>
          <table:table-cell office:value-type="string">
            <text:p>GnosisNumberResults</text:p>
          </table:table-cell>
          <table:table-cell office:value-type="float" office:value="0">
            <text:p>0</text:p>
          </table:table-cell>
          <table:table-cell office:value-type="float" office:value="1">
            <text:p>1</text:p>
          </table:table-cell>
          <table:table-cell office:value-type="string">
            <text:p>A Number Results</text:p>
          </table:table-cell>
          <table:table-cell table:number-columns-repeated="1019"/>
        </table:table-row>
        <table:table-row table:style-name="ro1">
          <table:table-cell office:value-type="string">
            <text:p>Date Time Results</text:p>
          </table:table-cell>
          <table:table-cell office:value-type="string">
            <text:p>GnosisDateTimeResults</text:p>
          </table:table-cell>
          <table:table-cell office:value-type="float" office:value="0">
            <text:p>0</text:p>
          </table:table-cell>
          <table:table-cell office:value-type="float" office:value="1">
            <text:p>1</text:p>
          </table:table-cell>
          <table:table-cell office:value-type="string">
            <text:p>An udate &amp; time Results</text:p>
          </table:table-cell>
          <table:table-cell table:number-columns-repeated="1019"/>
        </table:table-row>
        <table:table-row table:style-name="ro1">
          <table:table-cell office:value-type="string">
            <text:p>Date Results</text:p>
          </table:table-cell>
          <table:table-cell office:value-type="string">
            <text:p>GnosisDateResults</text:p>
          </table:table-cell>
          <table:table-cell office:value-type="float" office:value="0">
            <text:p>0</text:p>
          </table:table-cell>
          <table:table-cell office:value-type="float" office:value="1">
            <text:p>1</text:p>
          </table:table-cell>
          <table:table-cell office:value-type="string">
            <text:p>A date Results</text:p>
          </table:table-cell>
          <table:table-cell table:number-columns-repeated="1019"/>
        </table:table-row>
        <table:table-row table:style-name="ro1">
          <table:table-cell office:value-type="string">
            <text:p>Check Results</text:p>
          </table:table-cell>
          <table:table-cell office:value-type="string">
            <text:p>GnosisCheckResults</text:p>
          </table:table-cell>
          <table:table-cell office:value-type="float" office:value="0">
            <text:p>0</text:p>
          </table:table-cell>
          <table:table-cell office:value-type="float" office:value="1">
            <text:p>1</text:p>
          </table:table-cell>
          <table:table-cell office:value-type="string">
            <text:p>A checkbox Results</text:p>
          </table:table-cell>
          <table:table-cell table:number-columns-repeated="1019"/>
        </table:table-row>
        <table:table-row table:style-name="ro1">
          <table:table-cell office:value-type="string">
            <text:p>Text Field</text:p>
          </table:table-cell>
          <table:table-cell office:value-type="string">
            <text:p>GnosisTextField</text:p>
          </table:table-cell>
          <table:table-cell office:value-type="float" office:value="0">
            <text:p>0</text:p>
          </table:table-cell>
          <table:table-cell office:value-type="float" office:value="1">
            <text:p>1</text:p>
          </table:table-cell>
          <table:table-cell office:value-type="string">
            <text:p>A text field</text:p>
          </table:table-cell>
          <table:table-cell table:number-columns-repeated="1019"/>
        </table:table-row>
        <table:table-row table:style-name="ro1">
          <table:table-cell office:value-type="string">
            <text:p>Number Field</text:p>
          </table:table-cell>
          <table:table-cell office:value-type="string">
            <text:p>GnosisNumberField</text:p>
          </table:table-cell>
          <table:table-cell office:value-type="float" office:value="0">
            <text:p>0</text:p>
          </table:table-cell>
          <table:table-cell office:value-type="float" office:value="1">
            <text:p>1</text:p>
          </table:table-cell>
          <table:table-cell office:value-type="string">
            <text:p>A Number field</text:p>
          </table:table-cell>
          <table:table-cell table:number-columns-repeated="1019"/>
        </table:table-row>
        <table:table-row table:style-name="ro1">
          <table:table-cell office:value-type="string">
            <text:p>Date Time Field</text:p>
          </table:table-cell>
          <table:table-cell office:value-type="string">
            <text:p>GnosisDateTimeField</text:p>
          </table:table-cell>
          <table:table-cell office:value-type="float" office:value="0">
            <text:p>0</text:p>
          </table:table-cell>
          <table:table-cell office:value-type="float" office:value="1">
            <text:p>1</text:p>
          </table:table-cell>
          <table:table-cell office:value-type="string">
            <text:p>An updateable date &amp; time field with date &amp; time picker</text:p>
          </table:table-cell>
          <table:table-cell table:number-columns-repeated="1019"/>
        </table:table-row>
        <table:table-row table:style-name="ro1">
          <table:table-cell office:value-type="string">
            <text:p>Date Field</text:p>
          </table:table-cell>
          <table:table-cell office:value-type="string">
            <text:p>GnosisDateField</text:p>
          </table:table-cell>
          <table:table-cell office:value-type="float" office:value="0">
            <text:p>0</text:p>
          </table:table-cell>
          <table:table-cell office:value-type="float" office:value="1">
            <text:p>1</text:p>
          </table:table-cell>
          <table:table-cell office:value-type="string">
            <text:p>An updateable date field with date picker</text:p>
          </table:table-cell>
          <table:table-cell table:number-columns-repeated="1019"/>
        </table:table-row>
        <table:table-row table:style-name="ro1">
          <table:table-cell office:value-type="string">
            <text:p>Link Field</text:p>
          </table:table-cell>
          <table:table-cell office:value-type="string">
            <text:p>GnosisLinkField</text:p>
          </table:table-cell>
          <table:table-cell office:value-type="float" office:value="0">
            <text:p>0</text:p>
          </table:table-cell>
          <table:table-cell office:value-type="float" office:value="1">
            <text:p>1</text:p>
          </table:table-cell>
          <table:table-cell office:value-type="string">
            <text:p>A Field that (hyper)links to open another document and can be changed by following a search picker</text:p>
          </table:table-cell>
          <table:table-cell table:number-columns-repeated="1019"/>
        </table:table-row>
        <table:table-row table:style-name="ro1">
          <table:table-cell office:value-type="string">
            <text:p>List Field</text:p>
          </table:table-cell>
          <table:table-cell office:value-type="string">
            <text:p>GnosisListField</text:p>
          </table:table-cell>
          <table:table-cell office:value-type="float" office:value="0">
            <text:p>0</text:p>
          </table:table-cell>
          <table:table-cell office:value-type="float" office:value="1">
            <text:p>1</text:p>
          </table:table-cell>
          <table:table-cell office:value-type="string">
            <text:p>A list of selectable options</text:p>
          </table:table-cell>
          <table:table-cell table:number-columns-repeated="1019"/>
        </table:table-row>
        <table:table-row table:style-name="ro1">
          <table:table-cell office:value-type="string">
            <text:p>Combo Field</text:p>
          </table:table-cell>
          <table:table-cell office:value-type="string">
            <text:p>GnosisComboField</text:p>
          </table:table-cell>
          <table:table-cell office:value-type="float" office:value="0">
            <text:p>0</text:p>
          </table:table-cell>
          <table:table-cell office:value-type="float" office:value="1">
            <text:p>1</text:p>
          </table:table-cell>
          <table:table-cell office:value-type="string">
            <text:p>A Combo field with a list of selectable options</text:p>
          </table:table-cell>
          <table:table-cell table:number-columns-repeated="1019"/>
        </table:table-row>
        <table:table-row table:style-name="ro1">
          <table:table-cell office:value-type="string">
            <text:p>Radio Group</text:p>
          </table:table-cell>
          <table:table-cell office:value-type="string">
            <text:p>GnosisRadioGroup</text:p>
          </table:table-cell>
          <table:table-cell office:value-type="float" office:value="0">
            <text:p>0</text:p>
          </table:table-cell>
          <table:table-cell office:value-type="float" office:value="1">
            <text:p>1</text:p>
          </table:table-cell>
          <table:table-cell office:value-type="string">
            <text:p>A group of Radio controls that are mutually exclusive</text:p>
          </table:table-cell>
          <table:table-cell table:number-columns-repeated="1019"/>
        </table:table-row>
        <table:table-row table:style-name="ro1">
          <table:table-cell office:value-type="string">
            <text:p>Check Group</text:p>
          </table:table-cell>
          <table:table-cell office:value-type="string">
            <text:p>GnosisCheckGroup</text:p>
          </table:table-cell>
          <table:table-cell office:value-type="float" office:value="0">
            <text:p>0</text:p>
          </table:table-cell>
          <table:table-cell office:value-type="float" office:value="1">
            <text:p>1</text:p>
          </table:table-cell>
          <table:table-cell office:value-type="string">
            <text:p>A group of Check controls that are mutually exclusive</text:p>
          </table:table-cell>
          <table:table-cell table:number-columns-repeated="1019"/>
        </table:table-row>
        <table:table-row table:style-name="ro1">
          <table:table-cell office:value-type="string">
            <text:p>Toggle Button Group</text:p>
          </table:table-cell>
          <table:table-cell office:value-type="string">
            <text:p>GnosisToggleButtonGroup</text:p>
          </table:table-cell>
          <table:table-cell office:value-type="float" office:value="0">
            <text:p>0</text:p>
          </table:table-cell>
          <table:table-cell office:value-type="float" office:value="1">
            <text:p>1</text:p>
          </table:table-cell>
          <table:table-cell office:value-type="string">
            <text:p>A group of Button controls that are mutually exclusive</text:p>
          </table:table-cell>
          <table:table-cell table:number-columns-repeated="1019"/>
        </table:table-row>
        <table:table-row table:style-name="ro1">
          <table:table-cell office:value-type="string">
            <text:p>Toggle Menu Group</text:p>
          </table:table-cell>
          <table:table-cell office:value-type="string">
            <text:p>GnosisToggleMenuGroup</text:p>
          </table:table-cell>
          <table:table-cell office:value-type="float" office:value="0">
            <text:p>0</text:p>
          </table:table-cell>
          <table:table-cell office:value-type="float" office:value="1">
            <text:p>1</text:p>
          </table:table-cell>
          <table:table-cell office:value-type="string">
            <text:p>A group of Toggle Menu options that are mutually exclusive</text:p>
          </table:table-cell>
          <table:table-cell table:number-columns-repeated="1019"/>
        </table:table-row>
        <table:table-row table:style-name="ro1">
          <table:table-cell office:value-type="string">
            <text:p>Check Field</text:p>
          </table:table-cell>
          <table:table-cell office:value-type="string">
            <text:p>GnosisCheckField</text:p>
          </table:table-cell>
          <table:table-cell office:value-type="float" office:value="0">
            <text:p>0</text:p>
          </table:table-cell>
          <table:table-cell office:value-type="float" office:value="1">
            <text:p>1</text:p>
          </table:table-cell>
          <table:table-cell office:value-type="string">
            <text:p>A checkbox</text:p>
          </table:table-cell>
          <table:table-cell table:number-columns-repeated="1019"/>
        </table:table-row>
        <table:table-row table:style-name="ro1">
          <table:table-cell office:value-type="string">
            <text:p>Radio Field</text:p>
          </table:table-cell>
          <table:table-cell office:value-type="string">
            <text:p>GnosisRadioField</text:p>
          </table:table-cell>
          <table:table-cell office:value-type="float" office:value="0">
            <text:p>0</text:p>
          </table:table-cell>
          <table:table-cell office:value-type="float" office:value="1">
            <text:p>1</text:p>
          </table:table-cell>
          <table:table-cell office:value-type="string">
            <text:p>A radio field</text:p>
          </table:table-cell>
          <table:table-cell table:number-columns-repeated="1019"/>
        </table:table-row>
        <table:table-row table:style-name="ro1">
          <table:table-cell office:value-type="string">
            <text:p>Text Area</text:p>
          </table:table-cell>
          <table:table-cell office:value-type="string">
            <text:p>GnosisTextArea</text:p>
          </table:table-cell>
          <table:table-cell office:value-type="float" office:value="0">
            <text:p>0</text:p>
          </table:table-cell>
          <table:table-cell office:value-type="float" office:value="1">
            <text:p>1</text:p>
          </table:table-cell>
          <table:table-cell office:value-type="string">
            <text:p>A text area field</text:p>
          </table:table-cell>
          <table:table-cell table:number-columns-repeated="1019"/>
        </table:table-row>
        <table:table-row table:style-name="ro1">
          <table:table-cell office:value-type="string">
            <text:p>Label Field</text:p>
          </table:table-cell>
          <table:table-cell office:value-type="string">
            <text:p>GnosisLabelField</text:p>
          </table:table-cell>
          <table:table-cell office:value-type="float" office:value="0">
            <text:p>0</text:p>
          </table:table-cell>
          <table:table-cell office:value-type="float" office:value="1">
            <text:p>1</text:p>
          </table:table-cell>
          <table:table-cell office:value-type="string">
            <text:p>A display text that is not editable</text:p>
          </table:table-cell>
          <table:table-cell table:number-columns-repeated="1019"/>
        </table:table-row>
        <table:table-row table:style-name="ro1">
          <table:table-cell office:value-type="string">
            <text:p>Generic Menu</text:p>
          </table:table-cell>
          <table:table-cell office:value-type="string">
            <text:p>GnosisGenericMenu</text:p>
          </table:table-cell>
          <table:table-cell table:number-columns-repeated="2" office:value-type="float" office:value="0">
            <text:p>0</text:p>
          </table:table-cell>
          <table:table-cell office:value-type="string">
            <text:p>A Generic Menu that is composed of Items</text:p>
          </table:table-cell>
          <table:table-cell table:number-columns-repeated="1019"/>
        </table:table-row>
        <table:table-row table:style-name="ro1">
          <table:table-cell office:value-type="string">
            <text:p>Generic Menu Item</text:p>
          </table:table-cell>
          <table:table-cell office:value-type="string">
            <text:p>GnosisGenericMenuItem</text:p>
          </table:table-cell>
          <table:table-cell table:number-columns-repeated="2" office:value-type="float" office:value="0">
            <text:p>0</text:p>
          </table:table-cell>
          <table:table-cell office:value-type="string">
            <text:p>A list of Menu Items for the Generic Menu</text:p>
          </table:table-cell>
          <table:table-cell table:number-columns-repeated="1019"/>
        </table:table-row>
        <table:table-row table:style-name="ro1">
          <table:table-cell office:value-type="string">
            <text:p>Generic Toggle Menu Item</text:p>
          </table:table-cell>
          <table:table-cell office:value-type="string">
            <text:p>GnosisGenericToggleMenuItem</text:p>
          </table:table-cell>
          <table:table-cell table:number-columns-repeated="2" office:value-type="float" office:value="0">
            <text:p>0</text:p>
          </table:table-cell>
          <table:table-cell office:value-type="string">
            <text:p>A Menu Item that toggles</text:p>
          </table:table-cell>
          <table:table-cell table:number-columns-repeated="1019"/>
        </table:table-row>
        <table:table-row table:style-name="ro1">
          <table:table-cell office:value-type="string">
            <text:p>Generic Menu Group</text:p>
          </table:table-cell>
          <table:table-cell office:value-type="string">
            <text:p>GnosisGenericMenuGroup</text:p>
          </table:table-cell>
          <table:table-cell table:number-columns-repeated="2" office:value-type="float" office:value="0">
            <text:p>0</text:p>
          </table:table-cell>
          <table:table-cell office:value-type="string">
            <text:p>A group of menu options determined by a List Type</text:p>
          </table:table-cell>
          <table:table-cell table:number-columns-repeated="1019"/>
        </table:table-row>
        <table:table-row table:style-name="ro1">
          <table:table-cell office:value-type="string">
            <text:p>New Menu Item</text:p>
          </table:table-cell>
          <table:table-cell office:value-type="string">
            <text:p>GnosisNewMenuItem</text:p>
          </table:table-cell>
          <table:table-cell table:number-columns-repeated="2" office:value-type="float" office:value="0">
            <text:p>0</text:p>
          </table:table-cell>
          <table:table-cell office:value-type="string">
            <text:p>A New Menu Item that is activated from the "New" Menu</text:p>
          </table:table-cell>
          <table:table-cell table:number-columns-repeated="1019"/>
        </table:table-row>
        <table:table-row table:style-name="ro1">
          <table:table-cell office:value-type="string">
            <text:p>Link Entity</text:p>
          </table:table-cell>
          <table:table-cell office:value-type="string">
            <text:p>GnosisLinkEntity</text:p>
          </table:table-cell>
          <table:table-cell table:number-columns-repeated="2" office:value-type="float" office:value="0">
            <text:p>0</text:p>
          </table:table-cell>
          <table:table-cell office:value-type="string">
            <text:p>Defines the allowable Entities for the Link Field</text:p>
          </table:table-cell>
          <table:table-cell table:number-columns-repeated="1019"/>
        </table:table-row>
        <table:table-row table:style-name="ro1">
          <table:table-cell office:value-type="string">
            <text:p>Link Attribute</text:p>
          </table:table-cell>
          <table:table-cell office:value-type="string">
            <text:p>GnosisLinkAttribute</text:p>
          </table:table-cell>
          <table:table-cell table:number-columns-repeated="2" office:value-type="float" office:value="0">
            <text:p>0</text:p>
          </table:table-cell>
          <table:table-cell office:value-type="string">
            <text:p>Points to an Dataset Item Attribute that performs a role for the linked field</text:p>
          </table:table-cell>
          <table:table-cell table:number-columns-repeated="1019"/>
        </table:table-row>
        <table:table-row table:style-name="ro1">
          <table:table-cell office:value-type="string">
            <text:p>Link Button</text:p>
          </table:table-cell>
          <table:table-cell office:value-type="string">
            <text:p>GnosisLinkButton</text:p>
          </table:table-cell>
          <table:table-cell office:value-type="float" office:value="0">
            <text:p>0</text:p>
          </table:table-cell>
          <table:table-cell office:value-type="float" office:value="1">
            <text:p>1</text:p>
          </table:table-cell>
          <table:table-cell office:value-type="string">
            <text:p>A Button that is part of a Link Field or Link Column that opens a search picker</text:p>
          </table:table-cell>
          <table:table-cell table:number-columns-repeated="1019"/>
        </table:table-row>
        <table:table-row table:style-name="ro1">
          <table:table-cell office:value-type="string">
            <text:p>Link Menu Button</text:p>
          </table:table-cell>
          <table:table-cell office:value-type="string">
            <text:p>GnosisLinkMenuButton</text:p>
          </table:table-cell>
          <table:table-cell office:value-type="float" office:value="0">
            <text:p>0</text:p>
          </table:table-cell>
          <table:table-cell office:value-type="float" office:value="1">
            <text:p>1</text:p>
          </table:table-cell>
          <table:table-cell office:value-type="string">
            <text:p>A Menu Button that is part of a Link Field that opens a list of menu items</text:p>
          </table:table-cell>
          <table:table-cell table:number-columns-repeated="1019"/>
        </table:table-row>
        <table:table-row table:style-name="ro1">
          <table:table-cell office:value-type="string">
            <text:p>Link Button Item</text:p>
          </table:table-cell>
          <table:table-cell office:value-type="string">
            <text:p>GnosisLinkButtonItem</text:p>
          </table:table-cell>
          <table:table-cell office:value-type="float" office:value="0">
            <text:p>0</text:p>
          </table:table-cell>
          <table:table-cell office:value-type="float" office:value="1">
            <text:p>1</text:p>
          </table:table-cell>
          <table:table-cell office:value-type="string">
            <text:p>A Button Item that is part of a Link Field Menu Button that opens a search picker</text:p>
          </table:table-cell>
          <table:table-cell table:number-columns-repeated="1019"/>
        </table:table-row>
        <table:table-row table:style-name="ro2">
          <table:table-cell office:value-type="string">
            <text:p>Link Perspective</text:p>
          </table:table-cell>
          <table:table-cell office:value-type="string">
            <text:p>GnosisLinkPerspective</text:p>
          </table:table-cell>
          <table:table-cell table:number-columns-repeated="2" office:value-type="float" office:value="0">
            <text:p>0</text:p>
          </table:table-cell>
          <table:table-cell office:value-type="string">
            <text:p>A link to the Dataset Item that is used for the perspective of the Entity, when being displayed as a reference on another Entity. <text:s/>Used in particular for drag and drop.</text:p>
          </table:table-cell>
          <table:table-cell table:number-columns-repeated="1019"/>
        </table:table-row>
        <table:table-row table:style-name="ro1">
          <table:table-cell office:value-type="string">
            <text:p>Combo Attribute</text:p>
          </table:table-cell>
          <table:table-cell office:value-type="string">
            <text:p>GnosisComboAttribute</text:p>
          </table:table-cell>
          <table:table-cell table:number-columns-repeated="2" office:value-type="float" office:value="0">
            <text:p>0</text:p>
          </table:table-cell>
          <table:table-cell office:value-type="string">
            <text:p>A link between the Combo field and Dataset Item</text:p>
          </table:table-cell>
          <table:table-cell table:number-columns-repeated="1019"/>
        </table:table-row>
        <table:table-row table:style-name="ro1">
          <table:table-cell office:value-type="string">
            <text:p>Search Results Attribute</text:p>
          </table:table-cell>
          <table:table-cell office:value-type="string">
            <text:p>GnosisSearchResultsAttribute</text:p>
          </table:table-cell>
          <table:table-cell table:number-columns-repeated="2" office:value-type="float" office:value="0">
            <text:p>0</text:p>
          </table:table-cell>
          <table:table-cell office:value-type="string">
            <text:p>Points to an Dataset Item Attribute that performs a role for the Search Results</text:p>
          </table:table-cell>
          <table:table-cell table:number-columns-repeated="1019"/>
        </table:table-row>
        <table:table-row table:style-name="ro1">
          <table:table-cell office:value-type="string">
            <text:p>Grid Button</text:p>
          </table:table-cell>
          <table:table-cell office:value-type="string">
            <text:p>GnosisGridButton</text:p>
          </table:table-cell>
          <table:table-cell office:value-type="float" office:value="0">
            <text:p>0</text:p>
          </table:table-cell>
          <table:table-cell office:value-type="float" office:value="1">
            <text:p>1</text:p>
          </table:table-cell>
          <table:table-cell office:value-type="string">
            <text:p>A Button that performs an action on a Grid Dataset</text:p>
          </table:table-cell>
          <table:table-cell table:number-columns-repeated="1019"/>
        </table:table-row>
        <table:table-row table:style-name="ro1">
          <table:table-cell office:value-type="string">
            <text:p>Grid Menu Button</text:p>
          </table:table-cell>
          <table:table-cell office:value-type="string">
            <text:p>GnosisGridMenuButton</text:p>
          </table:table-cell>
          <table:table-cell office:value-type="float" office:value="0">
            <text:p>0</text:p>
          </table:table-cell>
          <table:table-cell office:value-type="float" office:value="1">
            <text:p>1</text:p>
          </table:table-cell>
          <table:table-cell office:value-type="string">
            <text:p>A Menu Button that has Menu Items that perform actions on a Grid</text:p>
          </table:table-cell>
          <table:table-cell table:number-columns-repeated="1019"/>
        </table:table-row>
        <table:table-row table:style-name="ro1">
          <table:table-cell office:value-type="string">
            <text:p>Grid Button Item</text:p>
          </table:table-cell>
          <table:table-cell office:value-type="string">
            <text:p>GnosisGridButtonItem</text:p>
          </table:table-cell>
          <table:table-cell office:value-type="float" office:value="0">
            <text:p>0</text:p>
          </table:table-cell>
          <table:table-cell office:value-type="float" office:value="1">
            <text:p>1</text:p>
          </table:table-cell>
          <table:table-cell office:value-type="string">
            <text:p>A Button Item that performs an action on a Grid Dataset</text:p>
          </table:table-cell>
          <table:table-cell table:number-columns-repeated="1019"/>
        </table:table-row>
        <table:table-row table:style-name="ro2">
          <table:table-cell office:value-type="string">
            <text:p>Filter</text:p>
          </table:table-cell>
          <table:table-cell office:value-type="string">
            <text:p>GnosisFilter</text:p>
          </table:table-cell>
          <table:table-cell table:number-columns-repeated="2" office:value-type="float" office:value="0">
            <text:p>0</text:p>
          </table:table-cell>
          <table:table-cell office:value-type="string">
            <text:p>The Parent Control list is filtered by the dataset item that this control points to, eg. the Combo lists a subset of Cached rows, the subset filters are defined by the dataset item</text:p>
          </table:table-cell>
          <table:table-cell table:number-columns-repeated="1019"/>
        </table:table-row>
        <table:table-row table:style-name="ro1">
          <table:table-cell office:value-type="string">
            <text:p>Tree Attribute</text:p>
          </table:table-cell>
          <table:table-cell office:value-type="string">
            <text:p>GnosisTreeAttribute</text:p>
          </table:table-cell>
          <table:table-cell table:number-columns-repeated="2" office:value-type="float" office:value="0">
            <text:p>0</text:p>
          </table:table-cell>
          <table:table-cell office:value-type="string">
            <text:p>A Node Attribute of a Tree</text:p>
          </table:table-cell>
          <table:table-cell table:number-columns-repeated="1019"/>
        </table:table-row>
        <table:table-row table:style-name="ro1">
          <table:table-cell office:value-type="string">
            <text:p>Calendar Attribute</text:p>
          </table:table-cell>
          <table:table-cell office:value-type="string">
            <text:p>GnosisCalendarAttribute</text:p>
          </table:table-cell>
          <table:table-cell table:number-columns-repeated="2" office:value-type="float" office:value="0">
            <text:p>0</text:p>
          </table:table-cell>
          <table:table-cell office:value-type="string">
            <text:p>A Time Event Attribute of a Calendar</text:p>
          </table:table-cell>
          <table:table-cell table:number-columns-repeated="1019"/>
        </table:table-row>
        <table:table-row table:style-name="ro1">
          <table:table-cell office:value-type="string">
            <text:p>Calendar Button</text:p>
          </table:table-cell>
          <table:table-cell office:value-type="string">
            <text:p>GnosisCalendarButton</text:p>
          </table:table-cell>
          <table:table-cell office:value-type="float" office:value="0">
            <text:p>0</text:p>
          </table:table-cell>
          <table:table-cell office:value-type="float" office:value="1">
            <text:p>1</text:p>
          </table:table-cell>
          <table:table-cell office:value-type="string">
            <text:p>A Button that performs an action on a Tree Dataset</text:p>
          </table:table-cell>
          <table:table-cell table:number-columns-repeated="1019"/>
        </table:table-row>
        <table:table-row table:style-name="ro1">
          <table:table-cell office:value-type="string">
            <text:p>Calendar Menu Button</text:p>
          </table:table-cell>
          <table:table-cell office:value-type="string">
            <text:p>GnosisCalendarMenuButton</text:p>
          </table:table-cell>
          <table:table-cell office:value-type="float" office:value="0">
            <text:p>0</text:p>
          </table:table-cell>
          <table:table-cell office:value-type="float" office:value="1">
            <text:p>1</text:p>
          </table:table-cell>
          <table:table-cell office:value-type="string">
            <text:p>A Menu Button that has Menu Items that perform actions on a Tree</text:p>
          </table:table-cell>
          <table:table-cell table:number-columns-repeated="1019"/>
        </table:table-row>
        <table:table-row table:style-name="ro1">
          <table:table-cell office:value-type="string">
            <text:p>Calendar Button Item</text:p>
          </table:table-cell>
          <table:table-cell office:value-type="string">
            <text:p>GnosisCalendarButtonItem</text:p>
          </table:table-cell>
          <table:table-cell office:value-type="float" office:value="0">
            <text:p>0</text:p>
          </table:table-cell>
          <table:table-cell office:value-type="float" office:value="1">
            <text:p>1</text:p>
          </table:table-cell>
          <table:table-cell office:value-type="string">
            <text:p>A Button Item that performs an action on a Tree Dataset</text:p>
          </table:table-cell>
          <table:table-cell table:number-columns-repeated="1019"/>
        </table:table-row>
        <table:table-row table:style-name="ro1">
          <table:table-cell office:value-type="string">
            <text:p>Tree Button</text:p>
          </table:table-cell>
          <table:table-cell office:value-type="string">
            <text:p>GnosisTreeButton</text:p>
          </table:table-cell>
          <table:table-cell office:value-type="float" office:value="0">
            <text:p>0</text:p>
          </table:table-cell>
          <table:table-cell office:value-type="float" office:value="1">
            <text:p>1</text:p>
          </table:table-cell>
          <table:table-cell office:value-type="string">
            <text:p>A Button that performs an action on a Tree Dataset</text:p>
          </table:table-cell>
          <table:table-cell table:number-columns-repeated="1019"/>
        </table:table-row>
        <table:table-row table:style-name="ro1">
          <table:table-cell office:value-type="string">
            <text:p>Tree Menu Button</text:p>
          </table:table-cell>
          <table:table-cell office:value-type="string">
            <text:p>GnosisTreeMenuButton</text:p>
          </table:table-cell>
          <table:table-cell office:value-type="float" office:value="0">
            <text:p>0</text:p>
          </table:table-cell>
          <table:table-cell office:value-type="float" office:value="1">
            <text:p>1</text:p>
          </table:table-cell>
          <table:table-cell office:value-type="string">
            <text:p>A Menu Button that has Menu Items that perform actions on a Tree</text:p>
          </table:table-cell>
          <table:table-cell table:number-columns-repeated="1019"/>
        </table:table-row>
        <table:table-row table:style-name="ro1">
          <table:table-cell office:value-type="string">
            <text:p>Tree Button Item</text:p>
          </table:table-cell>
          <table:table-cell office:value-type="string">
            <text:p>GnosisTreeButtonItem</text:p>
          </table:table-cell>
          <table:table-cell office:value-type="float" office:value="0">
            <text:p>0</text:p>
          </table:table-cell>
          <table:table-cell office:value-type="float" office:value="1">
            <text:p>1</text:p>
          </table:table-cell>
          <table:table-cell office:value-type="string">
            <text:p>A Button Item that performs an action on a Tree Dataset</text:p>
          </table:table-cell>
          <table:table-cell table:number-columns-repeated="1019"/>
        </table:table-row>
        <table:table-row table:style-name="ro2">
          <table:table-cell office:value-type="string">
            <text:p>Attribute Reference</text:p>
          </table:table-cell>
          <table:table-cell office:value-type="string">
            <text:p>GnosisAttributeReference</text:p>
          </table:table-cell>
          <table:table-cell table:number-columns-repeated="2" office:value-type="float" office:value="0">
            <text:p>0</text:p>
          </table:table-cell>
          <table:table-cell office:value-type="string">
            <text:p>The Dataset Attribute referenced by the Combo, Panel Field, Grid Field, Gallery, Tree or Calendar Attribute</text:p>
          </table:table-cell>
          <table:table-cell table:number-columns-repeated="1019"/>
        </table:table-row>
        <table:table-row table:style-name="ro2">
          <table:table-cell office:value-type="string">
            <text:p>Search Reference</text:p>
          </table:table-cell>
          <table:table-cell office:value-type="string">
            <text:p>GnosisSearchReference</text:p>
          </table:table-cell>
          <table:table-cell table:number-columns-repeated="2" office:value-type="float" office:value="0">
            <text:p>0</text:p>
          </table:table-cell>
          <table:table-cell office:value-type="string">
            <text:p>The Dataset ItemItem linked to the Search Field from the input Panel Field, Grid Field, Gallery, Tree or Calendar Attribute</text:p>
          </table:table-cell>
          <table:table-cell table:number-columns-repeated="1019"/>
        </table:table-row>
        <table:table-row table:style-name="ro1">
          <table:table-cell office:value-type="string">
            <text:p>Search Parameter</text:p>
          </table:table-cell>
          <table:table-cell office:value-type="string">
            <text:p>GnosisSearchParameter</text:p>
          </table:table-cell>
          <table:table-cell table:number-columns-repeated="2" office:value-type="float" office:value="0">
            <text:p>0</text:p>
          </table:table-cell>
          <table:table-cell office:value-type="string">
            <text:p>A Parameter passed to the New Search</text:p>
          </table:table-cell>
          <table:table-cell table:number-columns-repeated="1019"/>
        </table:table-row>
        <table:table-row table:style-name="ro1">
          <table:table-cell office:value-type="string">
            <text:p>Document Parameter</text:p>
          </table:table-cell>
          <table:table-cell office:value-type="string">
            <text:p>GnosisDocumentParameter</text:p>
          </table:table-cell>
          <table:table-cell table:number-columns-repeated="2" office:value-type="float" office:value="0">
            <text:p>0</text:p>
          </table:table-cell>
          <table:table-cell office:value-type="string">
            <text:p>A Parameter passed to the New Document</text:p>
          </table:table-cell>
          <table:table-cell table:number-columns-repeated="1019"/>
        </table:table-row>
        <table:table-row table:style-name="ro1">
          <table:table-cell office:value-type="string">
            <text:p>Event Handler</text:p>
          </table:table-cell>
          <table:table-cell office:value-type="string">
            <text:p>GnosisEventHandler</text:p>
          </table:table-cell>
          <table:table-cell table:number-columns-repeated="2" office:value-type="float" office:value="0">
            <text:p>0</text:p>
          </table:table-cell>
          <table:table-cell office:value-type="string">
            <text:p>An Event has occured on a Control Type which calls the Event Handler</text:p>
          </table:table-cell>
          <table:table-cell table:number-columns-repeated="1019"/>
        </table:table-row>
        <table:table-row table:style-name="ro1">
          <table:table-cell office:value-type="string">
            <text:p>Event Handler Source</text:p>
          </table:table-cell>
          <table:table-cell office:value-type="string">
            <text:p>GnosisEventHandlerSource</text:p>
          </table:table-cell>
          <table:table-cell table:number-columns-repeated="2" office:value-type="float" office:value="0">
            <text:p>0</text:p>
          </table:table-cell>
          <table:table-cell office:value-type="string">
            <text:p>The Source property and place holder</text:p>
          </table:table-cell>
          <table:table-cell table:number-columns-repeated="1019"/>
        </table:table-row>
        <table:table-row table:style-name="ro1">
          <table:table-cell office:value-type="string">
            <text:p>Event Handler Target</text:p>
          </table:table-cell>
          <table:table-cell office:value-type="string">
            <text:p>GnosisEventHandlerTarget</text:p>
          </table:table-cell>
          <table:table-cell table:number-columns-repeated="2" office:value-type="float" office:value="0">
            <text:p>0</text:p>
          </table:table-cell>
          <table:table-cell office:value-type="string">
            <text:p>The Target Entity, Control and Property or Action</text:p>
          </table:table-cell>
          <table:table-cell table:number-columns-repeated="1019"/>
        </table:table-row>
        <table:table-row table:style-name="ro1">
          <table:table-cell office:value-type="string">
            <text:p>Control Input</text:p>
          </table:table-cell>
          <table:table-cell office:value-type="string">
            <text:p>GnosisControlInput</text:p>
          </table:table-cell>
          <table:table-cell table:number-columns-repeated="2" office:value-type="float" office:value="0">
            <text:p>0</text:p>
          </table:table-cell>
          <table:table-cell office:value-type="string">
            <text:p>An Input to the created Modal Frame from a Control in the calling Frame</text:p>
          </table:table-cell>
          <table:table-cell table:number-columns-repeated="1019"/>
        </table:table-row>
        <table:table-row table:style-name="ro1">
          <table:table-cell office:value-type="string">
            <text:p>Control Output</text:p>
          </table:table-cell>
          <table:table-cell office:value-type="string">
            <text:p>GnosisControlOutput</text:p>
          </table:table-cell>
          <table:table-cell table:number-columns-repeated="2" office:value-type="float" office:value="0">
            <text:p>0</text:p>
          </table:table-cell>
          <table:table-cell office:value-type="string">
            <text:p>An Output from the Closed Modal Frame to a Control in the calling Frame</text:p>
          </table:table-cell>
          <table:table-cell table:number-columns-repeated="1019"/>
        </table:table-row>
        <table:table-row table:style-name="ro1">
          <table:table-cell office:value-type="string">
            <text:p>Generic Input</text:p>
          </table:table-cell>
          <table:table-cell office:value-type="string">
            <text:p>GnosisGenericInput</text:p>
          </table:table-cell>
          <table:table-cell table:number-columns-repeated="2" office:value-type="float" office:value="0">
            <text:p>0</text:p>
          </table:table-cell>
          <table:table-cell office:value-type="string">
            <text:p>An Input variable that is supplied when interacting with the document</text:p>
          </table:table-cell>
          <table:table-cell table:number-columns-repeated="1019"/>
        </table:table-row>
        <table:table-row table:style-name="ro1">
          <table:table-cell office:value-type="string">
            <text:p>Generic Output</text:p>
          </table:table-cell>
          <table:table-cell office:value-type="string">
            <text:p>GnosisGenericOutput</text:p>
          </table:table-cell>
          <table:table-cell table:number-columns-repeated="2" office:value-type="float" office:value="0">
            <text:p>0</text:p>
          </table:table-cell>
          <table:table-cell office:value-type="string">
            <text:p>An Output variable that is returned when when interacting with the document</text:p>
          </table:table-cell>
          <table:table-cell table:number-columns-repeated="1019"/>
        </table:table-row>
        <table:table-row table:style-name="ro1">
          <table:table-cell office:value-type="string">
            <text:p>Combo Option</text:p>
          </table:table-cell>
          <table:table-cell office:value-type="string">
            <text:p>GnosisComboOption</text:p>
          </table:table-cell>
          <table:table-cell table:number-columns-repeated="2" office:value-type="float" office:value="0">
            <text:p>0</text:p>
          </table:table-cell>
          <table:table-cell office:value-type="string">
            <text:p>One of the Combo Options listed in the Combo</text:p>
          </table:table-cell>
          <table:table-cell table:number-columns-repeated="1019"/>
        </table:table-row>
        <table:table-row table:style-name="ro1">
          <table:table-cell office:value-type="string">
            <text:p>List Option</text:p>
          </table:table-cell>
          <table:table-cell office:value-type="string">
            <text:p>GnosisComboOption</text:p>
          </table:table-cell>
          <table:table-cell table:number-columns-repeated="2" office:value-type="float" office:value="0">
            <text:p>0</text:p>
          </table:table-cell>
          <table:table-cell office:value-type="string">
            <text:p>One of the Combo Options listed in the Combo</text:p>
          </table:table-cell>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table table:name="Property" table:style-name="ta2" table:print="false">
        <office:forms form:automatic-focus="false" form:apply-design-mode="false"/>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ce3"/>
        <table:table-column table:style-name="co14" table:default-cell-style-name="Excel_20_Built-in_20_Normal"/>
        <table:table-column table:style-name="co15" table:default-cell-style-name="Excel_20_Built-in_20_Normal"/>
        <table:table-column table:style-name="co16" table:default-cell-style-name="ce3"/>
        <table:table-column table:style-name="co17" table:number-columns-repeated="1014" table:default-cell-style-name="Excel_20_Built-in_20_Normal"/>
        <table:table-row table:style-name="ro1">
          <table:table-cell table:style-name="ce1" office:value-type="string">
            <text:p>control_type_name</text:p>
          </table:table-cell>
          <table:table-cell table:style-name="ce1" office:value-type="string">
            <text:p>property_name</text:p>
          </table:table-cell>
          <table:table-cell table:style-name="ce1" office:value-type="string">
            <text:p>xml_property_names</text:p>
          </table:table-cell>
          <table:table-cell table:style-name="ce1" office:value-type="string">
            <text:p>optionlist_name</text:p>
          </table:table-cell>
          <table:table-cell table:style-name="ce1" office:value-type="string">
            <text:p>option_data_type</text:p>
          </table:table-cell>
          <table:table-cell table:style-name="ce1" office:value-type="string">
            <text:p>default_value</text:p>
          </table:table-cell>
          <table:table-cell table:style-name="ce2" office:value-type="string">
            <text:p>textual_note</text:p>
          </table:table-cell>
          <table:table-cell table:style-name="ce1" office:value-type="string">
            <text:p>is_dynamic</text:p>
          </table:table-cell>
          <table:table-cell table:style-name="ce1" office:value-type="string">
            <text:p>from_list_only</text:p>
          </table:table-cell>
          <table:table-cell table:style-name="ce2" office:value-type="string">
            <text:p>option_values</text:p>
          </table:table-cell>
          <table:table-cell table:style-name="ce1" table:number-columns-repeated="1014"/>
        </table:table-row>
        <table:table-row table:style-name="ro1" table:visibility="filter">
          <table:table-cell office:value-type="string">
            <text:p>Attribute Referenc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Attribute Referenc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Attribute Referenc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Butto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Butto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Butto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Button</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alendar Attribute</text:p>
          </table:table-cell>
          <table:table-cell office:value-type="string">
            <text:p>Calendar Role</text:p>
          </table:table-cell>
          <table:table-cell office:value-type="string">
            <text:p>CalendarRole</text:p>
          </table:table-cell>
          <table:table-cell office:value-type="string">
            <text:p>CalendarDisplayRole</text:p>
          </table:table-cell>
          <table:table-cell office:value-type="string">
            <text:p>String</text:p>
          </table:table-cell>
          <table:table-cell/>
          <table:table-cell office:value-type="string">
            <text:p>The Role played by the Calendar Attribute in display of the Calendar</text:p>
          </table:table-cell>
          <table:table-cell table:number-columns-repeated="2" office:value-type="float" office:value="0">
            <text:p>0</text:p>
          </table:table-cell>
          <table:table-cell office:value-type="string">
            <text:p>ID, <text:s/>Start, <text:s/>End, <text:s/>Name, <text:s/>Owner, <text:s/>User</text:p>
          </table:table-cell>
          <table:table-cell table:number-columns-repeated="1014"/>
        </table:table-row>
        <table:table-row table:style-name="ro1" table:visibility="filter">
          <table:table-cell office:value-type="string">
            <text:p>Calendar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alendar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Menu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alendar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alendar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alendar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table-cell office:value-type="string">
            <text:p>Check Column</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table-cell office:value-type="string">
            <text:p>Check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table-cell office:value-type="string">
            <text:p>Check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Checked</text:p>
          </table:table-cell>
          <table:table-cell table:number-columns-repeated="2" office:value-type="string">
            <text:p>Boolean</text:p>
          </table:table-cell>
          <table:table-cell office:value-type="float" office:value="0">
            <text:p>0</text:p>
          </table:table-cell>
          <table:table-cell office:value-type="string">
            <text:p>The control (check or radio) is displayed as check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table-cell office:value-type="string">
            <text:p>Check Column</text:p>
          </table:table-cell>
          <table:table-cell office:value-type="string">
            <text:p>Checked Factor</text:p>
          </table:table-cell>
          <table:table-cell office:value-type="string">
            <text:p>Check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Checked Factor and Check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table-cell office:value-type="string">
            <text:p>Check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table-cell office:value-type="string">
            <text:p>Check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table-cell office:value-type="string">
            <text:p>Check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table-cell office:value-type="string">
            <text:p>Check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table-cell office:value-type="string">
            <text:p>Check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Check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heck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Checked</text:p>
          </table:table-cell>
          <table:table-cell table:number-columns-repeated="2" office:value-type="string">
            <text:p>Boolean</text:p>
          </table:table-cell>
          <table:table-cell office:value-type="float" office:value="0">
            <text:p>0</text:p>
          </table:table-cell>
          <table:table-cell office:value-type="string">
            <text:p>The control (check or radio) is displayed as check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Check Field</text:p>
          </table:table-cell>
          <table:table-cell office:value-type="string">
            <text:p>Checked Factor</text:p>
          </table:table-cell>
          <table:table-cell office:value-type="string">
            <text:p>Check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Checked Factor and Check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Check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Check Group</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Check Group</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Group</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Group</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Group</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Results</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Results</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heck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eck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eck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eck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ild Window</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hild Window</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ild Window</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hild Window</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hild Window</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Attribute</text:p>
          </table:table-cell>
          <table:table-cell office:value-type="string">
            <text:p>Combo Role</text:p>
          </table:table-cell>
          <table:table-cell table:number-columns-repeated="2" office:value-type="string">
            <text:p>ComboRole</text:p>
          </table:table-cell>
          <table:table-cell office:value-type="string">
            <text:p>String</text:p>
          </table:table-cell>
          <table:table-cell/>
          <table:table-cell office:value-type="string">
            <text:p>The Role played by the Combo Attribute</text:p>
          </table:table-cell>
          <table:table-cell table:number-columns-repeated="2" office:value-type="float" office:value="0">
            <text:p>0</text:p>
          </table:table-cell>
          <table:table-cell office:value-type="string">
            <text:p>Key, <text:s/>Filter</text:p>
          </table:table-cell>
          <table:table-cell table:number-columns-repeated="1014"/>
        </table:table-row>
        <table:table-row table:style-name="ro1" table:visibility="filter">
          <table:table-cell office:value-type="string">
            <text:p>Combo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ombo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Combo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Combo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Combo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Combo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mbo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mbo Opti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Opti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Opti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mbo Opti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mbo Option</text:p>
          </table:table-cell>
          <table:table-cell table:number-columns-repeated="2" office:value-type="string">
            <text:p>Code</text:p>
          </table:table-cell>
          <table:table-cell table:number-columns-repeated="2" office:value-type="string">
            <text:p>String</text:p>
          </table:table-cell>
          <table:table-cell/>
          <table:table-cell office:value-type="string">
            <text:p>The Code of the Combo Option that is saved into the Combo Field or Colum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Document</text:p>
          </table:table-cell>
          <table:table-cell office:value-type="string">
            <text:p>Connection</text:p>
          </table:table-cell>
          <table:table-cell office:value-type="string">
            <text:p>ConnectionSystemID, ConnectionEntityID</text:p>
          </table:table-cell>
          <table:table-cell table:number-columns-repeated="2" office:value-type="string">
            <text:p>Integer</text:p>
          </table:table-cell>
          <table:table-cell/>
          <table:table-cell office:value-type="string">
            <text:p>The Connection Document to be opened for the system</text:p>
          </table:table-cell>
          <table:table-cell table:number-columns-repeated="2" office:value-type="float" office:value="0">
            <text:p>0</text:p>
          </table:table-cell>
          <table:table-cell office:value-type="string">
            <text:p>GnosisConnectionFrame</text:p>
          </table:table-cell>
          <table:table-cell table:number-columns-repeated="1014"/>
        </table:table-row>
        <table:table-row table:style-name="ro1" table:visibility="filter">
          <table:table-cell office:value-type="string">
            <text:p>Connection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Created</text:p>
          </table:table-cell>
          <table:table-cell office:value-type="string">
            <text:p>_Cre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Cre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Updated</text:p>
          </table:table-cell>
          <table:table-cell office:value-type="string">
            <text:p>_Upd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Upd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Deleted</text:p>
          </table:table-cell>
          <table:table-cell office:value-type="string">
            <text:p>_Dele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Dele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nnection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string">
            <text:p>1, 2</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Connection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office:value-type="float" office:value="32">
            <text:p>32</text:p>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nnection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nnection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96">
            <text:p>96</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Connection Frame</text:p>
          </table:table-cell>
          <table:table-cell office:value-type="string">
            <text:p>Auto Create</text:p>
          </table:table-cell>
          <table:table-cell office:value-type="string">
            <text:p>AutoCreate</text:p>
          </table:table-cell>
          <table:table-cell table:number-columns-repeated="2" office:value-type="string">
            <text:p>Boolean</text:p>
          </table:table-cell>
          <table:table-cell/>
          <table:table-cell office:value-type="string">
            <text:p>If the Connection Frame does not have a instance row then automatically create a new Instanc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Connection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Connection Parame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Parame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Parame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nection Parame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In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Control Out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Date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office:value-type="string">
            <text:p>Long Date Format</text:p>
          </table:table-cell>
          <table:table-cell office:value-type="string">
            <text:p>LongDateFormat</text:p>
          </table:table-cell>
          <table:table-cell table:number-columns-repeated="2" office:value-type="string">
            <text:p>Boolean</text:p>
          </table:table-cell>
          <table:table-cell/>
          <table:table-cell office:value-type="string">
            <text:p>Indicates the field displays in the Long Date forma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Time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Date Time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office:value-type="string">
            <text:p>Long Date Format</text:p>
          </table:table-cell>
          <table:table-cell office:value-type="string">
            <text:p>LongDateFormat</text:p>
          </table:table-cell>
          <table:table-cell table:number-columns-repeated="2" office:value-type="string">
            <text:p>Boolean</text:p>
          </table:table-cell>
          <table:table-cell/>
          <table:table-cell office:value-type="string">
            <text:p>Indicates the field displays in the Long Date forma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Long Time Format</text:p>
          </table:table-cell>
          <table:table-cell office:value-type="string">
            <text:p>LongTimeFormat</text:p>
          </table:table-cell>
          <table:table-cell table:number-columns-repeated="2" office:value-type="string">
            <text:p>Boolean</text:p>
          </table:table-cell>
          <table:table-cell/>
          <table:table-cell office:value-type="string">
            <text:p>Indicates the field displays in the Long Time forma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Date Time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ate Time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ate Time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ate Time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ate Time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Created</text:p>
          </table:table-cell>
          <table:table-cell office:value-type="string">
            <text:p>_Cre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Cre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Updated</text:p>
          </table:table-cell>
          <table:table-cell office:value-type="string">
            <text:p>_Upda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Upda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Deleted</text:p>
          </table:table-cell>
          <table:table-cell office:value-type="string">
            <text:p>_Deleted</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has been Dele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ocument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string">
            <text:p>1, 2, 4</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Document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office:value-type="float" office:value="24">
            <text:p>24</text:p>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ocument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ocument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128">
            <text:p>128</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Document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Parame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office:value-type="string">
            <text:p>Is Input</text:p>
          </table:table-cell>
          <table:table-cell office:value-type="string">
            <text:p>IsIn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Parameter</text:p>
          </table:table-cell>
          <table:table-cell office:value-type="string">
            <text:p>Is Output</text:p>
          </table:table-cell>
          <table:table-cell office:value-type="string">
            <text:p>IsOut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Document Parameter</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paramet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Document Paramete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Document Parameter</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office:value-type="string">
            <text:p>Source Type</text:p>
          </table:table-cell>
          <table:table-cell office:value-type="string">
            <text:p>SourceType</text:p>
          </table:table-cell>
          <table:table-cell office:value-type="string">
            <text:p>VariableSourceType</text:p>
          </table:table-cell>
          <table:table-cell office:value-type="string">
            <text:p>String</text:p>
          </table:table-cell>
          <table:table-cell/>
          <table:table-cell office:value-type="string">
            <text:p>The Source Type of the Environment Variable</text:p>
          </table:table-cell>
          <table:table-cell table:number-columns-repeated="2" office:value-type="float" office:value="0">
            <text:p>0</text:p>
          </table:table-cell>
          <table:table-cell office:value-type="string">
            <text:p>Login, <text:s/>Device, <text:s/>Connection</text:p>
          </table:table-cell>
          <table:table-cell table:number-columns-repeated="1014"/>
        </table:table-row>
        <table:table-row table:style-name="ro1" table:visibility="filter">
          <table:table-cell office:value-type="string">
            <text:p>Environment Variable</text:p>
          </table:table-cell>
          <table:table-cell office:value-type="string">
            <text:p>SQL Parameter Name</text:p>
          </table:table-cell>
          <table:table-cell office:value-type="string">
            <text:p>SqlParameterName</text:p>
          </table:table-cell>
          <table:table-cell table:number-columns-repeated="2" office:value-type="string">
            <text:p>String</text:p>
          </table:table-cell>
          <table:table-cell/>
          <table:table-cell office:value-type="string">
            <text:p>The Name of the Environment variable as used in T-SQ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Environment Variable</text:p>
          </table:table-cell>
          <table:table-cell office:value-type="string">
            <text:p>Data Type</text:p>
          </table:table-cell>
          <table:table-cell table:number-columns-repeated="2" office:value-type="string">
            <text:p>DataType</text:p>
          </table:table-cell>
          <table:table-cell office:value-type="string">
            <text:p>String</text:p>
          </table:table-cell>
          <table:table-cell/>
          <table:table-cell office:value-type="string">
            <text:p>The Data Type of the Environment variable</text:p>
          </table:table-cell>
          <table:table-cell table:number-columns-repeated="2" office:value-type="float" office:value="0">
            <text:p>0</text:p>
          </table:table-cell>
          <table:table-cell office:value-type="string">
            <text:p>valid_begin_date, <text:s/>valid_end_date, <text:s/>gnosis_layout_xml, <text:s/>system_protection_status, <text:s/>audit_datetime, <text:s/>boolean</text:p>
          </table:table-cell>
          <table:table-cell table:number-columns-repeated="1014"/>
        </table:table-row>
        <table:table-row table:style-name="ro1" table:visibility="filter">
          <table:table-cell office:value-type="string">
            <text:p>Environment Variable</text:p>
          </table:table-cell>
          <table:table-cell office:value-type="string">
            <text:p>SQL Data Type</text:p>
          </table:table-cell>
          <table:table-cell office:value-type="string">
            <text:p>SqlDataType</text:p>
          </table:table-cell>
          <table:table-cell office:value-type="string">
            <text:p>SQLDataType</text:p>
          </table:table-cell>
          <table:table-cell office:value-type="string">
            <text:p>String</text:p>
          </table:table-cell>
          <table:table-cell/>
          <table:table-cell office:value-type="string">
            <text:p>The SQL Data Type of the Environment variable</text:p>
          </table:table-cell>
          <table:table-cell table:number-columns-repeated="2" office:value-type="float" office:value="0">
            <text:p>0</text:p>
          </table:table-cell>
          <table:table-cell office:value-type="string">
            <text:p>sysname, <text:s/>bit, <text:s/>tinyint, <text:s/>smallint, <text:s/>int, <text:s/>numeric</text:p>
          </table:table-cell>
          <table:table-cell table:number-columns-repeated="1014"/>
        </table:table-row>
        <table:table-row table:style-name="ro1" table:visibility="filter">
          <table:table-cell office:value-type="string">
            <text:p>Environment Variable</text:p>
          </table:table-cell>
          <table:table-cell table:number-columns-repeated="2" office:value-type="string">
            <text:p>Default</text:p>
          </table:table-cell>
          <table:table-cell table:number-columns-repeated="2" office:value-type="string">
            <text:p>String</text:p>
          </table:table-cell>
          <table:table-cell/>
          <table:table-cell office:value-type="string">
            <text:p>The Default of the Environment variab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nvironment Variable</text:p>
          </table:table-cell>
          <table:table-cell office:value-type="string">
            <text:p>Is Instance Input</text:p>
          </table:table-cell>
          <table:table-cell office:value-type="string">
            <text:p>IsInstanceInput</text:p>
          </table:table-cell>
          <table:table-cell table:number-columns-repeated="2" office:value-type="string">
            <text:p>Boolean</text:p>
          </table:table-cell>
          <table:table-cell/>
          <table:table-cell office:value-type="string">
            <text:p>The variable is always supplied to the Instance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Environment Variable</text:p>
          </table:table-cell>
          <table:table-cell office:value-type="string">
            <text:p>Is Entity Input</text:p>
          </table:table-cell>
          <table:table-cell office:value-type="string">
            <text:p>IsEntityInput</text:p>
          </table:table-cell>
          <table:table-cell table:number-columns-repeated="2" office:value-type="string">
            <text:p>Boolean</text:p>
          </table:table-cell>
          <table:table-cell/>
          <table:table-cell office:value-type="string">
            <text:p>The variable is always supplied when requesting an entity definition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Environment Variab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Event Handler</text:p>
          </table:table-cell>
          <table:table-cell office:value-type="string">
            <text:p>Event Type</text:p>
          </table:table-cell>
          <table:table-cell table:number-columns-repeated="2" office:value-type="string">
            <text:p>EventType</text:p>
          </table:table-cell>
          <table:table-cell office:value-type="string">
            <text:p>String</text:p>
          </table:table-cell>
          <table:table-cell/>
          <table:table-cell office:value-type="string">
            <text:p>The Event that occurs on the Control</text:p>
          </table:table-cell>
          <table:table-cell table:number-columns-repeated="2" office:value-type="float" office:value="0">
            <text:p>0</text:p>
          </table:table-cell>
          <table:table-cell office:value-type="string">
            <text:p>Select, <text:s/>Click, <text:s/>DblClick, <text:s/>RightClick, <text:s/>MouseOver, <text:s/>Loaded, <text:s/>Validate, <text:s/>RowSelect, <text:s/>GotFrameFocus, <text:s/>LostFrameFocus, <text:s/>GotToolbarFocus, <text:s/>LostToolbarFocus, <text:s/>ChangeVisibility, <text:s/>ChangeOrientation, <text:s/>SelectMenuItem</text:p>
          </table:table-cell>
          <table:table-cell table:number-columns-repeated="1014"/>
        </table:table-row>
        <table:table-row table:style-name="ro1" table:visibility="filter">
          <table:table-cell office:value-type="string">
            <text:p>Event Handler Sourc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Sourc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Sourc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Sourc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6" table:visibility="filter">
          <table:table-cell office:value-type="string">
            <text:p>Event Handler Source</text:p>
          </table:table-cell>
          <table:table-cell office:value-type="string">
            <text:p>Source</text:p>
          </table:table-cell>
          <table:table-cell office:value-type="string">
            <text:p>SourceEntityID, SourceControlID</text:p>
          </table:table-cell>
          <table:table-cell table:number-columns-repeated="2" office:value-type="string">
            <text:p>Integer</text:p>
          </table:table-cell>
          <table:table-cell/>
          <table:table-cell office:value-type="string">
            <text:p>The Control from which the formula is evaluated</text:p>
          </table:table-cell>
          <table:table-cell table:number-columns-repeated="2" office:value-type="float" office:value="0">
            <text:p>0</text:p>
          </table:table-cell>
          <table:table-cell office:value-type="string">
            <text:p>GnosisSystemAddressField, GnosisTextColumn, GnosisNumberColumn, GnosisDateTimeColumn, GnosisDateColumn, GnosisLinkColumn, GnosisListColumn, GnosisComboColumn, GnosisCheckColumn, GnosisTextField, GnosisNumberField, GnosisDateTimeField, GnosisDateField, GnosisLinkField, GnosisListField, GnosisComboField, GnosisCheckField, GnosisRadioField, GnosisLabelField</text:p>
          </table:table-cell>
          <table:table-cell table:number-columns-repeated="1014"/>
        </table:table-row>
        <table:table-row table:style-name="ro2" table:visibility="filter">
          <table:table-cell office:value-type="string">
            <text:p>Event Handler Source</text:p>
          </table:table-cell>
          <table:table-cell office:value-type="string">
            <text:p>Source Place Holder</text:p>
          </table:table-cell>
          <table:table-cell office:value-type="string">
            <text:p>SourcePlaceHolder</text:p>
          </table:table-cell>
          <table:table-cell table:number-columns-repeated="2" office:value-type="string">
            <text:p>String</text:p>
          </table:table-cell>
          <table:table-cell/>
          <table:table-cell office:value-type="string">
            <text:p>Identifies the Source Control in the Source Expression delimited by [] character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Event Handler Targe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Event Handler Target</text:p>
          </table:table-cell>
          <table:table-cell office:value-type="string">
            <text:p>Source Expression</text:p>
          </table:table-cell>
          <table:table-cell office:value-type="string">
            <text:p>SourceExpression</text:p>
          </table:table-cell>
          <table:table-cell table:number-columns-repeated="2" office:value-type="string">
            <text:p>String</text:p>
          </table:table-cell>
          <table:table-cell/>
          <table:table-cell office:value-type="string">
            <text:p>A boolean expression using place holders delimited by {} that determines whether to perform the Target Action or Ev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Event Handler Target</text:p>
          </table:table-cell>
          <table:table-cell office:value-type="string">
            <text:p>Source Expression Property</text:p>
          </table:table-cell>
          <table:table-cell office:value-type="string">
            <text:p>SourceExpressionProperty</text:p>
          </table:table-cell>
          <table:table-cell table:number-columns-repeated="2" office:value-type="string">
            <text:p>String</text:p>
          </table:table-cell>
          <table:table-cell/>
          <table:table-cell office:value-type="string">
            <text:p>An arithmetic expression using place holders delimited by {} that determines the Target Property Value</text:p>
          </table:table-cell>
          <table:table-cell table:number-columns-repeated="2" office:value-type="float" office:value="0">
            <text:p>0</text:p>
          </table:table-cell>
          <table:table-cell table:number-columns-repeated="1015"/>
        </table:table-row>
        <table:table-row table:style-name="ro6" table:visibility="filter">
          <table:table-cell office:value-type="string">
            <text:p>Event Handler Target</text:p>
          </table:table-cell>
          <table:table-cell office:value-type="string">
            <text:p>Target</text:p>
          </table:table-cell>
          <table:table-cell office:value-type="string">
            <text:p>TargetEntityID, TargetControlID</text:p>
          </table:table-cell>
          <table:table-cell table:number-columns-repeated="2" office:value-type="string">
            <text:p>Integer</text:p>
          </table:table-cell>
          <table:table-cell/>
          <table:table-cell office:value-type="string">
            <text:p>The Target Entity Control to which the Mapping applies (for an Entity refer to the Top Control)</text:p>
          </table:table-cell>
          <table:table-cell table:number-columns-repeated="2" office:value-type="float" office:value="0">
            <text:p>0</text:p>
          </table:table-cell>
          <table:table-cell office:value-type="string">
            <text:p>GnosisSystemAddressField, GnosisTextColumn, GnosisNumberColumn, GnosisDateTimeColumn, GnosisDateColumn, GnosisLinkColumn, GnosisListColumn, GnosisComboColumn, GnosisCheckColumn, GnosisTextField, GnosisNumberField, GnosisDateTimeField, GnosisDateField, GnosisLinkField, GnosisListField, GnosisComboField, GnosisCheckField, GnosisRadioField, GnosisLabelField</text:p>
          </table:table-cell>
          <table:table-cell table:number-columns-repeated="1014"/>
        </table:table-row>
        <table:table-row table:style-name="ro7" table:visibility="filter">
          <table:table-cell office:value-type="string">
            <text:p>Event Handler Target</text:p>
          </table:table-cell>
          <table:table-cell office:value-type="string">
            <text:p>Target Property</text:p>
          </table:table-cell>
          <table:table-cell office:value-type="string">
            <text:p>TargetProperty</text:p>
          </table:table-cell>
          <table:table-cell office:value-type="string">
            <text:p>Property</text:p>
          </table:table-cell>
          <table:table-cell office:value-type="string">
            <text:p>String</text:p>
          </table:table-cell>
          <table:table-cell/>
          <table:table-cell office:value-type="string">
            <text:p>The Property Name of the Target to which the Mapping applies</text:p>
          </table:table-cell>
          <table:table-cell table:number-columns-repeated="2" office:value-type="float" office:value="0">
            <text:p>0</text:p>
          </table:table-cell>
          <table:table-cell office:value-type="string">
            <text:p>Name, <text:s/>ID, <text:s/>ControlType, <text:s/>Icon, <text:s/>Shortcut, <text:s/>IsEditing, <text:s/>IsEmpty, <text:s/>SQLSuccessful, <text:s/>_Created, <text:s/>_Updated, <text:s/>_Deleted, <text:s/>Variable, <text:s/>VariableIsInput, <text:s/>VariableIsOutput, <text:s/>AllowedSectionList, <text:s/>OptimalSectionWidthCharacters, <text:s/>MinWidthCharacters, <text:s/>MaxWidthCharacters, <text:s/>CaptionRelativePosition, <text:s/>CaptionAlignmentHorizontal, <text:s/>CaptionAlignmentVertical, <text:s/>Caption, <text:s/>Tooltip, <text:s/>TooltipSelected, <text:s/>LabelType, <text:s/>Order, <text:s/>LongDateFormat, <text:s/>LongTimeFormat, <text:s/>GroupName, <text:s/>MinDisplayRows, <text:s/>MaxDisplayRows, <text:s/>MaxWrapLines, <text:s/>MaxLines, <text:s/>AutoCreate, <text:s/>DocumentAction, <text:s/>ContentHorizontalAlignment, <text:s/>ContentVerticalAlignment, <text:s/>MinDisplayChars, <text:s/>MaxDisplayChars, <text:s/>HasScrollBar, <text:s/>Checked, <text:s/>CheckedFactor, <text:s/>Selected, <text:s/>SelectedFactor, <text:s/>MenuTag, <text:s/>Document, <text:s/>MultipleRowSelection, <text:s/>TrayHorizontalAlignment, <text:s/>ShowOnChildWindow, <text:s/>Orientation, <text:s/>Menu, <text:s/>Value, <text:s/>Perspective, <text:s/>TilesOverlayParent, <text:s/>HasTabs, <text:s/>AcceptsSearchFrames, <text:s/>AcceptsDocumentFrames, <text:s/>ExpandToLevel, <text:s/>Expanded, <text:s/>Direction, <text:s/>MaxSectionSpan, <text:s/>MaxDisplayWidthChars, <text:s/>MaxTextDisplayWidthChars, <text:s/>MaxChars, <text:s/>NoOfDecimals, <text:s/>UnitOfMeasure, <text:s/>MeasureRelativePosition, <text:s/>Search, <text:s/>SearchAction, <text:s/>AutoSearchAction, <text:s/>GenericControlType, <text:s/>ControlCondition, <text:s/>Hidden, <text:s/>ReadOnly, <text:s/>Disabled, <text:s/>Dataset, <text:s/>DatasetItem, <text:s/>HasFocus, <text:s/>HasMouseFocus, <text:s/>HasMouseDown, <text:s/>PreviouslySelected, <text:s/>HasRowFocus, <text:s/>HasRowMouseFocus, <text:s/>HasRowMouseDown, <text:s/>DatasetCreated, <text:s/>DatasetUpdated, <text:s/>DatasetDeleted, <text:s/>Locked, <text:s/>IsEvenRow, <text:s/>RowSelected</text:p>
          </table:table-cell>
          <table:table-cell table:number-columns-repeated="1014"/>
        </table:table-row>
        <table:table-row table:style-name="ro5" table:visibility="filter">
          <table:table-cell office:value-type="string">
            <text:p>Event Handler Target</text:p>
          </table:table-cell>
          <table:table-cell office:value-type="string">
            <text:p>Target Action</text:p>
          </table:table-cell>
          <table:table-cell office:value-type="string">
            <text:p>TargetAction</text:p>
          </table:table-cell>
          <table:table-cell office:value-type="string">
            <text:p>Action</text:p>
          </table:table-cell>
          <table:table-cell office:value-type="string">
            <text:p>String</text:p>
          </table:table-cell>
          <table:table-cell/>
          <table:table-cell office:value-type="string">
            <text:p>The Action is performed on the Target, if Source Epression is defined then the Action is performed only for a True result</text:p>
          </table:table-cell>
          <table:table-cell table:number-columns-repeated="2" office:value-type="float" office:value="0">
            <text:p>0</text:p>
          </table:table-cell>
          <table:table-cell office:value-type="string">
            <text:p>Empty, <text:s/>Open, <text:s/>New, <text:s/>Reset, <text:s/>Search, <text:s/>Save, <text:s/>SaveNew, <text:s/>SaveExisting, <text:s/>SaveDelete, <text:s/>TabClose, <text:s/>ModalClose, <text:s/>Run, <text:s/>Add, <text:s/>Delete, <text:s/>Hide, <text:s/>UnHide</text:p>
          </table:table-cell>
          <table:table-cell table:number-columns-repeated="1014"/>
        </table:table-row>
        <table:table-row table:style-name="ro4" table:visibility="filter">
          <table:table-cell office:value-type="string">
            <text:p>Event Handler Target</text:p>
          </table:table-cell>
          <table:table-cell office:value-type="string">
            <text:p>Target Event</text:p>
          </table:table-cell>
          <table:table-cell office:value-type="string">
            <text:p>TargetEvent</text:p>
          </table:table-cell>
          <table:table-cell office:value-type="string">
            <text:p>EventType</text:p>
          </table:table-cell>
          <table:table-cell office:value-type="string">
            <text:p>String</text:p>
          </table:table-cell>
          <table:table-cell/>
          <table:table-cell office:value-type="string">
            <text:p>The Event is raised on the Target, if Source Epression is defined then the Event is performed only for a True result</text:p>
          </table:table-cell>
          <table:table-cell table:number-columns-repeated="2" office:value-type="float" office:value="0">
            <text:p>0</text:p>
          </table:table-cell>
          <table:table-cell office:value-type="string">
            <text:p>Select, <text:s/>Click, <text:s/>DblClick, <text:s/>RightClick, <text:s/>MouseOver, <text:s/>Loaded, <text:s/>Validate, <text:s/>RowSelect, <text:s/>GotFrameFocus, <text:s/>LostFrameFocus, <text:s/>GotToolbarFocus, <text:s/>LostToolbarFocus, <text:s/>ChangeVisibility, <text:s/>ChangeOrientation, <text:s/>SelectMenuItem</text:p>
          </table:table-cell>
          <table:table-cell table:number-columns-repeated="1014"/>
        </table:table-row>
        <table:table-row table:style-name="ro1" table:visibility="filter">
          <table:table-cell office:value-type="string">
            <text:p>Fil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Filter</text:p>
          </table:table-cell>
          <table:table-cell table:number-columns-repeated="2" office:value-type="string">
            <text:p>Not</text:p>
          </table:table-cell>
          <table:table-cell table:number-columns-repeated="2" office:value-type="string">
            <text:p>Boolean</text:p>
          </table:table-cell>
          <table:table-cell/>
          <table:table-cell office:value-type="string">
            <text:p>Apply Not to the Filter Operato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Filter</text:p>
          </table:table-cell>
          <table:table-cell table:number-columns-repeated="2" office:value-type="string">
            <text:p>Operator</text:p>
          </table:table-cell>
          <table:table-cell office:value-type="string">
            <text:p>FilterOperator</text:p>
          </table:table-cell>
          <table:table-cell office:value-type="string">
            <text:p>String</text:p>
          </table:table-cell>
          <table:table-cell/>
          <table:table-cell office:value-type="string">
            <text:p>The Filter Operator, if not defined then Equals</text:p>
          </table:table-cell>
          <table:table-cell table:number-columns-repeated="2" office:value-type="float" office:value="0">
            <text:p>0</text:p>
          </table:table-cell>
          <table:table-cell office:value-type="string">
            <text:p>Equals, <text:s/>Starts with, <text:s/>Contains, <text:s/>Ends with, <text:s/>Like, <text:s/>Less than, <text:s/>Greater than, <text:s/>Less than or equal, <text:s/>Greater than or equal</text:p>
          </table:table-cell>
          <table:table-cell table:number-columns-repeated="1014"/>
        </table:table-row>
        <table:table-row table:style-name="ro1" table:visibility="filter">
          <table:table-cell office:value-type="string">
            <text:p>Filte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Filter</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ExpandToLevel</text:p>
          </table:table-cell>
          <table:table-cell table:number-columns-repeated="2" office:value-type="string">
            <text:p>Integer</text:p>
          </table:table-cell>
          <table:table-cell/>
          <table:table-cell office:value-type="string">
            <text:p>The Level of Expansion of the Gallery Tree (starting at 1)</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3" office:value-type="string">
            <text:p>Direction</text:p>
          </table:table-cell>
          <table:table-cell office:value-type="string">
            <text:p>String</text:p>
          </table:table-cell>
          <table:table-cell/>
          <table:table-cell office:value-type="string">
            <text:p>The Direction of the Gallery Tree</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Gallery</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Attribute</text:p>
          </table:table-cell>
          <table:table-cell office:value-type="string">
            <text:p>Gallery Role</text:p>
          </table:table-cell>
          <table:table-cell office:value-type="string">
            <text:p>GalleryRole</text:p>
          </table:table-cell>
          <table:table-cell office:value-type="string">
            <text:p>GalleryDisplayRole</text:p>
          </table:table-cell>
          <table:table-cell office:value-type="string">
            <text:p>String</text:p>
          </table:table-cell>
          <table:table-cell/>
          <table:table-cell office:value-type="string">
            <text:p>The Role played by the Gallery Attribute in display of the Gallery</text:p>
          </table:table-cell>
          <table:table-cell table:number-columns-repeated="2" office:value-type="float" office:value="0">
            <text:p>0</text:p>
          </table:table-cell>
          <table:table-cell office:value-type="string">
            <text:p>ID, <text:s/>Caption, <text:s/>Icon, <text:s/>Expanded</text:p>
          </table:table-cell>
          <table:table-cell table:number-columns-repeated="1014"/>
        </table:table-row>
        <table:table-row table:style-name="ro1" table:visibility="filter">
          <table:table-cell office:value-type="string">
            <text:p>Gallery Dataset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allery Dataset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table:number-columns-repeated="2" office:value-type="string">
            <text:p>Expanded</text:p>
          </table:table-cell>
          <table:table-cell table:number-columns-repeated="2" office:value-type="string">
            <text:p>Boolean</text:p>
          </table:table-cell>
          <table:table-cell/>
          <table:table-cell office:value-type="string">
            <text:p>Expand the node the of the galle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ataset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ataset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Dataset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etai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etail</text:p>
          </table:table-cell>
          <table:table-cell office:value-type="string">
            <text:p>Text Direction</text:p>
          </table:table-cell>
          <table:table-cell office:value-type="string">
            <text:p>TextDirection</text:p>
          </table:table-cell>
          <table:table-cell office:value-type="string">
            <text:p>Direction</text:p>
          </table:table-cell>
          <table:table-cell office:value-type="string">
            <text:p>String</text:p>
          </table:table-cell>
          <table:table-cell/>
          <table:table-cell office:value-type="string">
            <text:p>The Direction for which this detail applies</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Gallery Detail</text:p>
          </table:table-cell>
          <table:table-cell table:number-columns-repeated="3" office:value-type="string">
            <text:p>Direction</text:p>
          </table:table-cell>
          <table:table-cell office:value-type="string">
            <text:p>String</text:p>
          </table:table-cell>
          <table:table-cell/>
          <table:table-cell office:value-type="string">
            <text:p>The Direction for which this detail applies</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Gallery Detail</text:p>
          </table:table-cell>
          <table:table-cell office:value-type="string">
            <text:p>Text Length</text:p>
          </table:table-cell>
          <table:table-cell office:value-type="string">
            <text:p>TextLength</text:p>
          </table:table-cell>
          <table:table-cell table:number-columns-repeated="2" office:value-type="string">
            <text:p>Integer</text:p>
          </table:table-cell>
          <table:table-cell/>
          <table:table-cell office:value-type="string">
            <text:p>The Text Length in Units in the Text Directio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Gallery Document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allery Document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Document Item</text:p>
          </table:table-cell>
          <table:table-cell office:value-type="string">
            <text:p>Document Action</text:p>
          </table:table-cell>
          <table:table-cell table:number-columns-repeated="2" office:value-type="string">
            <text:p>DocumentAction</text:p>
          </table:table-cell>
          <table:table-cell office:value-type="string">
            <text:p>String</text:p>
          </table:table-cell>
          <table:table-cell office:value-type="string">
            <text:p>Open</text:p>
          </table:table-cell>
          <table:table-cell office:value-type="string">
            <text:p>The Action being made on the Document Entity</text:p>
          </table:table-cell>
          <table:table-cell table:number-columns-repeated="2" office:value-type="float" office:value="0">
            <text:p>0</text:p>
          </table:table-cell>
          <table:table-cell office:value-type="string">
            <text:p>Open, <text:s/>New, <text:s/>SaveNew, <text:s/>SaveExisting, <text:s/>SaveDelete, <text:s/>Run</text:p>
          </table:table-cell>
          <table:table-cell table:number-columns-repeated="1014"/>
        </table:table-row>
        <table:table-row table:style-name="ro1" table:visibility="filter">
          <table:table-cell office:value-type="string">
            <text:p>Gallery Document Item</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Gallery Document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ocument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Document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Document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Item</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Expanded</text:p>
          </table:table-cell>
          <table:table-cell table:number-columns-repeated="2" office:value-type="string">
            <text:p>Boolean</text:p>
          </table:table-cell>
          <table:table-cell/>
          <table:table-cell office:value-type="string">
            <text:p>Expand the node the of the galle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Search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Gallery Search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allery Search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allery Search Item</text:p>
          </table:table-cell>
          <table:table-cell office:value-type="string">
            <text:p>Search</text:p>
          </table:table-cell>
          <table:table-cell office:value-type="string">
            <text:p>SearchSystemID, SearchEntityID</text:p>
          </table:table-cell>
          <table:table-cell table:number-columns-repeated="2" office:value-type="string">
            <text:p>Integer</text:p>
          </table:table-cell>
          <table:table-cell/>
          <table:table-cell office:value-type="string">
            <text:p>The Search Entity being referenced by the control</text:p>
          </table:table-cell>
          <table:table-cell table:number-columns-repeated="2" office:value-type="float" office:value="0">
            <text:p>0</text:p>
          </table:table-cell>
          <table:table-cell office:value-type="string">
            <text:p>GnosisSearchFrame</text:p>
          </table:table-cell>
          <table:table-cell table:number-columns-repeated="1014"/>
        </table:table-row>
        <table:table-row table:style-name="ro1" table:visibility="filter">
          <table:table-cell office:value-type="string">
            <text:p>Gallery Search Item</text:p>
          </table:table-cell>
          <table:table-cell office:value-type="string">
            <text:p>Search Action</text:p>
          </table:table-cell>
          <table:table-cell table:number-columns-repeated="2" office:value-type="string">
            <text:p>SearchAction</text:p>
          </table:table-cell>
          <table:table-cell office:value-type="string">
            <text:p>String</text:p>
          </table:table-cell>
          <table:table-cell office:value-type="string">
            <text:p>New</text:p>
          </table:table-cell>
          <table:table-cell office:value-type="string">
            <text:p>The Action being made on the Search Entity</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Gallery Search Item</text:p>
          </table:table-cell>
          <table:table-cell office:value-type="string">
            <text:p>Auto Search Action</text:p>
          </table:table-cell>
          <table:table-cell office:value-type="string">
            <text:p>AutoSearchAction</text:p>
          </table:table-cell>
          <table:table-cell office:value-type="string">
            <text:p>SearchAction</text:p>
          </table:table-cell>
          <table:table-cell office:value-type="string">
            <text:p>String</text:p>
          </table:table-cell>
          <table:table-cell/>
          <table:table-cell office:value-type="string">
            <text:p>The Search Form automatically executes the Search</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Gallery Search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Search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allery Search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allery Search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Contro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Contro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8" table:visibility="filter">
          <table:table-cell office:value-type="string">
            <text:p>Generic Control</text:p>
          </table:table-cell>
          <table:table-cell office:value-type="string">
            <text:p>Generic Control Type</text:p>
          </table:table-cell>
          <table:table-cell office:value-type="string">
            <text:p>GenericControlType</text:p>
          </table:table-cell>
          <table:table-cell office:value-type="string">
            <text:p>ControlType</text:p>
          </table:table-cell>
          <table:table-cell office:value-type="string">
            <text:p>String</text:p>
          </table:table-cell>
          <table:table-cell/>
          <table:table-cell office:value-type="string">
            <text:p>The Type of the Generic Control</text:p>
          </table:table-cell>
          <table:table-cell table:number-columns-repeated="2" office:value-type="float" office:value="0">
            <text:p>0</text:p>
          </table:table-cell>
          <table:table-cell office:value-type="string">
            <text:p>Connection Frame, <text:s/>System Definition, <text:s/>Navigator Frame, <text:s/>Document Frame, <text:s/>Search Frame, <text:s/>Parent Window, <text:s/>Child Window, <text:s/>Primary Split, <text:s/>Split, <text:s/>Tile, <text:s/>Navigator Tile, <text:s/>Toolbar Tray, <text:s/>Toolbar, <text:s/>Generic Control, <text:s/>System Address Field, <text:s/>Gallery, <text:s/>Gallery Item, <text:s/>Gallery Search Item, <text:s/>Gallery Document Item, <text:s/>Gallery Dataset Item, <text:s/>Panel, <text:s/>Tab, <text:s/>Grid, <text:s/>Search Results Grid, <text:s/>Tree, <text:s/>Calendar, <text:s/>Tab Item, <text:s/>Button, <text:s/>Toggle Button, <text:s/>Menu Button, <text:s/>Menu, <text:s/>Menu Item, <text:s/>Toggle Menu Item, <text:s/>Message Grid, <text:s/>Unsaved Grid, <text:s/>System Layout Area, <text:s/>Text Column, <text:s/>Number Column, <text:s/>Date Time Column, <text:s/>Date Column, <text:s/>Link Column, <text:s/>List Column, <text:s/>Combo Column, <text:s/>Check Column, <text:s/>Text Results, <text:s/>Number Results, <text:s/>Date Time Results, <text:s/>Date Results, <text:s/>Check Results, <text:s/>Text Field, <text:s/>Number Field, <text:s/>Date Time Field, <text:s/>Date Field, <text:s/>Link Field, <text:s/>List Field, <text:s/>Combo Field, <text:s/>Radio Group, <text:s/>Check Group, <text:s/>Toggle Button Group, <text:s/>Toggle Menu Group, <text:s/>Check Field, <text:s/>Radio Field, <text:s/>Text Area, <text:s/>Label Field, <text:s/>Link Button, <text:s/>Link Menu Button, <text:s/>Link Button Item, <text:s/>Grid Button, <text:s/>Grid Menu Button, <text:s/>Grid Button Item, <text:s/>Calendar Button, <text:s/>Calendar Menu Button, <text:s/>Calendar Button Item, <text:s/>Tree Button, <text:s/>Tree Menu Button, <text:s/>Tree Button Item</text:p>
          </table:table-cell>
          <table:table-cell table:number-columns-repeated="1014"/>
        </table:table-row>
        <table:table-row table:style-name="ro5" table:visibility="filter">
          <table:table-cell office:value-type="string">
            <text:p>Generic Control</text:p>
          </table:table-cell>
          <table:table-cell office:value-type="string">
            <text:p>Control Condition</text:p>
          </table:table-cell>
          <table:table-cell table:number-columns-repeated="2" office:value-type="string">
            <text:p>ControlCondition</text:p>
          </table:table-cell>
          <table:table-cell office:value-type="string">
            <text:p>String</text:p>
          </table:table-cell>
          <table:table-cell/>
          <table:table-cell office:value-type="string">
            <text:p>The Condition on choosing the Control Type</text:p>
          </table:table-cell>
          <table:table-cell table:number-columns-repeated="2" office:value-type="float" office:value="0">
            <text:p>0</text:p>
          </table:table-cell>
          <table:table-cell office:value-type="string">
            <text:p>ParentWindowFocus, <text:s/>FrameFocus, <text:s/>NavFrameFocus, <text:s/>SearchFrameFocus, <text:s/>ToolbarFocus, <text:s/>ButtonFocus, <text:s/>ButtonItemFocus</text:p>
          </table:table-cell>
          <table:table-cell table:number-columns-repeated="1014"/>
        </table:table-row>
        <table:table-row table:style-name="ro1" table:visibility="filter">
          <table:table-cell office:value-type="string">
            <text:p>Generic Control</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Control</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Control</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Control</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In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In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In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Input</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Variable or Permission Variable defined from the System</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1" table:visibility="filter">
          <table:table-cell office:value-type="string">
            <text:p>Generic In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Menu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Generic Menu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Menu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Generic Menu Group</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Generic Menu Group</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Menu Item</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Generic Menu Item</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Menu Item</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Generic Menu Item</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Outpu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Outpu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Outpu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Output</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Variable or Permission Variable retruned to the System</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1" table:visibility="filter">
          <table:table-cell office:value-type="string">
            <text:p>Generic Outpu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Toggle Menu Item</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Generic Toggle Menu Item</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eneric Toggle Menu Item</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eneric Toggle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office:value-type="string">
            <text:p>Tooltip Selected</text:p>
          </table:table-cell>
          <table:table-cell office:value-type="string">
            <text:p>TooltipSelected</text:p>
          </table:table-cell>
          <table:table-cell table:number-columns-repeated="2" office:value-type="string">
            <text:p>String</text:p>
          </table:table-cell>
          <table:table-cell/>
          <table:table-cell office:value-type="string">
            <text:p>The tooltip displayed when the Item is Select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eneric Toggle Menu Item</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eneric Toggle Menu Item</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Generic Toggle Menu Item</text:p>
          </table:table-cell>
          <table:table-cell office:value-type="string">
            <text:p>Selected Factor</text:p>
          </table:table-cell>
          <table:table-cell office:value-type="string">
            <text:p>Select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Selected Factor and Selected (eg. 2 gives the result of 2 in the Dataset Item or Variable) </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Generic Toggle Menu Item</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Generic Toggle 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Multiple Row Selection</text:p>
          </table:table-cell>
          <table:table-cell office:value-type="string">
            <text:p>MultipleRowSelection</text:p>
          </table:table-cell>
          <table:table-cell table:number-columns-repeated="2" office:value-type="string">
            <text:p>Boolean</text:p>
          </table:table-cell>
          <table:table-cell/>
          <table:table-cell office:value-type="string">
            <text:p>Allow multiple rows to be Select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Grid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Grid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Grid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Instance Variab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office:value-type="string">
            <text:p>SQL Parameter Name</text:p>
          </table:table-cell>
          <table:table-cell office:value-type="string">
            <text:p>SqlParameterName</text:p>
          </table:table-cell>
          <table:table-cell table:number-columns-repeated="2" office:value-type="string">
            <text:p>String</text:p>
          </table:table-cell>
          <table:table-cell/>
          <table:table-cell office:value-type="string">
            <text:p>The Name of the Instance variable as used in T-SQ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Instance Variable</text:p>
          </table:table-cell>
          <table:table-cell office:value-type="string">
            <text:p>Data Type</text:p>
          </table:table-cell>
          <table:table-cell table:number-columns-repeated="2" office:value-type="string">
            <text:p>DataType</text:p>
          </table:table-cell>
          <table:table-cell office:value-type="string">
            <text:p>String</text:p>
          </table:table-cell>
          <table:table-cell/>
          <table:table-cell office:value-type="string">
            <text:p>The Data Type of the Instance variable</text:p>
          </table:table-cell>
          <table:table-cell table:number-columns-repeated="2" office:value-type="float" office:value="0">
            <text:p>0</text:p>
          </table:table-cell>
          <table:table-cell office:value-type="string">
            <text:p>valid_begin_date, <text:s/>valid_end_date, <text:s/>gnosis_layout_xml, <text:s/>system_protection_status, <text:s/>audit_datetime, <text:s/>boolean</text:p>
          </table:table-cell>
          <table:table-cell table:number-columns-repeated="1014"/>
        </table:table-row>
        <table:table-row table:style-name="ro1" table:visibility="filter">
          <table:table-cell office:value-type="string">
            <text:p>Instance Variable</text:p>
          </table:table-cell>
          <table:table-cell office:value-type="string">
            <text:p>SQL Data Type</text:p>
          </table:table-cell>
          <table:table-cell office:value-type="string">
            <text:p>SqlDataType</text:p>
          </table:table-cell>
          <table:table-cell office:value-type="string">
            <text:p>SQLDataType</text:p>
          </table:table-cell>
          <table:table-cell office:value-type="string">
            <text:p>String</text:p>
          </table:table-cell>
          <table:table-cell/>
          <table:table-cell office:value-type="string">
            <text:p>The SQL Data Type of the Instance variable</text:p>
          </table:table-cell>
          <table:table-cell table:number-columns-repeated="2" office:value-type="float" office:value="0">
            <text:p>0</text:p>
          </table:table-cell>
          <table:table-cell office:value-type="string">
            <text:p>sysname, <text:s/>bit, <text:s/>tinyint, <text:s/>smallint, <text:s/>int, <text:s/>numeric</text:p>
          </table:table-cell>
          <table:table-cell table:number-columns-repeated="1014"/>
        </table:table-row>
        <table:table-row table:style-name="ro1" table:visibility="filter">
          <table:table-cell office:value-type="string">
            <text:p>Instance Variable</text:p>
          </table:table-cell>
          <table:table-cell table:number-columns-repeated="2" office:value-type="string">
            <text:p>Default</text:p>
          </table:table-cell>
          <table:table-cell table:number-columns-repeated="2" office:value-type="string">
            <text:p>String</text:p>
          </table:table-cell>
          <table:table-cell/>
          <table:table-cell office:value-type="string">
            <text:p>The Default of the Instance variab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Instance Variable</text:p>
          </table:table-cell>
          <table:table-cell office:value-type="string">
            <text:p>Is Instance Input</text:p>
          </table:table-cell>
          <table:table-cell office:value-type="string">
            <text:p>IsInstanceInput</text:p>
          </table:table-cell>
          <table:table-cell table:number-columns-repeated="2" office:value-type="string">
            <text:p>Boolean</text:p>
          </table:table-cell>
          <table:table-cell/>
          <table:table-cell office:value-type="string">
            <text:p>The variable is always supplied to the Instance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Instance Variable</text:p>
          </table:table-cell>
          <table:table-cell office:value-type="string">
            <text:p>Is Entity Input</text:p>
          </table:table-cell>
          <table:table-cell office:value-type="string">
            <text:p>IsEntityInput</text:p>
          </table:table-cell>
          <table:table-cell table:number-columns-repeated="2" office:value-type="string">
            <text:p>Boolean</text:p>
          </table:table-cell>
          <table:table-cell/>
          <table:table-cell office:value-type="string">
            <text:p>The variable is always supplied when requesting an entity definition (if known)</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Instance Variable</text:p>
          </table:table-cell>
          <table:table-cell office:value-type="string">
            <text:p>Is Instance Output</text:p>
          </table:table-cell>
          <table:table-cell office:value-type="string">
            <text:p>IsInstanceOutput</text:p>
          </table:table-cell>
          <table:table-cell table:number-columns-repeated="2" office:value-type="string">
            <text:p>Boolean</text:p>
          </table:table-cell>
          <table:table-cell/>
          <table:table-cell office:value-type="string">
            <text:p>The variable is always supplied back to the Instanc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Instance Variab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office:value-type="string">
            <text:p>Label Type</text:p>
          </table:table-cell>
          <table:table-cell table:number-columns-repeated="2" office:value-type="string">
            <text:p>LabelType</text:p>
          </table:table-cell>
          <table:table-cell office:value-type="string">
            <text:p>String</text:p>
          </table:table-cell>
          <table:table-cell/>
          <table:table-cell office:value-type="string">
            <text:p>The type of Label, Title, Subtitle or Field</text:p>
          </table:table-cell>
          <table:table-cell table:number-columns-repeated="2" office:value-type="float" office:value="0">
            <text:p>0</text:p>
          </table:table-cell>
          <table:table-cell office:value-type="string">
            <text:p>Title, <text:s/>Subtitle, <text:s/>Field</text:p>
          </table:table-cell>
          <table:table-cell table:number-columns-repeated="1014"/>
        </table:table-row>
        <table:table-row table:style-name="ro1" table:visibility="filter">
          <table:table-cell office:value-type="string">
            <text:p>Label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Label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abel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abel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abel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abel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abel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Link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text:p>
          </table:table-cell>
          <table:table-cell office:value-type="string">
            <text:p>Search</text:p>
          </table:table-cell>
          <table:table-cell office:value-type="string">
            <text:p>SearchSystemID, SearchEntityID</text:p>
          </table:table-cell>
          <table:table-cell table:number-columns-repeated="2" office:value-type="string">
            <text:p>Integer</text:p>
          </table:table-cell>
          <table:table-cell/>
          <table:table-cell office:value-type="string">
            <text:p>The Search Entity being referenced by the control</text:p>
          </table:table-cell>
          <table:table-cell table:number-columns-repeated="2" office:value-type="float" office:value="0">
            <text:p>0</text:p>
          </table:table-cell>
          <table:table-cell office:value-type="string">
            <text:p>GnosisSearchFrame</text:p>
          </table:table-cell>
          <table:table-cell table:number-columns-repeated="1014"/>
        </table:table-row>
        <table:table-row table:style-name="ro1" table:visibility="filter">
          <table:table-cell office:value-type="string">
            <text:p>Link Button</text:p>
          </table:table-cell>
          <table:table-cell office:value-type="string">
            <text:p>Search Action</text:p>
          </table:table-cell>
          <table:table-cell table:number-columns-repeated="2" office:value-type="string">
            <text:p>SearchAction</text:p>
          </table:table-cell>
          <table:table-cell office:value-type="string">
            <text:p>String</text:p>
          </table:table-cell>
          <table:table-cell office:value-type="string">
            <text:p>New</text:p>
          </table:table-cell>
          <table:table-cell office:value-type="string">
            <text:p>The Action being made on the Search Entity</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text:p>
          </table:table-cell>
          <table:table-cell office:value-type="string">
            <text:p>Auto Search Action</text:p>
          </table:table-cell>
          <table:table-cell office:value-type="string">
            <text:p>AutoSearchAction</text:p>
          </table:table-cell>
          <table:table-cell office:value-type="string">
            <text:p>SearchAction</text:p>
          </table:table-cell>
          <table:table-cell office:value-type="string">
            <text:p>String</text:p>
          </table:table-cell>
          <table:table-cell/>
          <table:table-cell office:value-type="string">
            <text:p>The Search Form automatically executes the Search</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Button Item</text:p>
          </table:table-cell>
          <table:table-cell office:value-type="string">
            <text:p>Search</text:p>
          </table:table-cell>
          <table:table-cell office:value-type="string">
            <text:p>SearchSystemID, SearchEntityID</text:p>
          </table:table-cell>
          <table:table-cell table:number-columns-repeated="2" office:value-type="string">
            <text:p>Integer</text:p>
          </table:table-cell>
          <table:table-cell/>
          <table:table-cell office:value-type="string">
            <text:p>The Search Entity being referenced by the control</text:p>
          </table:table-cell>
          <table:table-cell table:number-columns-repeated="2" office:value-type="float" office:value="0">
            <text:p>0</text:p>
          </table:table-cell>
          <table:table-cell office:value-type="string">
            <text:p>GnosisSearchFrame</text:p>
          </table:table-cell>
          <table:table-cell table:number-columns-repeated="1014"/>
        </table:table-row>
        <table:table-row table:style-name="ro1" table:visibility="filter">
          <table:table-cell office:value-type="string">
            <text:p>Link Button Item</text:p>
          </table:table-cell>
          <table:table-cell office:value-type="string">
            <text:p>Search Action</text:p>
          </table:table-cell>
          <table:table-cell table:number-columns-repeated="2" office:value-type="string">
            <text:p>SearchAction</text:p>
          </table:table-cell>
          <table:table-cell office:value-type="string">
            <text:p>String</text:p>
          </table:table-cell>
          <table:table-cell office:value-type="string">
            <text:p>New</text:p>
          </table:table-cell>
          <table:table-cell office:value-type="string">
            <text:p>The Action being made on the Search Entity</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 Item</text:p>
          </table:table-cell>
          <table:table-cell office:value-type="string">
            <text:p>Auto Search Action</text:p>
          </table:table-cell>
          <table:table-cell office:value-type="string">
            <text:p>AutoSearchAction</text:p>
          </table:table-cell>
          <table:table-cell office:value-type="string">
            <text:p>SearchAction</text:p>
          </table:table-cell>
          <table:table-cell office:value-type="string">
            <text:p>String</text:p>
          </table:table-cell>
          <table:table-cell/>
          <table:table-cell office:value-type="string">
            <text:p>The Search Form automatically executes the Search</text:p>
          </table:table-cell>
          <table:table-cell table:number-columns-repeated="2" office:value-type="float" office:value="0">
            <text:p>0</text:p>
          </table:table-cell>
          <table:table-cell office:value-type="string">
            <text:p>Open, <text:s/>New, <text:s/>Reset, <text:s/>Search, <text:s/>SaveNew, <text:s/>SaveDelete</text:p>
          </table:table-cell>
          <table:table-cell table:number-columns-repeated="1014"/>
        </table:table-row>
        <table:table-row table:style-name="ro1" table:visibility="filter">
          <table:table-cell office:value-type="string">
            <text:p>Link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Link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Link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Link Column</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Entity</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Entity</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Link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Link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Link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Link Field</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Field</text:p>
          </table:table-cell>
          <table:table-cell office:value-type="string">
            <text:p>Previously Selected</text:p>
          </table:table-cell>
          <table:table-cell office:value-type="string">
            <text:p>PreviouslySelected</text:p>
          </table:table-cell>
          <table:table-cell table:number-columns-repeated="2" office:value-type="string">
            <text:p>Boolean</text:p>
          </table:table-cell>
          <table:table-cell office:value-type="float" office:value="0">
            <text:p>0</text:p>
          </table:table-cell>
          <table:table-cell office:value-type="string">
            <text:p>The property is non zero when the value of the control has been previously select</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nk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nk Perspectiv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Link Perspective</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nk Perspectiv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nk Perspectiv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List Column</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List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List Field</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List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List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List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List Opti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List Option</text:p>
          </table:table-cell>
          <table:table-cell table:number-columns-repeated="2" office:value-type="string">
            <text:p>Code</text:p>
          </table:table-cell>
          <table:table-cell table:number-columns-repeated="2" office:value-type="string">
            <text:p>String</text:p>
          </table:table-cell>
          <table:table-cell/>
          <table:table-cell office:value-type="string">
            <text:p>The Code of the List Option that is saved into the List Fiel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nu</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Menu Item</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Menu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nu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nu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ssage 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Message 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Message 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Message 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Message 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Message 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Message 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ssage 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Message 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Message 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Documen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Document</text:p>
          </table:table-cell>
          <table:table-cell office:value-type="string">
            <text:p>Navigator</text:p>
          </table:table-cell>
          <table:table-cell office:value-type="string">
            <text:p>NavigatorSystemID, NavigatorEntityID</text:p>
          </table:table-cell>
          <table:table-cell table:number-columns-repeated="2" office:value-type="string">
            <text:p>Integer</text:p>
          </table:table-cell>
          <table:table-cell/>
          <table:table-cell office:value-type="string">
            <text:p>The Navigator Document to be opened for the system</text:p>
          </table:table-cell>
          <table:table-cell table:number-columns-repeated="2" office:value-type="float" office:value="0">
            <text:p>0</text:p>
          </table:table-cell>
          <table:table-cell office:value-type="string">
            <text:p>GnosisNavigatorFrame</text:p>
          </table:table-cell>
          <table:table-cell table:number-columns-repeated="1014"/>
        </table:table-row>
        <table:table-row table:style-name="ro1" table:visibility="filter">
          <table:table-cell office:value-type="string">
            <text:p>Navigator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avigator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float" office:value="1">
            <text:p>1</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Navigator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avigator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avigator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96">
            <text:p>96</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avigator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avigator Tile</text:p>
          </table:table-cell>
          <table:table-cell office:value-type="string">
            <text:p>Has Tabs</text:p>
          </table:table-cell>
          <table:table-cell office:value-type="string">
            <text:p>HasTabs</text:p>
          </table:table-cell>
          <table:table-cell table:number-columns-repeated="2" office:value-type="string">
            <text:p>Boolean</text:p>
          </table:table-cell>
          <table:table-cell/>
          <table:table-cell office:value-type="string">
            <text:p>The Tile has Tabs</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avigator Til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avigator Til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ew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ew Menu Item</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Number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Column</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No of Decimals</text:p>
          </table:table-cell>
          <table:table-cell office:value-type="string">
            <text:p>NoOfDecimals</text:p>
          </table:table-cell>
          <table:table-cell table:number-columns-repeated="2" office:value-type="string">
            <text:p>Integer</text:p>
          </table:table-cell>
          <table:table-cell/>
          <table:table-cell office:value-type="string">
            <text:p>The number of decimal plac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Unit of Measure</text:p>
          </table:table-cell>
          <table:table-cell office:value-type="string">
            <text:p>UnitOfMeasure</text:p>
          </table:table-cell>
          <table:table-cell table:number-columns-repeated="2" office:value-type="string">
            <text:p>String</text:p>
          </table:table-cell>
          <table:table-cell/>
          <table:table-cell office:value-type="string">
            <text:p>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Measure Relative Position</text:p>
          </table:table-cell>
          <table:table-cell office:value-type="string">
            <text:p>MeasureRelativePosition</text:p>
          </table:table-cell>
          <table:table-cell table:number-columns-repeated="2" office:value-type="string">
            <text:p>String</text:p>
          </table:table-cell>
          <table:table-cell/>
          <table:table-cell office:value-type="string">
            <text:p>The relative position of 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Field</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No of Decimals</text:p>
          </table:table-cell>
          <table:table-cell office:value-type="string">
            <text:p>NoOfDecimals</text:p>
          </table:table-cell>
          <table:table-cell table:number-columns-repeated="2" office:value-type="string">
            <text:p>Integer</text:p>
          </table:table-cell>
          <table:table-cell/>
          <table:table-cell office:value-type="string">
            <text:p>The number of decimal plac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Unit of Measure</text:p>
          </table:table-cell>
          <table:table-cell office:value-type="string">
            <text:p>UnitOfMeasure</text:p>
          </table:table-cell>
          <table:table-cell table:number-columns-repeated="2" office:value-type="string">
            <text:p>String</text:p>
          </table:table-cell>
          <table:table-cell/>
          <table:table-cell office:value-type="string">
            <text:p>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Measure Relative Position</text:p>
          </table:table-cell>
          <table:table-cell office:value-type="string">
            <text:p>MeasureRelativePosition</text:p>
          </table:table-cell>
          <table:table-cell table:number-columns-repeated="2" office:value-type="string">
            <text:p>String</text:p>
          </table:table-cell>
          <table:table-cell/>
          <table:table-cell office:value-type="string">
            <text:p>The relative position of 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Results</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No of Decimals</text:p>
          </table:table-cell>
          <table:table-cell office:value-type="string">
            <text:p>NoOfDecimals</text:p>
          </table:table-cell>
          <table:table-cell table:number-columns-repeated="2" office:value-type="string">
            <text:p>Integer</text:p>
          </table:table-cell>
          <table:table-cell/>
          <table:table-cell office:value-type="string">
            <text:p>The number of decimal plac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Unit of Measure</text:p>
          </table:table-cell>
          <table:table-cell office:value-type="string">
            <text:p>UnitOfMeasure</text:p>
          </table:table-cell>
          <table:table-cell table:number-columns-repeated="2" office:value-type="string">
            <text:p>String</text:p>
          </table:table-cell>
          <table:table-cell/>
          <table:table-cell office:value-type="string">
            <text:p>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Measure Relative Position</text:p>
          </table:table-cell>
          <table:table-cell office:value-type="string">
            <text:p>MeasureRelativePosition</text:p>
          </table:table-cell>
          <table:table-cell table:number-columns-repeated="2" office:value-type="string">
            <text:p>String</text:p>
          </table:table-cell>
          <table:table-cell/>
          <table:table-cell office:value-type="string">
            <text:p>The relative position of the unit of measur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Read Only</text:p>
          </table:table-cell>
          <table:table-cell office:value-type="string">
            <text:p>ReadOnly</text:p>
          </table:table-cell>
          <table:table-cell table:number-columns-repeated="2" office:value-type="string">
            <text:p>Boolean</text:p>
          </table:table-cell>
          <table:table-cell office:value-type="float" office:value="1">
            <text:p>1</text:p>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Number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Number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Number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Number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ne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Panel</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Panel</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Panel</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nel</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nel</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nel</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Panel</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rent Window</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arent Window</text:p>
          </table:table-cell>
          <table:table-cell table:number-columns-repeated="3" office:value-type="string">
            <text:p>Orientation</text:p>
          </table:table-cell>
          <table:table-cell office:value-type="string">
            <text:p>String</text:p>
          </table:table-cell>
          <table:table-cell/>
          <table:table-cell office:value-type="string">
            <text:p>The Orientation is supplied by the Device to the Main Window</text:p>
          </table:table-cell>
          <table:table-cell table:number-columns-repeated="2" office:value-type="float" office:value="0">
            <text:p>0</text:p>
          </table:table-cell>
          <table:table-cell office:value-type="string">
            <text:p>Portrait, <text:s/>Landscape</text:p>
          </table:table-cell>
          <table:table-cell table:number-columns-repeated="1014"/>
        </table:table-row>
        <table:table-row table:style-name="ro1" table:visibility="filter">
          <table:table-cell office:value-type="string">
            <text:p>Parent Window</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arent Window</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Parent Window</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ermission Variab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office:value-type="string">
            <text:p>SQL Parameter Name</text:p>
          </table:table-cell>
          <table:table-cell office:value-type="string">
            <text:p>SqlParameterName</text:p>
          </table:table-cell>
          <table:table-cell table:number-columns-repeated="2" office:value-type="string">
            <text:p>String</text:p>
          </table:table-cell>
          <table:table-cell/>
          <table:table-cell office:value-type="string">
            <text:p>The Name of the Instance variable as used in T-SQ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Permission Variable</text:p>
          </table:table-cell>
          <table:table-cell office:value-type="string">
            <text:p>Data Type</text:p>
          </table:table-cell>
          <table:table-cell table:number-columns-repeated="2" office:value-type="string">
            <text:p>DataType</text:p>
          </table:table-cell>
          <table:table-cell office:value-type="string">
            <text:p>String</text:p>
          </table:table-cell>
          <table:table-cell/>
          <table:table-cell office:value-type="string">
            <text:p>The Data Type of the Instance variable</text:p>
          </table:table-cell>
          <table:table-cell table:number-columns-repeated="2" office:value-type="float" office:value="0">
            <text:p>0</text:p>
          </table:table-cell>
          <table:table-cell office:value-type="string">
            <text:p>valid_begin_date, <text:s/>valid_end_date, <text:s/>gnosis_layout_xml, <text:s/>system_protection_status, <text:s/>audit_datetime, <text:s/>boolean</text:p>
          </table:table-cell>
          <table:table-cell table:number-columns-repeated="1014"/>
        </table:table-row>
        <table:table-row table:style-name="ro1" table:visibility="filter">
          <table:table-cell office:value-type="string">
            <text:p>Permission Variable</text:p>
          </table:table-cell>
          <table:table-cell office:value-type="string">
            <text:p>SQL Data Type</text:p>
          </table:table-cell>
          <table:table-cell office:value-type="string">
            <text:p>SqlDataType</text:p>
          </table:table-cell>
          <table:table-cell office:value-type="string">
            <text:p>SQLDataType</text:p>
          </table:table-cell>
          <table:table-cell office:value-type="string">
            <text:p>String</text:p>
          </table:table-cell>
          <table:table-cell/>
          <table:table-cell office:value-type="string">
            <text:p>The SQL Data Type of the Permission variable</text:p>
          </table:table-cell>
          <table:table-cell table:number-columns-repeated="2" office:value-type="float" office:value="0">
            <text:p>0</text:p>
          </table:table-cell>
          <table:table-cell office:value-type="string">
            <text:p>sysname, <text:s/>bit, <text:s/>tinyint, <text:s/>smallint, <text:s/>int, <text:s/>numeric</text:p>
          </table:table-cell>
          <table:table-cell table:number-columns-repeated="1014"/>
        </table:table-row>
        <table:table-row table:style-name="ro1" table:visibility="filter">
          <table:table-cell office:value-type="string">
            <text:p>Permission Variable</text:p>
          </table:table-cell>
          <table:table-cell table:number-columns-repeated="2" office:value-type="string">
            <text:p>Default</text:p>
          </table:table-cell>
          <table:table-cell table:number-columns-repeated="2" office:value-type="string">
            <text:p>String</text:p>
          </table:table-cell>
          <table:table-cell/>
          <table:table-cell office:value-type="string">
            <text:p>The Default of the Permission variab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office:value-type="string">
            <text:p>Variable Code</text:p>
          </table:table-cell>
          <table:table-cell office:value-type="string">
            <text:p>VariableCode</text:p>
          </table:table-cell>
          <table:table-cell table:number-columns-repeated="2" office:value-type="string">
            <text:p>String</text:p>
          </table:table-cell>
          <table:table-cell/>
          <table:table-cell office:value-type="string">
            <text:p>The Permission Variable ID valu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ermission Variab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Primary Spli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Primary Split</text:p>
          </table:table-cell>
          <table:table-cell office:value-type="string">
            <text:p>Tiles Overlay Parent</text:p>
          </table:table-cell>
          <table:table-cell office:value-type="string">
            <text:p>TilesOverlayParent</text:p>
          </table:table-cell>
          <table:table-cell table:number-columns-repeated="2" office:value-type="string">
            <text:p>Boolean</text:p>
          </table:table-cell>
          <table:table-cell/>
          <table:table-cell office:value-type="string">
            <text:p>Ignore the Split and display the Tile over the window, use for Phone where both Navigator and Next window overlay their parent window, when set then Split Detail is not requir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rimary Split</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rimary Split</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Primary Split</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Primary Split</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Field</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2" table:visibility="filter">
          <table:table-cell office:value-type="string">
            <text:p>Radio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Checked</text:p>
          </table:table-cell>
          <table:table-cell table:number-columns-repeated="2" office:value-type="string">
            <text:p>Boolean</text:p>
          </table:table-cell>
          <table:table-cell office:value-type="float" office:value="0">
            <text:p>0</text:p>
          </table:table-cell>
          <table:table-cell office:value-type="string">
            <text:p>The control (check or radio) is displayed as check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Radio Field</text:p>
          </table:table-cell>
          <table:table-cell office:value-type="string">
            <text:p>Checked Factor</text:p>
          </table:table-cell>
          <table:table-cell office:value-type="string">
            <text:p>Check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Checked Factor and Check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Radio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Radio Group</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Radio Group</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Group</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Radio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Radio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Radio Group</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Radio Group</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office:value-type="string">
            <text:p>Is Editing</text:p>
          </table:table-cell>
          <table:table-cell office:value-type="string">
            <text:p>IsEditing</text:p>
          </table:table-cell>
          <table:table-cell table:number-columns-repeated="2" office:value-type="string">
            <text:p>Boolean</text:p>
          </table:table-cell>
          <table:table-cell office:value-type="float" office:value="0">
            <text:p>0</text:p>
          </table:table-cell>
          <table:table-cell office:value-type="string">
            <text:p>The field that indicates whether the Frame is Editing</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office:value-type="string">
            <text:p>Is Empty</text:p>
          </table:table-cell>
          <table:table-cell office:value-type="string">
            <text:p>IsEmpty</text:p>
          </table:table-cell>
          <table:table-cell table:number-columns-repeated="2" office:value-type="string">
            <text:p>Boolean</text:p>
          </table:table-cell>
          <table:table-cell office:value-type="float" office:value="0">
            <text:p>0</text:p>
          </table:table-cell>
          <table:table-cell office:value-type="string">
            <text:p>The field that indicates whether the Instance is Empt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office:value-type="string">
            <text:p>SQL Successful</text:p>
          </table:table-cell>
          <table:table-cell office:value-type="string">
            <text:p>SQLSuccessful</text:p>
          </table:table-cell>
          <table:table-cell table:number-columns-repeated="2" office:value-type="string">
            <text:p>Boolean</text:p>
          </table:table-cell>
          <table:table-cell/>
          <table:table-cell office:value-type="string">
            <text:p>The field indicates whether the call to SQL has been successfu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earch Frame</text:p>
          </table:table-cell>
          <table:table-cell office:value-type="string">
            <text:p>Allowed Section List</text:p>
          </table:table-cell>
          <table:table-cell table:number-columns-repeated="2" office:value-type="string">
            <text:p>AllowedSectionList</text:p>
          </table:table-cell>
          <table:table-cell office:value-type="string">
            <text:p>String</text:p>
          </table:table-cell>
          <table:table-cell office:value-type="string">
            <text:p>1, 2</text:p>
          </table:table-cell>
          <table:table-cell office:value-type="string">
            <text:p>A list of allowable section numbers eg "1", "1, 2", "1, 2, 3", "1, 2, 4" or "1, 2, 4, 6" </text:p>
          </table:table-cell>
          <table:table-cell table:number-columns-repeated="2" office:value-type="float" office:value="0">
            <text:p>0</text:p>
          </table:table-cell>
          <table:table-cell office:value-type="string">
            <text:p>1, <text:s/>1, 2, <text:s/>1, 2, 3, <text:s/>1, 2, 4, <text:s/>1, 2, 3, 4, <text:s/>1, 2, 4, 6</text:p>
          </table:table-cell>
          <table:table-cell table:number-columns-repeated="1014"/>
        </table:table-row>
        <table:table-row table:style-name="ro2" table:visibility="filter">
          <table:table-cell office:value-type="string">
            <text:p>Search Frame</text:p>
          </table:table-cell>
          <table:table-cell office:value-type="string">
            <text:p>Optimal Section Width Characters</text:p>
          </table:table-cell>
          <table:table-cell office:value-type="string">
            <text:p>OptimalSectionWidthCharacters</text:p>
          </table:table-cell>
          <table:table-cell table:number-columns-repeated="2" office:value-type="string">
            <text:p>Integer</text:p>
          </table:table-cell>
          <table:table-cell office:value-type="float" office:value="32">
            <text:p>32</text:p>
          </table:table-cell>
          <table:table-cell office:value-type="string">
            <text:p>The optimal number of characters that the section width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Frame</text:p>
          </table:table-cell>
          <table:table-cell office:value-type="string">
            <text:p>Min Width Characters</text:p>
          </table:table-cell>
          <table:table-cell office:value-type="string">
            <text:p>MinWidthCharacters</text:p>
          </table:table-cell>
          <table:table-cell table:number-columns-repeated="2" office:value-type="string">
            <text:p>Integer</text:p>
          </table:table-cell>
          <table:table-cell office:value-type="float" office:value="24">
            <text:p>24</text:p>
          </table:table-cell>
          <table:table-cell office:value-type="string">
            <text:p>The minimum number of characters that the frame data is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Frame</text:p>
          </table:table-cell>
          <table:table-cell office:value-type="string">
            <text:p>Max Width Characters</text:p>
          </table:table-cell>
          <table:table-cell office:value-type="string">
            <text:p>MaxWidthCharacters</text:p>
          </table:table-cell>
          <table:table-cell table:number-columns-repeated="2" office:value-type="string">
            <text:p>Integer</text:p>
          </table:table-cell>
          <table:table-cell office:value-type="float" office:value="96">
            <text:p>96</text:p>
          </table:table-cell>
          <table:table-cell office:value-type="string">
            <text:p>The maximum number of characters that the frame data is displayed to</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Fram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Fram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earch Fram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Paramete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office:value-type="string">
            <text:p>Is Input</text:p>
          </table:table-cell>
          <table:table-cell office:value-type="string">
            <text:p>IsIn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Parameter</text:p>
          </table:table-cell>
          <table:table-cell office:value-type="string">
            <text:p>Is Output</text:p>
          </table:table-cell>
          <table:table-cell office:value-type="string">
            <text:p>IsOutput</text:p>
          </table:table-cell>
          <table:table-cell table:number-columns-repeated="2" office:value-type="string">
            <text:p>Boolean</text:p>
          </table:table-cell>
          <table:table-cell/>
          <table:table-cell office:value-type="string">
            <text:p>The Parameter is an output parameter</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Parameter</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paramet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Parameter</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Parameter</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office:value-type="string">
            <text:p>Search Operator</text:p>
          </table:table-cell>
          <table:table-cell office:value-type="string">
            <text:p>SearchOperator</text:p>
          </table:table-cell>
          <table:table-cell office:value-type="string">
            <text:p>Operator</text:p>
          </table:table-cell>
          <table:table-cell office:value-type="string">
            <text:p>String</text:p>
          </table:table-cell>
          <table:table-cell/>
          <table:table-cell office:value-type="string">
            <text:p>The Operator</text:p>
          </table:table-cell>
          <table:table-cell table:number-columns-repeated="2" office:value-type="float" office:value="0">
            <text:p>0</text:p>
          </table:table-cell>
          <table:table-cell office:value-type="string">
            <text:p>=, <text:s/>!=, <text:s/>&gt;, <text:s/>&lt;, <text:s/>&gt;=, <text:s/>&lt;=, <text:s/>like, <text:s/>is</text:p>
          </table:table-cell>
          <table:table-cell table:number-columns-repeated="1014"/>
        </table:table-row>
        <table:table-row table:style-name="ro1" table:visibility="filter">
          <table:table-cell office:value-type="string">
            <text:p>Search Referenc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ferenc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ferenc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table:number-columns-repeated="2" office:value-type="string">
            <text:p>Parameter</text:p>
          </table:table-cell>
          <table:table-cell table:number-columns-repeated="2" office:value-type="string">
            <text:p>String</text:p>
          </table:table-cell>
          <table:table-cell/>
          <table:table-cell office:value-type="string">
            <text:p>The Parameter for which the Mapping applies</text:p>
          </table:table-cell>
          <table:table-cell table:number-columns-repeated="2" office:value-type="float" office:value="0">
            <text:p>0</text:p>
          </table:table-cell>
          <table:table-cell table:number-columns-repeated="1015"/>
        </table:table-row>
        <table:table-row table:style-name="ro5" table:visibility="filter">
          <table:table-cell office:value-type="string">
            <text:p>Search Results Attribute</text:p>
          </table:table-cell>
          <table:table-cell table:number-columns-repeated="2" office:value-type="string">
            <text:p>Perspective</text:p>
          </table:table-cell>
          <table:table-cell table:number-columns-repeated="2" office:value-type="string">
            <text:p>String</text:p>
          </table:table-cell>
          <table:table-cell/>
          <table:table-cell office:value-type="string">
            <text:p>The Perspective is used for drag and drop functionality, where the text displayed for the link control is not the instance name, the entity must define the link perspectiv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office:value-type="string">
            <text:p>Link Role</text:p>
          </table:table-cell>
          <table:table-cell table:number-columns-repeated="2" office:value-type="string">
            <text:p>LinkRole</text:p>
          </table:table-cell>
          <table:table-cell office:value-type="string">
            <text:p>String</text:p>
          </table:table-cell>
          <table:table-cell/>
          <table:table-cell office:value-type="string">
            <text:p>The Link Role of the Control Attribute</text:p>
          </table:table-cell>
          <table:table-cell table:number-columns-repeated="2" office:value-type="float" office:value="0">
            <text:p>0</text:p>
          </table:table-cell>
          <table:table-cell office:value-type="string">
            <text:p>Key, <text:s/>Entity, <text:s/>System, <text:s/>Name</text:p>
          </table:table-cell>
          <table:table-cell table:number-columns-repeated="1014"/>
        </table:table-row>
        <table:table-row table:style-name="ro1" table:visibility="filter">
          <table:table-cell office:value-type="string">
            <text:p>Search Results Attribute</text:p>
          </table:table-cell>
          <table:table-cell office:value-type="string">
            <text:p>Link Key Order</text:p>
          </table:table-cell>
          <table:table-cell office:value-type="string">
            <text:p>LinkKeyOrder</text:p>
          </table:table-cell>
          <table:table-cell table:number-columns-repeated="2" office:value-type="string">
            <text:p>Integer</text:p>
          </table:table-cell>
          <table:table-cell/>
          <table:table-cell office:value-type="string">
            <text:p>The Order of the Key Link Rol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sults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Search Results 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Search Results 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Search Results 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sults 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earch Results 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Document</text:p>
          </table:table-cell>
          <table:table-cell office:value-type="string">
            <text:p>DocumentSystemID, DocumentEntityID</text:p>
          </table:table-cell>
          <table:table-cell table:number-columns-repeated="2" office:value-type="string">
            <text:p>Integer</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GnosisDocumentFrame</text:p>
          </table:table-cell>
          <table:table-cell table:number-columns-repeated="1014"/>
        </table:table-row>
        <table:table-row table:style-name="ro1" table:visibility="filter">
          <table:table-cell office:value-type="string">
            <text:p>Search Results 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Results Gri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earch Results 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earch Results 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earch Results 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plit</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plit Detai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plit Detail</text:p>
          </table:table-cell>
          <table:table-cell table:number-columns-repeated="3" office:value-type="string">
            <text:p>Orientation</text:p>
          </table:table-cell>
          <table:table-cell office:value-type="string">
            <text:p>String</text:p>
          </table:table-cell>
          <table:table-cell/>
          <table:table-cell office:value-type="string">
            <text:p>The Orientation of the Split Detail, Orientation is applicable to Phone and Tablets, otherwise Orientation may be left undefined</text:p>
          </table:table-cell>
          <table:table-cell table:number-columns-repeated="2" office:value-type="float" office:value="0">
            <text:p>0</text:p>
          </table:table-cell>
          <table:table-cell office:value-type="string">
            <text:p>Portrait, <text:s/>Landscape</text:p>
          </table:table-cell>
          <table:table-cell table:number-columns-repeated="1014"/>
        </table:table-row>
        <table:table-row table:style-name="ro1" table:visibility="filter">
          <table:table-cell office:value-type="string">
            <text:p>Split Detail</text:p>
          </table:table-cell>
          <table:table-cell office:value-type="string">
            <text:p>Split Direction</text:p>
          </table:table-cell>
          <table:table-cell office:value-type="string">
            <text:p>SplitDirection</text:p>
          </table:table-cell>
          <table:table-cell office:value-type="string">
            <text:p>Direction</text:p>
          </table:table-cell>
          <table:table-cell office:value-type="string">
            <text:p>String</text:p>
          </table:table-cell>
          <table:table-cell/>
          <table:table-cell office:value-type="string">
            <text:p>The Direction of the Split</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2" table:visibility="filter">
          <table:table-cell office:value-type="string">
            <text:p>Split Detail</text:p>
          </table:table-cell>
          <table:table-cell office:value-type="string">
            <text:p>Split Percentage</text:p>
          </table:table-cell>
          <table:table-cell office:value-type="string">
            <text:p>SplitPercentage</text:p>
          </table:table-cell>
          <table:table-cell table:number-columns-repeated="2" office:value-type="string">
            <text:p>Number</text:p>
          </table:table-cell>
          <table:table-cell/>
          <table:table-cell office:value-type="string">
            <text:p>The % Split of the Width, stored incase of internal change to Split Direction</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plit Detail</text:p>
          </table:table-cell>
          <table:table-cell office:value-type="string">
            <text:p>Split Units</text:p>
          </table:table-cell>
          <table:table-cell office:value-type="string">
            <text:p>SplitUnits</text:p>
          </table:table-cell>
          <table:table-cell table:number-columns-repeated="2" office:value-type="string">
            <text:p>Integer</text:p>
          </table:table-cell>
          <table:table-cell/>
          <table:table-cell office:value-type="string">
            <text:p>The Width of the Split, stored incase of internal change to Split Directio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plit Detail</text:p>
          </table:table-cell>
          <table:table-cell office:value-type="string">
            <text:p>Using Units</text:p>
          </table:table-cell>
          <table:table-cell office:value-type="string">
            <text:p>UsingUnits</text:p>
          </table:table-cell>
          <table:table-cell table:number-columns-repeated="2" office:value-type="string">
            <text:p>Boolean</text:p>
          </table:table-cell>
          <table:table-cell office:value-type="float" office:value="0">
            <text:p>0</text:p>
          </table:table-cell>
          <table:table-cell office:value-type="string">
            <text:p>The Split is using Units (True) or Percentage (Fals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Address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Address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4" table:visibility="filter">
          <table:table-cell office:value-type="string">
            <text:p>System Address Field</text:p>
          </table:table-cell>
          <table:table-cell office:value-type="string">
            <text:p>Menu Tag</text:p>
          </table:table-cell>
          <table:table-cell office:value-type="string">
            <text:p>MenuTag</text:p>
          </table:table-cell>
          <table:table-cell office:value-type="string">
            <text:p>GenericMenuTag</text:p>
          </table:table-cell>
          <table:table-cell office:value-type="string">
            <text:p>String</text:p>
          </table:table-cell>
          <table:table-cell/>
          <table:table-cell office:value-type="string">
            <text:p>The control (button) is displayed as Selected (Down) or checked</text:p>
          </table:table-cell>
          <table:table-cell table:number-columns-repeated="2" office:value-type="float" office:value="0">
            <text:p>0</text:p>
          </table:table-cell>
          <table:table-cell office:value-type="string">
            <text:p>Forward, <text:s/>Backward, <text:s/>Cut, <text:s/>Copy, <text:s/>Paste, <text:s/>Undo, <text:s/>Redo, <text:s/>Edit, <text:s/>Delete, <text:s/>Insert, <text:s/>Save, <text:s/>Remove, <text:s/>Refresh, <text:s/>Cancel, <text:s/>Search, <text:s/>Reset, <text:s/>New, <text:s/>Print, <text:s/>Navigator, <text:s/>Tooltip, <text:s/>ProtectionStatus, <text:s/>Properties</text:p>
          </table:table-cell>
          <table:table-cell table:number-columns-repeated="1014"/>
        </table:table-row>
        <table:table-row table:style-name="ro1" table:visibility="filter">
          <table:table-cell office:value-type="string">
            <text:p>System Address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Address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Address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Address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Definiti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Definiti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Definiti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Definiti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ystem Layout Area</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System Layout Area</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Layout Area</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System Layout Area</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System Layout Area</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System Layout Area</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System Layout Area</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ab</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ab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ab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ab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ext Area</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ext Area</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Area</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Area</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Area</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Area</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Area</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Area</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Area</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Area</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Area</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ext Column</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ext Column</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Colum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Colum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Colum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Column</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Column</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Text Field</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Field</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ext Field</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ext Field</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Field</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Fiel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Fiel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Field</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Field</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Value</text:p>
          </table:table-cell>
          <table:table-cell table:number-columns-repeated="2" office:value-type="string">
            <text:p>String</text:p>
          </table:table-cell>
          <table:table-cell/>
          <table:table-cell office:value-type="string">
            <text:p>The value of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in Text Display Width Characters</text:p>
          </table:table-cell>
          <table:table-cell office:value-type="string">
            <text:p>MinTextDisplayWidthChars</text:p>
          </table:table-cell>
          <table:table-cell table:number-columns-repeated="2" office:value-type="string">
            <text:p>Integer</text:p>
          </table:table-cell>
          <table:table-cell/>
          <table:table-cell office:value-type="string">
            <text:p>The min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ax Text Display Width Characters</text:p>
          </table:table-cell>
          <table:table-cell office:value-type="string">
            <text:p>MaxTextDisplayWidthChars</text:p>
          </table:table-cell>
          <table:table-cell table:number-columns-repeated="2" office:value-type="string">
            <text:p>Integer</text:p>
          </table:table-cell>
          <table:table-cell/>
          <table:table-cell office:value-type="string">
            <text:p>The maximum number of characters wide the Text Control may be displayed to</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Max Characters</text:p>
          </table:table-cell>
          <table:table-cell office:value-type="string">
            <text:p>MaxChars</text:p>
          </table:table-cell>
          <table:table-cell table:number-columns-repeated="2" office:value-type="string">
            <text:p>Integer</text:p>
          </table:table-cell>
          <table:table-cell/>
          <table:table-cell office:value-type="string">
            <text:p>The number of Characters allowed to be entered into the field or area</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ext Results</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ext Results</text:p>
          </table:table-cell>
          <table:table-cell office:value-type="string">
            <text:p>Has Row Focus</text:p>
          </table:table-cell>
          <table:table-cell office:value-type="string">
            <text:p>HasRowFocus</text:p>
          </table:table-cell>
          <table:table-cell table:number-columns-repeated="2" office:value-type="string">
            <text:p>Boolean</text:p>
          </table:table-cell>
          <table:table-cell office:value-type="float" office:value="0">
            <text:p>0</text:p>
          </table:table-cell>
          <table:table-cell office:value-type="string">
            <text:p>The property is non zero when the row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Has Row Mouse Focus</text:p>
          </table:table-cell>
          <table:table-cell office:value-type="string">
            <text:p>HasRow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ext Results</text:p>
          </table:table-cell>
          <table:table-cell office:value-type="string">
            <text:p>Has Row Mouse Down</text:p>
          </table:table-cell>
          <table:table-cell office:value-type="string">
            <text:p>HasRow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row</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Is Even Row</text:p>
          </table:table-cell>
          <table:table-cell office:value-type="string">
            <text:p>IsEvenRow</text:p>
          </table:table-cell>
          <table:table-cell table:number-columns-repeated="2" office:value-type="string">
            <text:p>Boolean</text:p>
          </table:table-cell>
          <table:table-cell/>
          <table:table-cell office:value-type="string">
            <text:p>The row is Even (True/False) as opposed to Od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ext Results</text:p>
          </table:table-cell>
          <table:table-cell office:value-type="string">
            <text:p>Row Selected</text:p>
          </table:table-cell>
          <table:table-cell office:value-type="string">
            <text:p>RowSelected</text:p>
          </table:table-cell>
          <table:table-cell table:number-columns-repeated="2" office:value-type="string">
            <text:p>Boolean</text:p>
          </table:table-cell>
          <table:table-cell/>
          <table:table-cell office:value-type="string">
            <text:p>The Row is selec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text:p>
          </table:table-cell>
          <table:table-cell office:value-type="string">
            <text:p>Has Tabs</text:p>
          </table:table-cell>
          <table:table-cell office:value-type="string">
            <text:p>HasTabs</text:p>
          </table:table-cell>
          <table:table-cell table:number-columns-repeated="2" office:value-type="string">
            <text:p>Boolean</text:p>
          </table:table-cell>
          <table:table-cell/>
          <table:table-cell office:value-type="string">
            <text:p>The Tile has Tabs</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Accepts Search Frames</text:p>
          </table:table-cell>
          <table:table-cell office:value-type="string">
            <text:p>AcceptsSearchFrames</text:p>
          </table:table-cell>
          <table:table-cell table:number-columns-repeated="2" office:value-type="string">
            <text:p>Boolean</text:p>
          </table:table-cell>
          <table:table-cell/>
          <table:table-cell office:value-type="string">
            <text:p>The Tile accepts Search Frames for displa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Accepts Document Frames</text:p>
          </table:table-cell>
          <table:table-cell office:value-type="string">
            <text:p>AcceptsDocumentFrames</text:p>
          </table:table-cell>
          <table:table-cell table:number-columns-repeated="2" office:value-type="string">
            <text:p>Boolean</text:p>
          </table:table-cell>
          <table:table-cell/>
          <table:table-cell office:value-type="string">
            <text:p>The Tile accepts Document Frames for displa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il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ile Detail</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 Detail</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 Detail</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ile Detail</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ile Detail</text:p>
          </table:table-cell>
          <table:table-cell office:value-type="string">
            <text:p>Split Direction</text:p>
          </table:table-cell>
          <table:table-cell office:value-type="string">
            <text:p>SplitDirection</text:p>
          </table:table-cell>
          <table:table-cell office:value-type="string">
            <text:p>Direction</text:p>
          </table:table-cell>
          <table:table-cell office:value-type="string">
            <text:p>String</text:p>
          </table:table-cell>
          <table:table-cell/>
          <table:table-cell office:value-type="string">
            <text:p>For the Split Direction apply the Tab Direction and Text Directions settings</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Tile Detail</text:p>
          </table:table-cell>
          <table:table-cell office:value-type="string">
            <text:p>Tab Direction</text:p>
          </table:table-cell>
          <table:table-cell office:value-type="string">
            <text:p>TabDirection</text:p>
          </table:table-cell>
          <table:table-cell office:value-type="string">
            <text:p>Direction</text:p>
          </table:table-cell>
          <table:table-cell office:value-type="string">
            <text:p>String</text:p>
          </table:table-cell>
          <table:table-cell/>
          <table:table-cell office:value-type="string">
            <text:p>The Direction of the Tabs, which is either Horizontal or Vertical</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2" table:visibility="filter">
          <table:table-cell office:value-type="string">
            <text:p>Tile Detail</text:p>
          </table:table-cell>
          <table:table-cell office:value-type="string">
            <text:p>Text Direction</text:p>
          </table:table-cell>
          <table:table-cell office:value-type="string">
            <text:p>TextDirection</text:p>
          </table:table-cell>
          <table:table-cell office:value-type="string">
            <text:p>Direction</text:p>
          </table:table-cell>
          <table:table-cell office:value-type="string">
            <text:p>String</text:p>
          </table:table-cell>
          <table:table-cell/>
          <table:table-cell office:value-type="string">
            <text:p>The Direction of the Text on the Tabs, which is either Horizontal or Vertical</text:p>
          </table:table-cell>
          <table:table-cell table:number-columns-repeated="2" office:value-type="float" office:value="0">
            <text:p>0</text:p>
          </table:table-cell>
          <table:table-cell office:value-type="string">
            <text:p>Horizontal, <text:s/>Vertical</text:p>
          </table:table-cell>
          <table:table-cell table:number-columns-repeated="1014"/>
        </table:table-row>
        <table:table-row table:style-name="ro1" table:visibility="filter">
          <table:table-cell office:value-type="string">
            <text:p>Toggle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office:value-type="string">
            <text:p>Tooltip Selected</text:p>
          </table:table-cell>
          <table:table-cell office:value-type="string">
            <text:p>TooltipSelected</text:p>
          </table:table-cell>
          <table:table-cell table:number-columns-repeated="2" office:value-type="string">
            <text:p>String</text:p>
          </table:table-cell>
          <table:table-cell/>
          <table:table-cell office:value-type="string">
            <text:p>The tooltip displayed when the Item is Select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Toggle Button</text:p>
          </table:table-cell>
          <table:table-cell office:value-type="string">
            <text:p>Selected Factor</text:p>
          </table:table-cell>
          <table:table-cell office:value-type="string">
            <text:p>Select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Selected Factor and Select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 Group</text:p>
          </table:table-cell>
          <table:table-cell office:value-type="string">
            <text:p>Variable</text:p>
          </table:table-cell>
          <table:table-cell office:value-type="string">
            <text:p>VariableSystemID, VariableControlID</text:p>
          </table:table-cell>
          <table:table-cell table:number-columns-repeated="2" office:value-type="string">
            <text:p>Integer</text:p>
          </table:table-cell>
          <table:table-cell/>
          <table:table-cell office:value-type="string">
            <text:p>The Environment, Instance or Permission Variable linked to this Control</text:p>
          </table:table-cell>
          <table:table-cell table:number-columns-repeated="2" office:value-type="float" office:value="0">
            <text:p>0</text:p>
          </table:table-cell>
          <table:table-cell office:value-type="string">
            <text:p>GnosisEnvironmentVariable, GnosisPermissionVariable, GnosisInstanceVariable</text:p>
          </table:table-cell>
          <table:table-cell table:number-columns-repeated="1014"/>
        </table:table-row>
        <table:table-row table:style-name="ro2" table:visibility="filter">
          <table:table-cell office:value-type="string">
            <text:p>Toggle Button Group</text:p>
          </table:table-cell>
          <table:table-cell office:value-type="string">
            <text:p>Variable Is Input</text:p>
          </table:table-cell>
          <table:table-cell office:value-type="string">
            <text:p>VariableIsInput</text:p>
          </table:table-cell>
          <table:table-cell table:number-columns-repeated="2" office:value-type="string">
            <text:p>Boolean</text:p>
          </table:table-cell>
          <table:table-cell/>
          <table:table-cell office:value-type="string">
            <text:p>The Environment, Instance or Permission Variable is input to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 Group</text:p>
          </table:table-cell>
          <table:table-cell office:value-type="string">
            <text:p>Variable Is Output</text:p>
          </table:table-cell>
          <table:table-cell office:value-type="string">
            <text:p>VariableIsOutput</text:p>
          </table:table-cell>
          <table:table-cell table:number-columns-repeated="2" office:value-type="string">
            <text:p>Boolean</text:p>
          </table:table-cell>
          <table:table-cell/>
          <table:table-cell office:value-type="string">
            <text:p>The Environment, Instance or Permission Variable is output from this control</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Content Horizontal Alignment</text:p>
          </table:table-cell>
          <table:table-cell office:value-type="string">
            <text:p>Content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Content defaults from the Style</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Toggle Button Group</text:p>
          </table:table-cell>
          <table:table-cell office:value-type="string">
            <text:p>Content Vertical Alignment</text:p>
          </table:table-cell>
          <table:table-cell office:value-type="string">
            <text:p>ContentVerticalAlignment</text:p>
          </table:table-cell>
          <table:table-cell office:value-type="string">
            <text:p>VerticalAlignment</text:p>
          </table:table-cell>
          <table:table-cell office:value-type="string">
            <text:p>String</text:p>
          </table:table-cell>
          <table:table-cell/>
          <table:table-cell office:value-type="string">
            <text:p>The Vertical Alignment of the Content defaults from the Style</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2" table:visibility="filter">
          <table:table-cell office:value-type="string">
            <text:p>Toggle Button Group</text:p>
          </table:table-cell>
          <table:table-cell office:value-type="string">
            <text:p>Min Display Characters</text:p>
          </table:table-cell>
          <table:table-cell office:value-type="string">
            <text:p>Min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 Group</text:p>
          </table:table-cell>
          <table:table-cell office:value-type="string">
            <text:p>Max Display Characters</text:p>
          </table:table-cell>
          <table:table-cell office:value-type="string">
            <text:p>MaxDisplayChars</text:p>
          </table:table-cell>
          <table:table-cell table:number-columns-repeated="2" office:value-type="string">
            <text:p>Integer</text:p>
          </table:table-cell>
          <table:table-cell/>
          <table:table-cell office:value-type="string">
            <text:p>The Minimum displayed characters defaults from the data type first but overridden here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Has Scroll Bar</text:p>
          </table:table-cell>
          <table:table-cell office:value-type="string">
            <text:p>HasScrollBar</text:p>
          </table:table-cell>
          <table:table-cell table:number-columns-repeated="2" office:value-type="string">
            <text:p>Boolean</text:p>
          </table:table-cell>
          <table:table-cell/>
          <table:table-cell office:value-type="string">
            <text:p>Indicates the field can dispay a scroll bar when necessary</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Button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Button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Created</text:p>
          </table:table-cell>
          <table:table-cell office:value-type="string">
            <text:p>DatasetCre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cre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Updated</text:p>
          </table:table-cell>
          <table:table-cell office:value-type="string">
            <text:p>DatasetUpda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upda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Button Group</text:p>
          </table:table-cell>
          <table:table-cell office:value-type="string">
            <text:p>Dataset Deleted</text:p>
          </table:table-cell>
          <table:table-cell office:value-type="string">
            <text:p>DatasetDeleted</text:p>
          </table:table-cell>
          <table:table-cell table:number-columns-repeated="2" office:value-type="string">
            <text:p>Boolean</text:p>
          </table:table-cell>
          <table:table-cell office:value-type="float" office:value="0">
            <text:p>0</text:p>
          </table:table-cell>
          <table:table-cell office:value-type="string">
            <text:p>The property is non zero when the dataset has been deleted</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Button Group</text:p>
          </table:table-cell>
          <table:table-cell table:number-columns-repeated="2" office:value-type="string">
            <text:p>Locked</text:p>
          </table:table-cell>
          <table:table-cell table:number-columns-repeated="2" office:value-type="string">
            <text:p>Boolean</text:p>
          </table:table-cell>
          <table:table-cell/>
          <table:table-cell office:value-type="string">
            <text:p>The control locked status, which prohibits the control from being changed, is dynamically controlled by the applicatio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Group</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Group</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Menu Group</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Group</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Group</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Menu Group</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Icon</text:p>
          </table:table-cell>
          <table:table-cell table:number-columns-repeated="2" office:value-type="string">
            <text:p>String</text:p>
          </table:table-cell>
          <table:table-cell/>
          <table:table-cell office:value-type="string">
            <text:p>The Icon used to displa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Shortcut</text:p>
          </table:table-cell>
          <table:table-cell table:number-columns-repeated="2" office:value-type="string">
            <text:p>String</text:p>
          </table:table-cell>
          <table:table-cell/>
          <table:table-cell office:value-type="string">
            <text:p>The Shortcut Key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office:value-type="string">
            <text:p>Tooltip Selected</text:p>
          </table:table-cell>
          <table:table-cell office:value-type="string">
            <text:p>TooltipSelected</text:p>
          </table:table-cell>
          <table:table-cell table:number-columns-repeated="2" office:value-type="string">
            <text:p>String</text:p>
          </table:table-cell>
          <table:table-cell/>
          <table:table-cell office:value-type="string">
            <text:p>The tooltip displayed when the Item is Select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Menu Item</text:p>
          </table:table-cell>
          <table:table-cell office:value-type="string">
            <text:p>Group Name</text:p>
          </table:table-cell>
          <table:table-cell office:value-type="string">
            <text:p>GroupName</text:p>
          </table:table-cell>
          <table:table-cell table:number-columns-repeated="2" office:value-type="string">
            <text:p>String</text:p>
          </table:table-cell>
          <table:table-cell/>
          <table:table-cell office:value-type="string">
            <text:p>The setting of this field works in conjunction with other members of the same Radio Group</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Selected</text:p>
          </table:table-cell>
          <table:table-cell table:number-columns-repeated="2" office:value-type="string">
            <text:p>Boolean</text:p>
          </table:table-cell>
          <table:table-cell office:value-type="float" office:value="0">
            <text:p>0</text:p>
          </table:table-cell>
          <table:table-cell office:value-type="string">
            <text:p>The control (button) is displayed as Selected (Down)</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5" table:visibility="filter">
          <table:table-cell office:value-type="string">
            <text:p>Toggle Menu Item</text:p>
          </table:table-cell>
          <table:table-cell office:value-type="string">
            <text:p>Selected Factor</text:p>
          </table:table-cell>
          <table:table-cell office:value-type="string">
            <text:p>SelectedFactor</text:p>
          </table:table-cell>
          <table:table-cell table:number-columns-repeated="2" office:value-type="string">
            <text:p>Integer</text:p>
          </table:table-cell>
          <table:table-cell office:value-type="float" office:value="1">
            <text:p>1</text:p>
          </table:table-cell>
          <table:table-cell office:value-type="string">
            <text:p>The Value of the Control is set by multiplying the Selected Factor and Selected (eg. 2 gives the result of 2 in the Dataset Item or Variable) </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oggle Menu Item</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ggle Menu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ggle Menu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ggle Menu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text:p>
          </table:table-cell>
          <table:table-cell office:value-type="string">
            <text:p>Show On Child Window</text:p>
          </table:table-cell>
          <table:table-cell office:value-type="string">
            <text:p>ShowOnChildWindow</text:p>
          </table:table-cell>
          <table:table-cell table:number-columns-repeated="2" office:value-type="string">
            <text:p>Boolean</text:p>
          </table:table-cell>
          <table:table-cell/>
          <table:table-cell office:value-type="string">
            <text:p>The toolbar of buttons is shown on the Child Window</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office:value-type="string">
            <text:p>Menu</text:p>
          </table:table-cell>
          <table:table-cell office:value-type="string">
            <text:p>MenuSystemID, MenuControlID</text:p>
          </table:table-cell>
          <table:table-cell table:number-columns-repeated="2" office:value-type="string">
            <text:p>Integer</text:p>
          </table:table-cell>
          <table:table-cell/>
          <table:table-cell office:value-type="string">
            <text:p>The Menu for which this Toolbar references</text:p>
          </table:table-cell>
          <table:table-cell table:number-columns-repeated="2" office:value-type="float" office:value="0">
            <text:p>0</text:p>
          </table:table-cell>
          <table:table-cell office:value-type="string">
            <text:p>GnosisGenericMenu</text:p>
          </table:table-cell>
          <table:table-cell table:number-columns-repeated="1014"/>
        </table:table-row>
        <table:table-row table:style-name="ro1" table:visibility="filter">
          <table:table-cell office:value-type="string">
            <text:p>Toolbar</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olbar</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oolbar Tray</text:p>
          </table:table-cell>
          <table:table-cell office:value-type="string">
            <text:p>Tray Horizontal Alignment</text:p>
          </table:table-cell>
          <table:table-cell office:value-type="string">
            <text:p>TrayHorizontalAlignment</text:p>
          </table:table-cell>
          <table:table-cell office:value-type="string">
            <text:p>HorizontalAlignment</text:p>
          </table:table-cell>
          <table:table-cell office:value-type="string">
            <text:p>String</text:p>
          </table:table-cell>
          <table:table-cell/>
          <table:table-cell office:value-type="string">
            <text:p>The Horizontal alignment of the toolbar tray, Left Centre, Righ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5" table:visibility="filter">
          <table:table-cell office:value-type="string">
            <text:p>Toolbar Tray</text:p>
          </table:table-cell>
          <table:table-cell table:number-columns-repeated="3" office:value-type="string">
            <text:p>Orientation</text:p>
          </table:table-cell>
          <table:table-cell office:value-type="string">
            <text:p>String</text:p>
          </table:table-cell>
          <table:table-cell/>
          <table:table-cell office:value-type="string">
            <text:p>The Orientation determines whether this Control is displayed for the Orientation, if not defined then the control is always displayed</text:p>
          </table:table-cell>
          <table:table-cell table:number-columns-repeated="2" office:value-type="float" office:value="0">
            <text:p>0</text:p>
          </table:table-cell>
          <table:table-cell office:value-type="string">
            <text:p>Portrait, <text:s/>Landscape</text:p>
          </table:table-cell>
          <table:table-cell table:number-columns-repeated="1014"/>
        </table:table-row>
        <table:table-row table:style-name="ro1" table:visibility="filter">
          <table:table-cell office:value-type="string">
            <text:p>Toolbar Tray</text:p>
          </table:table-cell>
          <table:table-cell office:value-type="string">
            <text:p>Menu</text:p>
          </table:table-cell>
          <table:table-cell office:value-type="string">
            <text:p>MenuSystemID, MenuControlID</text:p>
          </table:table-cell>
          <table:table-cell table:number-columns-repeated="2" office:value-type="string">
            <text:p>Integer</text:p>
          </table:table-cell>
          <table:table-cell/>
          <table:table-cell office:value-type="string">
            <text:p>The Menu for which this Toolbar Tray references</text:p>
          </table:table-cell>
          <table:table-cell table:number-columns-repeated="2" office:value-type="float" office:value="0">
            <text:p>0</text:p>
          </table:table-cell>
          <table:table-cell office:value-type="string">
            <text:p>GnosisGenericMenu</text:p>
          </table:table-cell>
          <table:table-cell table:number-columns-repeated="1014"/>
        </table:table-row>
        <table:table-row table:style-name="ro1" table:visibility="filter">
          <table:table-cell office:value-type="string">
            <text:p>Toolbar Tray</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table:number-columns-repeated="2" office:value-type="string">
            <text:p>Disabled</text:p>
          </table:table-cell>
          <table:table-cell table:number-columns-repeated="2" office:value-type="string">
            <text:p>Boolean</text:p>
          </table:table-cell>
          <table:table-cell office:value-type="float" office:value="1">
            <text:p>1</text:p>
          </table:table-cell>
          <table:table-cell office:value-type="string">
            <text:p>The control enablemen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oolbar Tray</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oolbar Tray</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Expanded</text:p>
          </table:table-cell>
          <table:table-cell table:number-columns-repeated="2" office:value-type="string">
            <text:p>Boolean</text:p>
          </table:table-cell>
          <table:table-cell/>
          <table:table-cell office:value-type="string">
            <text:p>Expand all levels of the tree</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Read Only</text:p>
          </table:table-cell>
          <table:table-cell office:value-type="string">
            <text:p>ReadOnly</text:p>
          </table:table-cell>
          <table:table-cell table:number-columns-repeated="2" office:value-type="string">
            <text:p>Boolean</text:p>
          </table:table-cell>
          <table:table-cell/>
          <table:table-cell office:value-type="string">
            <text:p>The control is not able to be changed</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Attribute</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Attribute</text:p>
          </table:table-cell>
          <table:table-cell office:value-type="string">
            <text:p>Tree Role</text:p>
          </table:table-cell>
          <table:table-cell office:value-type="string">
            <text:p>TreeRole</text:p>
          </table:table-cell>
          <table:table-cell office:value-type="string">
            <text:p>TreeDisplayRole</text:p>
          </table:table-cell>
          <table:table-cell office:value-type="string">
            <text:p>String</text:p>
          </table:table-cell>
          <table:table-cell/>
          <table:table-cell office:value-type="string">
            <text:p>The Role played by the Tree Attribute in display of the Tree</text:p>
          </table:table-cell>
          <table:table-cell table:number-columns-repeated="2" office:value-type="float" office:value="0">
            <text:p>0</text:p>
          </table:table-cell>
          <table:table-cell office:value-type="string">
            <text:p>ID, <text:s/>ParentID, <text:s/>Caption, <text:s/>Icon, <text:s/>Expanded</text:p>
          </table:table-cell>
          <table:table-cell table:number-columns-repeated="1014"/>
        </table:table-row>
        <table:table-row table:style-name="ro1" table:visibility="filter">
          <table:table-cell office:value-type="string">
            <text:p>Tree Attribute</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Tree Attribute</text:p>
          </table:table-cell>
          <table:table-cell office:value-type="string">
            <text:p>Dataset Item Name</text:p>
          </table:table-cell>
          <table:table-cell office:value-type="string">
            <text:p>DatasetItem</text:p>
          </table:table-cell>
          <table:table-cell table:number-columns-repeated="2" office:value-type="string">
            <text:p>String</text:p>
          </table:table-cell>
          <table:table-cell/>
          <table:table-cell office:value-type="string">
            <text:p>The Iten Name of the Dataset that references a Column Name of the Object (Table, View or Other)</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 Item</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 Item</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Button Item</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Button Item</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 Button Item</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Menu Button</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Menu Button</text:p>
          </table:table-cell>
          <table:table-cell office:value-type="string">
            <text:p>Dataset Name</text:p>
          </table:table-cell>
          <table:table-cell office:value-type="string">
            <text:p>Dataset</text:p>
          </table:table-cell>
          <table:table-cell table:number-columns-repeated="2" office:value-type="string">
            <text:p>String</text:p>
          </table:table-cell>
          <table:table-cell/>
          <table:table-cell office:value-type="string">
            <text:p>The Dataset referenced from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Tree Menu Button</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Tree Menu Button</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Tree Menu Button</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Unsaved Grid</text:p>
          </table:table-cell>
          <table:table-cell table:number-columns-repeated="2" office:value-type="string">
            <text:p>Name</text:p>
          </table:table-cell>
          <table:table-cell table:number-columns-repeated="2" office:value-type="string">
            <text:p>String</text:p>
          </table:table-cell>
          <table:table-cell/>
          <table:table-cell office:value-type="string">
            <text:p>The Name of the Control, unique for the System &amp;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ID</text:p>
          </table:table-cell>
          <table:table-cell table:number-columns-repeated="2" office:value-type="string">
            <text:p>Integer</text:p>
          </table:table-cell>
          <table:table-cell/>
          <table:table-cell office:value-type="string">
            <text:p>The ID of the Control within the Entity</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Control Type</text:p>
          </table:table-cell>
          <table:table-cell office:value-type="string">
            <text:p>ControlType</text:p>
          </table:table-cell>
          <table:table-cell table:number-columns-repeated="2" office:value-type="string">
            <text:p>String</text:p>
          </table:table-cell>
          <table:table-cell/>
          <table:table-cell office:value-type="string">
            <text:p>The Name of Control Type</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Caption Relative Position</text:p>
          </table:table-cell>
          <table:table-cell office:value-type="string">
            <text:p>CaptionRelativePosition</text:p>
          </table:table-cell>
          <table:table-cell office:value-type="string">
            <text:p>RelativePosition</text:p>
          </table:table-cell>
          <table:table-cell office:value-type="string">
            <text:p>String</text:p>
          </table:table-cell>
          <table:table-cell/>
          <table:table-cell office:value-type="string">
            <text:p>The Caption and the field are placed relative to one another</text:p>
          </table:table-cell>
          <table:table-cell table:number-columns-repeated="2" office:value-type="float" office:value="0">
            <text:p>0</text:p>
          </table:table-cell>
          <table:table-cell office:value-type="string">
            <text:p>Above, <text:s/>Below, <text:s/>Left, <text:s/>Right</text:p>
          </table:table-cell>
          <table:table-cell table:number-columns-repeated="1014"/>
        </table:table-row>
        <table:table-row table:style-name="ro1" table:visibility="filter">
          <table:table-cell office:value-type="string">
            <text:p>Unsaved Grid</text:p>
          </table:table-cell>
          <table:table-cell office:value-type="string">
            <text:p>Caption Horizontal Alignment</text:p>
          </table:table-cell>
          <table:table-cell office:value-type="string">
            <text:p>CaptionAlignmentHorizontal</text:p>
          </table:table-cell>
          <table:table-cell office:value-type="string">
            <text:p>HorizontalAlignment</text:p>
          </table:table-cell>
          <table:table-cell office:value-type="string">
            <text:p>String</text:p>
          </table:table-cell>
          <table:table-cell/>
          <table:table-cell office:value-type="string">
            <text:p>This horizontal alignment of the Caption text</text:p>
          </table:table-cell>
          <table:table-cell table:number-columns-repeated="2" office:value-type="float" office:value="0">
            <text:p>0</text:p>
          </table:table-cell>
          <table:table-cell office:value-type="string">
            <text:p>Left, <text:s/>Centre, <text:s/>Right</text:p>
          </table:table-cell>
          <table:table-cell table:number-columns-repeated="1014"/>
        </table:table-row>
        <table:table-row table:style-name="ro1" table:visibility="filter">
          <table:table-cell office:value-type="string">
            <text:p>Unsaved Grid</text:p>
          </table:table-cell>
          <table:table-cell office:value-type="string">
            <text:p>Caption Vertical Alignment</text:p>
          </table:table-cell>
          <table:table-cell office:value-type="string">
            <text:p>CaptionAlignmentVertical</text:p>
          </table:table-cell>
          <table:table-cell office:value-type="string">
            <text:p>VerticalAlignment</text:p>
          </table:table-cell>
          <table:table-cell office:value-type="string">
            <text:p>String</text:p>
          </table:table-cell>
          <table:table-cell/>
          <table:table-cell office:value-type="string">
            <text:p>This vertical alignment of the Caption text</text:p>
          </table:table-cell>
          <table:table-cell table:number-columns-repeated="2" office:value-type="float" office:value="0">
            <text:p>0</text:p>
          </table:table-cell>
          <table:table-cell office:value-type="string">
            <text:p>Top, <text:s/>Centre, <text:s/>Bottom</text:p>
          </table:table-cell>
          <table:table-cell table:number-columns-repeated="1014"/>
        </table:table-row>
        <table:table-row table:style-name="ro1" table:visibility="filter">
          <table:table-cell office:value-type="string">
            <text:p>Unsaved Grid</text:p>
          </table:table-cell>
          <table:table-cell table:number-columns-repeated="2" office:value-type="string">
            <text:p>Caption</text:p>
          </table:table-cell>
          <table:table-cell table:number-columns-repeated="2" office:value-type="string">
            <text:p>String</text:p>
          </table:table-cell>
          <table:table-cell/>
          <table:table-cell office:value-type="string">
            <text:p>The Caption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Tooltip</text:p>
          </table:table-cell>
          <table:table-cell table:number-columns-repeated="2" office:value-type="string">
            <text:p>String</text:p>
          </table:table-cell>
          <table:table-cell/>
          <table:table-cell office:value-type="string">
            <text:p>The Tooltip displayed for the control</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Order</text:p>
          </table:table-cell>
          <table:table-cell table:number-columns-repeated="2" office:value-type="string">
            <text:p>Integer</text:p>
          </table:table-cell>
          <table:table-cell/>
          <table:table-cell office:value-type="string">
            <text:p>The Order of the Control with its paren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Min Display Rows</text:p>
          </table:table-cell>
          <table:table-cell office:value-type="string">
            <text:p>MinDisplayRows</text:p>
          </table:table-cell>
          <table:table-cell table:number-columns-repeated="2" office:value-type="string">
            <text:p>Integer</text:p>
          </table:table-cell>
          <table:table-cell office:value-type="float" office:value="1">
            <text:p>1</text:p>
          </table:table-cell>
          <table:table-cell office:value-type="string">
            <text:p>The Minimum number of data rows displayed</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Max Display Rows</text:p>
          </table:table-cell>
          <table:table-cell office:value-type="string">
            <text:p>MaxDisplayRows</text:p>
          </table:table-cell>
          <table:table-cell table:number-columns-repeated="2" office:value-type="string">
            <text:p>Integer</text:p>
          </table:table-cell>
          <table:table-cell/>
          <table:table-cell office:value-type="string">
            <text:p>The Maximum number of data rows displayed</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Unsaved Grid</text:p>
          </table:table-cell>
          <table:table-cell office:value-type="string">
            <text:p>Max Wrap Rows</text:p>
          </table:table-cell>
          <table:table-cell office:value-type="string">
            <text:p>MaxWrapRows</text:p>
          </table:table-cell>
          <table:table-cell table:number-columns-repeated="2" office:value-type="string">
            <text:p>Integer</text:p>
          </table:table-cell>
          <table:table-cell office:value-type="float" office:value="2">
            <text:p>2</text:p>
          </table:table-cell>
          <table:table-cell office:value-type="string">
            <text:p>The Maxium number of wrapped lines allowed, after which the grid displays in columnar format</text:p>
          </table:table-cell>
          <table:table-cell table:number-columns-repeated="2" office:value-type="float" office:value="0">
            <text:p>0</text:p>
          </table:table-cell>
          <table:table-cell table:number-columns-repeated="1015"/>
        </table:table-row>
        <table:table-row table:style-name="ro2" table:visibility="filter">
          <table:table-cell office:value-type="string">
            <text:p>Unsaved Grid</text:p>
          </table:table-cell>
          <table:table-cell office:value-type="string">
            <text:p>Max Lines</text:p>
          </table:table-cell>
          <table:table-cell office:value-type="string">
            <text:p>MaxLines</text:p>
          </table:table-cell>
          <table:table-cell table:number-columns-repeated="2" office:value-type="string">
            <text:p>Integer</text:p>
          </table:table-cell>
          <table:table-cell office:value-type="float" office:value="2">
            <text:p>2</text:p>
          </table:table-cell>
          <table:table-cell office:value-type="string">
            <text:p>The Maxium number of wrap lines allowed for the columns of the grid, after which the grid is forced in a different format</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office:value-type="string">
            <text:p>Max Section Span</text:p>
          </table:table-cell>
          <table:table-cell office:value-type="string">
            <text:p>MaxSectionSpan</text:p>
          </table:table-cell>
          <table:table-cell table:number-columns-repeated="2" office:value-type="string">
            <text:p>Integer</text:p>
          </table:table-cell>
          <table:table-cell/>
          <table:table-cell office:value-type="string">
            <text:p>The maximum number of sections the container Control may span</text:p>
          </table:table-cell>
          <table:table-cell table:number-columns-repeated="2" office:value-type="float" office:value="0">
            <text:p>0</text:p>
          </table:table-cell>
          <table:table-cell table:number-columns-repeated="1015"/>
        </table:table-row>
        <table:table-row table:style-name="ro1" table:visibility="filter">
          <table:table-cell office:value-type="string">
            <text:p>Unsaved Grid</text:p>
          </table:table-cell>
          <table:table-cell table:number-columns-repeated="2" office:value-type="string">
            <text:p>Hidden</text:p>
          </table:table-cell>
          <table:table-cell table:number-columns-repeated="2" office:value-type="string">
            <text:p>Boolean</text:p>
          </table:table-cell>
          <table:table-cell/>
          <table:table-cell office:value-type="string">
            <text:p>The control visibility (hidden or not)</text:p>
          </table:table-cell>
          <table:table-cell table:number-columns-repeated="2"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Unsaved Grid</text:p>
          </table:table-cell>
          <table:table-cell office:value-type="string">
            <text:p>Has Focus</text:p>
          </table:table-cell>
          <table:table-cell office:value-type="string">
            <text:p>HasFocus</text:p>
          </table:table-cell>
          <table:table-cell table:number-columns-repeated="2" office:value-type="string">
            <text:p>Boolean</text:p>
          </table:table-cell>
          <table:table-cell office:value-type="float" office:value="0">
            <text:p>0</text:p>
          </table:table-cell>
          <table:table-cell office:value-type="string">
            <text:p>The property is non zero when the control has focus</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1" table:visibility="filter">
          <table:table-cell office:value-type="string">
            <text:p>Unsaved Grid</text:p>
          </table:table-cell>
          <table:table-cell office:value-type="string">
            <text:p>Has Mouse Focus</text:p>
          </table:table-cell>
          <table:table-cell office:value-type="string">
            <text:p>HasMouseFocus</text:p>
          </table:table-cell>
          <table:table-cell table:number-columns-repeated="2" office:value-type="string">
            <text:p>Boolean</text:p>
          </table:table-cell>
          <table:table-cell office:value-type="float" office:value="0">
            <text:p>0</text:p>
          </table:table-cell>
          <table:table-cell office:value-type="string">
            <text:p>The property is non zero when the mouse is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2" table:visibility="filter">
          <table:table-cell office:value-type="string">
            <text:p>Unsaved Grid</text:p>
          </table:table-cell>
          <table:table-cell office:value-type="string">
            <text:p>Has Mouse Down</text:p>
          </table:table-cell>
          <table:table-cell office:value-type="string">
            <text:p>HasMouseDown</text:p>
          </table:table-cell>
          <table:table-cell table:number-columns-repeated="2" office:value-type="string">
            <text:p>Boolean</text:p>
          </table:table-cell>
          <table:table-cell office:value-type="float" office:value="0">
            <text:p>0</text:p>
          </table:table-cell>
          <table:table-cell office:value-type="string">
            <text:p>The property is non zero when the mouse button is held down over the control</text:p>
          </table:table-cell>
          <table:table-cell office:value-type="float" office:value="1">
            <text:p>1</text:p>
          </table:table-cell>
          <table:table-cell office:value-type="float" office:value="0">
            <text:p>0</text:p>
          </table:table-cell>
          <table:table-cell office:value-type="string">
            <text:p>1, <text:s/>0</text:p>
          </table:table-cell>
          <table:table-cell table:number-columns-repeated="1014"/>
        </table:table-row>
        <table:table-row table:style-name="ro3" table:number-rows-repeated="1047006">
          <table:table-cell table:number-columns-repeated="1024"/>
        </table:table-row>
        <table:table-row table:style-name="ro3">
          <table:table-cell table:number-columns-repeated="1024"/>
        </table:table-row>
        <table:named-expressions>
          <table:named-range table:name="_xlnm._FilterDatabase" table:base-cell-address="$'Control Types'.$A$1" table:cell-range-address="$Property.$C$1:.$C$1495"/>
        </table:named-expressions>
      </table:table>
      <table:table table:name="Parent Control Type" table:style-name="ta3"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 table:default-cell-style-name="Excel_20_Built-in_20_Normal"/>
        <table:table-column table:style-name="co21" table:number-columns-repeated="1020" table:default-cell-style-name="Excel_20_Built-in_20_Normal"/>
        <table:table-row table:style-name="ro3">
          <table:table-cell table:style-name="ce1" office:value-type="string">
            <text:p>parent_control_type_name</text:p>
          </table:table-cell>
          <table:table-cell table:style-name="ce1" office:value-type="string">
            <text:p>parent_control_xml_name</text:p>
          </table:table-cell>
          <table:table-cell table:style-name="ce1" office:value-type="string">
            <text:p>control_type_name</text:p>
          </table:table-cell>
          <table:table-cell table:style-name="ce1" office:value-type="string">
            <text:p>control_xml_name</text:p>
          </table:table-cell>
          <table:table-cell table:number-columns-repeated="1020"/>
        </table:table-row>
        <table:table-row table:style-name="ro3">
          <table:table-cell office:value-type="string">
            <text:p>Calendar</text:p>
          </table:table-cell>
          <table:table-cell office:value-type="string">
            <text:p>GnosisCalendar</text:p>
          </table:table-cell>
          <table:table-cell office:value-type="string">
            <text:p>Calendar Attribute</text:p>
          </table:table-cell>
          <table:table-cell office:value-type="string">
            <text:p>GnosisCalendarAttribute</text:p>
          </table:table-cell>
          <table:table-cell table:number-columns-repeated="1020"/>
        </table:table-row>
        <table:table-row table:style-name="ro3">
          <table:table-cell office:value-type="string">
            <text:p>Calendar</text:p>
          </table:table-cell>
          <table:table-cell office:value-type="string">
            <text:p>GnosisCalendar</text:p>
          </table:table-cell>
          <table:table-cell office:value-type="string">
            <text:p>Calendar Button</text:p>
          </table:table-cell>
          <table:table-cell office:value-type="string">
            <text:p>GnosisCalendarButton</text:p>
          </table:table-cell>
          <table:table-cell table:number-columns-repeated="1020"/>
        </table:table-row>
        <table:table-row table:style-name="ro3">
          <table:table-cell office:value-type="string">
            <text:p>Calendar</text:p>
          </table:table-cell>
          <table:table-cell office:value-type="string">
            <text:p>GnosisCalendar</text:p>
          </table:table-cell>
          <table:table-cell office:value-type="string">
            <text:p>Calendar Menu Button</text:p>
          </table:table-cell>
          <table:table-cell office:value-type="string">
            <text:p>GnosisCalendarMenuButton</text:p>
          </table:table-cell>
          <table:table-cell table:number-columns-repeated="1020"/>
        </table:table-row>
        <table:table-row table:style-name="ro3">
          <table:table-cell office:value-type="string">
            <text:p>Calendar Menu Button</text:p>
          </table:table-cell>
          <table:table-cell office:value-type="string">
            <text:p>GnosisCalendarMenuButton</text:p>
          </table:table-cell>
          <table:table-cell office:value-type="string">
            <text:p>Calendar Button Item</text:p>
          </table:table-cell>
          <table:table-cell office:value-type="string">
            <text:p>GnosisCalendarButtonItem</text:p>
          </table:table-cell>
          <table:table-cell table:number-columns-repeated="1020"/>
        </table:table-row>
        <table:table-row table:style-name="ro3">
          <table:table-cell office:value-type="string">
            <text:p>Check Field</text:p>
          </table:table-cell>
          <table:table-cell office:value-type="string">
            <text:p>GnosisCheck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Check Group</text:p>
          </table:table-cell>
          <table:table-cell office:value-type="string">
            <text:p>GnosisCheckGroup</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Check Group</text:p>
          </table:table-cell>
          <table:table-cell office:value-type="string">
            <text:p>GnosisCheckGroup</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Child Window</text:p>
          </table:table-cell>
          <table:table-cell office:value-type="string">
            <text:p>GnosisChildWindow</text:p>
          </table:table-cell>
          <table:table-cell office:value-type="string">
            <text:p>Split</text:p>
          </table:table-cell>
          <table:table-cell office:value-type="string">
            <text:p>GnosisSplit</text:p>
          </table:table-cell>
          <table:table-cell table:number-columns-repeated="1020"/>
        </table:table-row>
        <table:table-row table:style-name="ro3">
          <table:table-cell office:value-type="string">
            <text:p>Child Window</text:p>
          </table:table-cell>
          <table:table-cell office:value-type="string">
            <text:p>GnosisChildWindow</text:p>
          </table:table-cell>
          <table:table-cell office:value-type="string">
            <text:p>Tile</text:p>
          </table:table-cell>
          <table:table-cell office:value-type="string">
            <text:p>GnosisTile</text:p>
          </table:table-cell>
          <table:table-cell table:number-columns-repeated="1020"/>
        </table:table-row>
        <table:table-row table:style-name="ro3">
          <table:table-cell office:value-type="string">
            <text:p>Combo Column</text:p>
          </table:table-cell>
          <table:table-cell office:value-type="string">
            <text:p>GnosisComboColumn</text:p>
          </table:table-cell>
          <table:table-cell office:value-type="string">
            <text:p>Combo Attribute</text:p>
          </table:table-cell>
          <table:table-cell office:value-type="string">
            <text:p>GnosisComboAttribute</text:p>
          </table:table-cell>
          <table:table-cell table:number-columns-repeated="1020"/>
        </table:table-row>
        <table:table-row table:style-name="ro3">
          <table:table-cell office:value-type="string">
            <text:p>Combo Column</text:p>
          </table:table-cell>
          <table:table-cell office:value-type="string">
            <text:p>GnosisComboColumn</text:p>
          </table:table-cell>
          <table:table-cell office:value-type="string">
            <text:p>Combo Option</text:p>
          </table:table-cell>
          <table:table-cell office:value-type="string">
            <text:p>GnosisComboOption</text:p>
          </table:table-cell>
          <table:table-cell table:number-columns-repeated="1020"/>
        </table:table-row>
        <table:table-row table:style-name="ro3">
          <table:table-cell office:value-type="string">
            <text:p>Combo Column</text:p>
          </table:table-cell>
          <table:table-cell office:value-type="string">
            <text:p>GnosisComboColumn</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Combo Attribute</text:p>
          </table:table-cell>
          <table:table-cell office:value-type="string">
            <text:p>GnosisComboAttribute</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Combo Option</text:p>
          </table:table-cell>
          <table:table-cell office:value-type="string">
            <text:p>GnosisComboOption</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Combo Field</text:p>
          </table:table-cell>
          <table:table-cell office:value-type="string">
            <text:p>GnosisCombo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Connection Frame</text:p>
          </table:table-cell>
          <table:table-cell office:value-type="string">
            <text:p>GnosisConnection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Connection Frame</text:p>
          </table:table-cell>
          <table:table-cell office:value-type="string">
            <text:p>GnosisConnection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Connection Frame</text:p>
          </table:table-cell>
          <table:table-cell office:value-type="string">
            <text:p>GnosisConnectionFrame</text:p>
          </table:table-cell>
          <table:table-cell office:value-type="string">
            <text:p>System Layout Area</text:p>
          </table:table-cell>
          <table:table-cell office:value-type="string">
            <text:p>GnosisSystemLayoutArea</text:p>
          </table:table-cell>
          <table:table-cell table:number-columns-repeated="1020"/>
        </table:table-row>
        <table:table-row table:style-name="ro3">
          <table:table-cell office:value-type="string">
            <text:p>Date Field</text:p>
          </table:table-cell>
          <table:table-cell office:value-type="string">
            <text:p>GnosisDate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Date Field</text:p>
          </table:table-cell>
          <table:table-cell office:value-type="string">
            <text:p>GnosisDate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Date Time Field</text:p>
          </table:table-cell>
          <table:table-cell office:value-type="string">
            <text:p>GnosisDateTime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Date Time Field</text:p>
          </table:table-cell>
          <table:table-cell office:value-type="string">
            <text:p>GnosisDateTime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Document Parameter</text:p>
          </table:table-cell>
          <table:table-cell office:value-type="string">
            <text:p>GnosisDocumentParameter</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New Menu Item</text:p>
          </table:table-cell>
          <table:table-cell office:value-type="string">
            <text:p>GnosisNewMenuItem</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Tab</text:p>
          </table:table-cell>
          <table:table-cell office:value-type="string">
            <text:p>GnosisTab</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Document Frame</text:p>
          </table:table-cell>
          <table:table-cell office:value-type="string">
            <text:p>GnosisDocumentFrame</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Event Handler</text:p>
          </table:table-cell>
          <table:table-cell office:value-type="string">
            <text:p>GnosisEventHandler</text:p>
          </table:table-cell>
          <table:table-cell office:value-type="string">
            <text:p>Event Handler Source</text:p>
          </table:table-cell>
          <table:table-cell office:value-type="string">
            <text:p>GnosisEventHandlerSource</text:p>
          </table:table-cell>
          <table:table-cell table:number-columns-repeated="1020"/>
        </table:table-row>
        <table:table-row table:style-name="ro3">
          <table:table-cell office:value-type="string">
            <text:p>Event Handler</text:p>
          </table:table-cell>
          <table:table-cell office:value-type="string">
            <text:p>GnosisEventHandler</text:p>
          </table:table-cell>
          <table:table-cell office:value-type="string">
            <text:p>Event Handler Target</text:p>
          </table:table-cell>
          <table:table-cell office:value-type="string">
            <text:p>GnosisEventHandlerTarget</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Detail</text:p>
          </table:table-cell>
          <table:table-cell office:value-type="string">
            <text:p>GnosisGalleryDetail</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Document Item</text:p>
          </table:table-cell>
          <table:table-cell office:value-type="string">
            <text:p>GnosisGalleryDocumentItem</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Item</text:p>
          </table:table-cell>
          <table:table-cell office:value-type="string">
            <text:p>GnosisGalleryItem</text:p>
          </table:table-cell>
          <table:table-cell table:number-columns-repeated="1020"/>
        </table:table-row>
        <table:table-row table:style-name="ro3">
          <table:table-cell office:value-type="string">
            <text:p>Gallery</text:p>
          </table:table-cell>
          <table:table-cell office:value-type="string">
            <text:p>GnosisGallery</text:p>
          </table:table-cell>
          <table:table-cell office:value-type="string">
            <text:p>Gallery Search Item</text:p>
          </table:table-cell>
          <table:table-cell office:value-type="string">
            <text:p>GnosisGallerySearchItem</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Dataset Attribute</text:p>
          </table:table-cell>
          <table:table-cell office:value-type="string">
            <text:p>GnosisGallerySearchAttribute</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Document Item</text:p>
          </table:table-cell>
          <table:table-cell office:value-type="string">
            <text:p>GnosisGalleryDocumentItem</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Item</text:p>
          </table:table-cell>
          <table:table-cell office:value-type="string">
            <text:p>GnosisGalleryItem</text:p>
          </table:table-cell>
          <table:table-cell table:number-columns-repeated="1020"/>
        </table:table-row>
        <table:table-row table:style-name="ro3">
          <table:table-cell office:value-type="string">
            <text:p>Gallery Dataset Item</text:p>
          </table:table-cell>
          <table:table-cell office:value-type="string">
            <text:p>GnosisGalleryDatasetItem</text:p>
          </table:table-cell>
          <table:table-cell office:value-type="string">
            <text:p>Gallery Search Item</text:p>
          </table:table-cell>
          <table:table-cell office:value-type="string">
            <text:p>GnosisGallerySearchItem</text:p>
          </table:table-cell>
          <table:table-cell table:number-columns-repeated="1020"/>
        </table:table-row>
        <table:table-row table:style-name="ro3">
          <table:table-cell office:value-type="string">
            <text:p>Gallery Document Item</text:p>
          </table:table-cell>
          <table:table-cell office:value-type="string">
            <text:p>GnosisGalleryDocumentItem</text:p>
          </table:table-cell>
          <table:table-cell office:value-type="string">
            <text:p>Gallery Document Attribute</text:p>
          </table:table-cell>
          <table:table-cell office:value-type="string">
            <text:p>GnosisGalleryAttribute</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Dataset Item</text:p>
          </table:table-cell>
          <table:table-cell office:value-type="string">
            <text:p>GnosisGalleryDatasetItem</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Document Item</text:p>
          </table:table-cell>
          <table:table-cell office:value-type="string">
            <text:p>GnosisGalleryDocumentItem</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Item</text:p>
          </table:table-cell>
          <table:table-cell office:value-type="string">
            <text:p>GnosisGalleryItem</text:p>
          </table:table-cell>
          <table:table-cell table:number-columns-repeated="1020"/>
        </table:table-row>
        <table:table-row table:style-name="ro3">
          <table:table-cell office:value-type="string">
            <text:p>Gallery Item</text:p>
          </table:table-cell>
          <table:table-cell office:value-type="string">
            <text:p>GnosisGalleryItem</text:p>
          </table:table-cell>
          <table:table-cell office:value-type="string">
            <text:p>Gallery Search Item</text:p>
          </table:table-cell>
          <table:table-cell office:value-type="string">
            <text:p>GnosisGallerySearchItem</text:p>
          </table:table-cell>
          <table:table-cell table:number-columns-repeated="1020"/>
        </table:table-row>
        <table:table-row table:style-name="ro3">
          <table:table-cell office:value-type="string">
            <text:p>Gallery Search Item</text:p>
          </table:table-cell>
          <table:table-cell office:value-type="string">
            <text:p>GnosisGallerySearchItem</text:p>
          </table:table-cell>
          <table:table-cell office:value-type="string">
            <text:p>Gallery Search Attribute</text:p>
          </table:table-cell>
          <table:table-cell office:value-type="string">
            <text:p>GnosisGallerySearchAttribute</text:p>
          </table:table-cell>
          <table:table-cell table:number-columns-repeated="1020"/>
        </table:table-row>
        <table:table-row table:style-name="ro3">
          <table:table-cell office:value-type="string">
            <text:p>Gallery Search Item</text:p>
          </table:table-cell>
          <table:table-cell office:value-type="string">
            <text:p>GnosisGallerySearchItem</text:p>
          </table:table-cell>
          <table:table-cell office:value-type="string">
            <text:p>Search Parameter</text:p>
          </table:table-cell>
          <table:table-cell office:value-type="string">
            <text:p>GnosisSearchParameter</text:p>
          </table:table-cell>
          <table:table-cell table:number-columns-repeated="1020"/>
        </table:table-row>
        <table:table-row table:style-name="ro3">
          <table:table-cell office:value-type="string">
            <text:p>Generic Control</text:p>
          </table:table-cell>
          <table:table-cell office:value-type="string">
            <text:p>GnosisGenericControl</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Generic Control</text:p>
          </table:table-cell>
          <table:table-cell office:value-type="string">
            <text:p>GnosisGenericControl</text:p>
          </table:table-cell>
          <table:table-cell office:value-type="string">
            <text:p>Generic Input</text:p>
          </table:table-cell>
          <table:table-cell office:value-type="string">
            <text:p>GnosisGenericInput</text:p>
          </table:table-cell>
          <table:table-cell table:number-columns-repeated="1020"/>
        </table:table-row>
        <table:table-row table:style-name="ro3">
          <table:table-cell office:value-type="string">
            <text:p>Generic Control</text:p>
          </table:table-cell>
          <table:table-cell office:value-type="string">
            <text:p>GnosisGenericControl</text:p>
          </table:table-cell>
          <table:table-cell office:value-type="string">
            <text:p>Generic Output</text:p>
          </table:table-cell>
          <table:table-cell office:value-type="string">
            <text:p>GnosisGenericOutput</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Generic Menu Group</text:p>
          </table:table-cell>
          <table:table-cell office:value-type="string">
            <text:p>GnosisGenericMenuGroup</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Generic Menu Item</text:p>
          </table:table-cell>
          <table:table-cell office:value-type="string">
            <text:p>GnosisGenericMenuItem</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Generic Toggle Menu Item</text:p>
          </table:table-cell>
          <table:table-cell office:value-type="string">
            <text:p>GnosisGenericToggleMenuItem</text:p>
          </table:table-cell>
          <table:table-cell table:number-columns-repeated="1020"/>
        </table:table-row>
        <table:table-row table:style-name="ro3">
          <table:table-cell office:value-type="string">
            <text:p>Generic Menu</text:p>
          </table:table-cell>
          <table:table-cell office:value-type="string">
            <text:p>GnosisGenericMenu</text:p>
          </table:table-cell>
          <table:table-cell office:value-type="string">
            <text:p>System Address Field</text:p>
          </table:table-cell>
          <table:table-cell office:value-type="string">
            <text:p>GnosisSystemAddressField</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Generic Menu Group</text:p>
          </table:table-cell>
          <table:table-cell office:value-type="string">
            <text:p>GnosisGenericMenuGroup</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Generic Menu Item</text:p>
          </table:table-cell>
          <table:table-cell office:value-type="string">
            <text:p>GnosisGenericMenuItem</text:p>
          </table:table-cell>
          <table:table-cell table:number-columns-repeated="1020"/>
        </table:table-row>
        <table:table-row table:style-name="ro3">
          <table:table-cell office:value-type="string">
            <text:p>Generic Menu Item</text:p>
          </table:table-cell>
          <table:table-cell office:value-type="string">
            <text:p>GnosisGenericMenuItem</text:p>
          </table:table-cell>
          <table:table-cell office:value-type="string">
            <text:p>Generic Toggle Menu Item</text:p>
          </table:table-cell>
          <table:table-cell office:value-type="string">
            <text:p>GnosisGenericToggleMenuItem</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Check Column</text:p>
          </table:table-cell>
          <table:table-cell office:value-type="string">
            <text:p>GnosisCheck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Combo Column</text:p>
          </table:table-cell>
          <table:table-cell office:value-type="string">
            <text:p>GnosisCombo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Date Column</text:p>
          </table:table-cell>
          <table:table-cell office:value-type="string">
            <text:p>GnosisDate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Date Time Column</text:p>
          </table:table-cell>
          <table:table-cell office:value-type="string">
            <text:p>GnosisDateTime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Link Column</text:p>
          </table:table-cell>
          <table:table-cell office:value-type="string">
            <text:p>GnosisLink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Number Column</text:p>
          </table:table-cell>
          <table:table-cell office:value-type="string">
            <text:p>GnosisNumberColumn</text:p>
          </table:table-cell>
          <table:table-cell table:number-columns-repeated="1020"/>
        </table:table-row>
        <table:table-row table:style-name="ro3">
          <table:table-cell office:value-type="string">
            <text:p>Grid</text:p>
          </table:table-cell>
          <table:table-cell office:value-type="string">
            <text:p>GnosisGrid</text:p>
          </table:table-cell>
          <table:table-cell office:value-type="string">
            <text:p>Text Column</text:p>
          </table:table-cell>
          <table:table-cell office:value-type="string">
            <text:p>GnosisTextColumn</text:p>
          </table:table-cell>
          <table:table-cell table:number-columns-repeated="1020"/>
        </table:table-row>
        <table:table-row table:style-name="ro3">
          <table:table-cell office:value-type="string">
            <text:p>Grid Menu Button</text:p>
          </table:table-cell>
          <table:table-cell office:value-type="string">
            <text:p>GnosisGridMenuButton</text:p>
          </table:table-cell>
          <table:table-cell office:value-type="string">
            <text:p>Grid Button Item</text:p>
          </table:table-cell>
          <table:table-cell office:value-type="string">
            <text:p>GnosisGridButtonItem</text:p>
          </table:table-cell>
          <table:table-cell table:number-columns-repeated="1020"/>
        </table:table-row>
        <table:table-row table:style-name="ro3">
          <table:table-cell office:value-type="string">
            <text:p>Label Field</text:p>
          </table:table-cell>
          <table:table-cell office:value-type="string">
            <text:p>GnosisLabel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Control Input</text:p>
          </table:table-cell>
          <table:table-cell office:value-type="string">
            <text:p>GnosisControlInput</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Control Output</text:p>
          </table:table-cell>
          <table:table-cell office:value-type="string">
            <text:p>GnosisControlOutput</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Attribute</text:p>
          </table:table-cell>
          <table:table-cell office:value-type="string">
            <text:p>GnosisLinkAttribute</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Button</text:p>
          </table:table-cell>
          <table:table-cell office:value-type="string">
            <text:p>GnosisLinkButton</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Entity</text:p>
          </table:table-cell>
          <table:table-cell office:value-type="string">
            <text:p>GnosisLinkEntity</text:p>
          </table:table-cell>
          <table:table-cell table:number-columns-repeated="1020"/>
        </table:table-row>
        <table:table-row table:style-name="ro3">
          <table:table-cell office:value-type="string">
            <text:p>Link Column</text:p>
          </table:table-cell>
          <table:table-cell office:value-type="string">
            <text:p>GnosisLinkColumn</text:p>
          </table:table-cell>
          <table:table-cell office:value-type="string">
            <text:p>Link Menu Button</text:p>
          </table:table-cell>
          <table:table-cell office:value-type="string">
            <text:p>GnosisLinkMenuButton</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Control Input</text:p>
          </table:table-cell>
          <table:table-cell office:value-type="string">
            <text:p>GnosisControlInput</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Control Output</text:p>
          </table:table-cell>
          <table:table-cell office:value-type="string">
            <text:p>GnosisControlOutput</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Attribute</text:p>
          </table:table-cell>
          <table:table-cell office:value-type="string">
            <text:p>GnosisLinkAttribute</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Button</text:p>
          </table:table-cell>
          <table:table-cell office:value-type="string">
            <text:p>GnosisLinkButton</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Entity</text:p>
          </table:table-cell>
          <table:table-cell office:value-type="string">
            <text:p>GnosisLinkEntity</text:p>
          </table:table-cell>
          <table:table-cell table:number-columns-repeated="1020"/>
        </table:table-row>
        <table:table-row table:style-name="ro3">
          <table:table-cell office:value-type="string">
            <text:p>Link Field</text:p>
          </table:table-cell>
          <table:table-cell office:value-type="string">
            <text:p>GnosisLinkField</text:p>
          </table:table-cell>
          <table:table-cell office:value-type="string">
            <text:p>Link Menu Button</text:p>
          </table:table-cell>
          <table:table-cell office:value-type="string">
            <text:p>GnosisLinkMenuButton</text:p>
          </table:table-cell>
          <table:table-cell table:number-columns-repeated="1020"/>
        </table:table-row>
        <table:table-row table:style-name="ro3">
          <table:table-cell office:value-type="string">
            <text:p>Link Menu Button</text:p>
          </table:table-cell>
          <table:table-cell office:value-type="string">
            <text:p>GnosisLinkMenuButton</text:p>
          </table:table-cell>
          <table:table-cell office:value-type="string">
            <text:p>Link Button Item</text:p>
          </table:table-cell>
          <table:table-cell office:value-type="string">
            <text:p>GnosisLinkButtonItem</text:p>
          </table:table-cell>
          <table:table-cell table:number-columns-repeated="1020"/>
        </table:table-row>
        <table:table-row table:style-name="ro3">
          <table:table-cell office:value-type="string">
            <text:p>List Column</text:p>
          </table:table-cell>
          <table:table-cell office:value-type="string">
            <text:p>GnosisListColumn</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List Column</text:p>
          </table:table-cell>
          <table:table-cell office:value-type="string">
            <text:p>GnosisListColumn</text:p>
          </table:table-cell>
          <table:table-cell office:value-type="string">
            <text:p>List Option</text:p>
          </table:table-cell>
          <table:table-cell office:value-type="string">
            <text:p>GnosisComboOption</text:p>
          </table:table-cell>
          <table:table-cell table:number-columns-repeated="1020"/>
        </table:table-row>
        <table:table-row table:style-name="ro3">
          <table:table-cell office:value-type="string">
            <text:p>List Field</text:p>
          </table:table-cell>
          <table:table-cell office:value-type="string">
            <text:p>GnosisList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List Field</text:p>
          </table:table-cell>
          <table:table-cell office:value-type="string">
            <text:p>GnosisListField</text:p>
          </table:table-cell>
          <table:table-cell office:value-type="string">
            <text:p>Filter</text:p>
          </table:table-cell>
          <table:table-cell office:value-type="string">
            <text:p>GnosisFilter</text:p>
          </table:table-cell>
          <table:table-cell table:number-columns-repeated="1020"/>
        </table:table-row>
        <table:table-row table:style-name="ro3">
          <table:table-cell office:value-type="string">
            <text:p>List Field</text:p>
          </table:table-cell>
          <table:table-cell office:value-type="string">
            <text:p>GnosisListField</text:p>
          </table:table-cell>
          <table:table-cell office:value-type="string">
            <text:p>List Option</text:p>
          </table:table-cell>
          <table:table-cell office:value-type="string">
            <text:p>GnosisComboOption</text:p>
          </table:table-cell>
          <table:table-cell table:number-columns-repeated="1020"/>
        </table:table-row>
        <table:table-row table:style-name="ro3">
          <table:table-cell office:value-type="string">
            <text:p>Menu</text:p>
          </table:table-cell>
          <table:table-cell office:value-type="string">
            <text:p>GnosisMenu</text:p>
          </table:table-cell>
          <table:table-cell office:value-type="string">
            <text:p>Menu Item</text:p>
          </table:table-cell>
          <table:table-cell office:value-type="string">
            <text:p>GnosisMenuItem</text:p>
          </table:table-cell>
          <table:table-cell table:number-columns-repeated="1020"/>
        </table:table-row>
        <table:table-row table:style-name="ro3">
          <table:table-cell office:value-type="string">
            <text:p>Menu</text:p>
          </table:table-cell>
          <table:table-cell office:value-type="string">
            <text:p>GnosisMenu</text:p>
          </table:table-cell>
          <table:table-cell office:value-type="string">
            <text:p>Toggle Menu Group</text:p>
          </table:table-cell>
          <table:table-cell office:value-type="string">
            <text:p>GnosisToggleMenuGroup</text:p>
          </table:table-cell>
          <table:table-cell table:number-columns-repeated="1020"/>
        </table:table-row>
        <table:table-row table:style-name="ro3">
          <table:table-cell office:value-type="string">
            <text:p>Menu</text:p>
          </table:table-cell>
          <table:table-cell office:value-type="string">
            <text:p>GnosisMenu</text:p>
          </table:table-cell>
          <table:table-cell office:value-type="string">
            <text:p>Toggle Menu Item</text:p>
          </table:table-cell>
          <table:table-cell office:value-type="string">
            <text:p>GnosisToggleMenuItem</text:p>
          </table:table-cell>
          <table:table-cell table:number-columns-repeated="1020"/>
        </table:table-row>
        <table:table-row table:style-name="ro3">
          <table:table-cell office:value-type="string">
            <text:p>Menu Button</text:p>
          </table:table-cell>
          <table:table-cell office:value-type="string">
            <text:p>GnosisMenuButton</text:p>
          </table:table-cell>
          <table:table-cell office:value-type="string">
            <text:p>Menu Item</text:p>
          </table:table-cell>
          <table:table-cell office:value-type="string">
            <text:p>GnosisMenuItem</text:p>
          </table:table-cell>
          <table:table-cell table:number-columns-repeated="1020"/>
        </table:table-row>
        <table:table-row table:style-name="ro3">
          <table:table-cell office:value-type="string">
            <text:p>Menu Button</text:p>
          </table:table-cell>
          <table:table-cell office:value-type="string">
            <text:p>GnosisMenuButton</text:p>
          </table:table-cell>
          <table:table-cell office:value-type="string">
            <text:p>Toggle Menu Group</text:p>
          </table:table-cell>
          <table:table-cell office:value-type="string">
            <text:p>GnosisToggleMenuGroup</text:p>
          </table:table-cell>
          <table:table-cell table:number-columns-repeated="1020"/>
        </table:table-row>
        <table:table-row table:style-name="ro3">
          <table:table-cell office:value-type="string">
            <text:p>Menu Button</text:p>
          </table:table-cell>
          <table:table-cell office:value-type="string">
            <text:p>GnosisMenuButton</text:p>
          </table:table-cell>
          <table:table-cell office:value-type="string">
            <text:p>Toggle Menu Item</text:p>
          </table:table-cell>
          <table:table-cell office:value-type="string">
            <text:p>GnosisToggleMenuItem</text:p>
          </table:table-cell>
          <table:table-cell table:number-columns-repeated="1020"/>
        </table:table-row>
        <table:table-row table:style-name="ro3">
          <table:table-cell office:value-type="string">
            <text:p>Menu Item</text:p>
          </table:table-cell>
          <table:table-cell office:value-type="string">
            <text:p>GnosisMenuItem</text:p>
          </table:table-cell>
          <table:table-cell office:value-type="string">
            <text:p>Menu Item</text:p>
          </table:table-cell>
          <table:table-cell office:value-type="string">
            <text:p>GnosisMenuItem</text:p>
          </table:table-cell>
          <table:table-cell table:number-columns-repeated="1020"/>
        </table:table-row>
        <table:table-row table:style-name="ro3">
          <table:table-cell office:value-type="string">
            <text:p>Menu Item</text:p>
          </table:table-cell>
          <table:table-cell office:value-type="string">
            <text:p>GnosisMenuItem</text:p>
          </table:table-cell>
          <table:table-cell office:value-type="string">
            <text:p>Toggle Menu Group</text:p>
          </table:table-cell>
          <table:table-cell office:value-type="string">
            <text:p>GnosisToggleMenuGroup</text:p>
          </table:table-cell>
          <table:table-cell table:number-columns-repeated="1020"/>
        </table:table-row>
        <table:table-row table:style-name="ro3">
          <table:table-cell office:value-type="string">
            <text:p>Message Grid</text:p>
          </table:table-cell>
          <table:table-cell office:value-type="string">
            <text:p>GnosisMessage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Message Grid</text:p>
          </table:table-cell>
          <table:table-cell office:value-type="string">
            <text:p>GnosisMessage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Gallery</text:p>
          </table:table-cell>
          <table:table-cell office:value-type="string">
            <text:p>GnosisGallery</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Tab</text:p>
          </table:table-cell>
          <table:table-cell office:value-type="string">
            <text:p>GnosisTab</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Navigator Frame</text:p>
          </table:table-cell>
          <table:table-cell office:value-type="string">
            <text:p>GnosisNavigatorFrame</text:p>
          </table:table-cell>
          <table:table-cell office:value-type="string">
            <text:p>Unsaved Grid</text:p>
          </table:table-cell>
          <table:table-cell office:value-type="string">
            <text:p>GnosisUnsavedGrid</text:p>
          </table:table-cell>
          <table:table-cell table:number-columns-repeated="1020"/>
        </table:table-row>
        <table:table-row table:style-name="ro3">
          <table:table-cell office:value-type="string">
            <text:p>Navigator Tile</text:p>
          </table:table-cell>
          <table:table-cell office:value-type="string">
            <text:p>GnosisNavigatorTile</text:p>
          </table:table-cell>
          <table:table-cell office:value-type="string">
            <text:p>Tile Detail</text:p>
          </table:table-cell>
          <table:table-cell office:value-type="string">
            <text:p>GnosisTileDetail</text:p>
          </table:table-cell>
          <table:table-cell table:number-columns-repeated="1020"/>
        </table:table-row>
        <table:table-row table:style-name="ro3">
          <table:table-cell office:value-type="string">
            <text:p>New Menu Item</text:p>
          </table:table-cell>
          <table:table-cell office:value-type="string">
            <text:p>GnosisNewMenuItem</text:p>
          </table:table-cell>
          <table:table-cell office:value-type="string">
            <text:p>Document Parameter</text:p>
          </table:table-cell>
          <table:table-cell office:value-type="string">
            <text:p>GnosisDocumentParameter</text:p>
          </table:table-cell>
          <table:table-cell table:number-columns-repeated="1020"/>
        </table:table-row>
        <table:table-row table:style-name="ro3">
          <table:table-cell office:value-type="string">
            <text:p>Number Field</text:p>
          </table:table-cell>
          <table:table-cell office:value-type="string">
            <text:p>GnosisNumber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Button</text:p>
          </table:table-cell>
          <table:table-cell office:value-type="string">
            <text:p>GnosisButton</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Check Field</text:p>
          </table:table-cell>
          <table:table-cell office:value-type="string">
            <text:p>GnosisCheck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Check Group</text:p>
          </table:table-cell>
          <table:table-cell office:value-type="string">
            <text:p>GnosisCheckGroup</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Combo Field</text:p>
          </table:table-cell>
          <table:table-cell office:value-type="string">
            <text:p>GnosisCombo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Date Field</text:p>
          </table:table-cell>
          <table:table-cell office:value-type="string">
            <text:p>GnosisDate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Date Time Field</text:p>
          </table:table-cell>
          <table:table-cell office:value-type="string">
            <text:p>GnosisDateTime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Label Field</text:p>
          </table:table-cell>
          <table:table-cell office:value-type="string">
            <text:p>GnosisLabel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Link Field</text:p>
          </table:table-cell>
          <table:table-cell office:value-type="string">
            <text:p>GnosisLink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List Field</text:p>
          </table:table-cell>
          <table:table-cell office:value-type="string">
            <text:p>GnosisList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Number Field</text:p>
          </table:table-cell>
          <table:table-cell office:value-type="string">
            <text:p>GnosisNumber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Radio Field</text:p>
          </table:table-cell>
          <table:table-cell office:value-type="string">
            <text:p>GnosisRadio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Radio Group</text:p>
          </table:table-cell>
          <table:table-cell office:value-type="string">
            <text:p>GnosisRadioGroup</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Text Field</text:p>
          </table:table-cell>
          <table:table-cell office:value-type="string">
            <text:p>GnosisTextField</text:p>
          </table:table-cell>
          <table:table-cell table:number-columns-repeated="1020"/>
        </table:table-row>
        <table:table-row table:style-name="ro3">
          <table:table-cell office:value-type="string">
            <text:p>Panel</text:p>
          </table:table-cell>
          <table:table-cell office:value-type="string">
            <text:p>GnosisPanel</text:p>
          </table:table-cell>
          <table:table-cell office:value-type="string">
            <text:p>Toggle Button Group</text:p>
          </table:table-cell>
          <table:table-cell office:value-type="string">
            <text:p>GnosisToggleButtonGroup</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Child Window</text:p>
          </table:table-cell>
          <table:table-cell office:value-type="string">
            <text:p>GnosisChildWindow</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Primary Split</text:p>
          </table:table-cell>
          <table:table-cell office:value-type="string">
            <text:p>GnosisPrimarySplit</text:p>
          </table:table-cell>
          <table:table-cell table:number-columns-repeated="1020"/>
        </table:table-row>
        <table:table-row table:style-name="ro3">
          <table:table-cell office:value-type="string">
            <text:p>Parent Window</text:p>
          </table:table-cell>
          <table:table-cell office:value-type="string">
            <text:p>GnosisParentWindow</text:p>
          </table:table-cell>
          <table:table-cell office:value-type="string">
            <text:p>Toolbar Tray</text:p>
          </table:table-cell>
          <table:table-cell office:value-type="string">
            <text:p>GnosisToolbarTray</text:p>
          </table:table-cell>
          <table:table-cell table:number-columns-repeated="1020"/>
        </table:table-row>
        <table:table-row table:style-name="ro3">
          <table:table-cell office:value-type="string">
            <text:p>Primary Split</text:p>
          </table:table-cell>
          <table:table-cell office:value-type="string">
            <text:p>GnosisPrimarySplit</text:p>
          </table:table-cell>
          <table:table-cell office:value-type="string">
            <text:p>Navigator Tile</text:p>
          </table:table-cell>
          <table:table-cell office:value-type="string">
            <text:p>GnosisNavigatorTile</text:p>
          </table:table-cell>
          <table:table-cell table:number-columns-repeated="1020"/>
        </table:table-row>
        <table:table-row table:style-name="ro3">
          <table:table-cell office:value-type="string">
            <text:p>Primary Split</text:p>
          </table:table-cell>
          <table:table-cell office:value-type="string">
            <text:p>GnosisPrimarySplit</text:p>
          </table:table-cell>
          <table:table-cell office:value-type="string">
            <text:p>Split</text:p>
          </table:table-cell>
          <table:table-cell office:value-type="string">
            <text:p>GnosisSplit</text:p>
          </table:table-cell>
          <table:table-cell table:number-columns-repeated="1020"/>
        </table:table-row>
        <table:table-row table:style-name="ro3">
          <table:table-cell office:value-type="string">
            <text:p>Primary Split</text:p>
          </table:table-cell>
          <table:table-cell office:value-type="string">
            <text:p>GnosisPrimarySplit</text:p>
          </table:table-cell>
          <table:table-cell office:value-type="string">
            <text:p>Split Detail</text:p>
          </table:table-cell>
          <table:table-cell office:value-type="string">
            <text:p>GnosisSplitDetail</text:p>
          </table:table-cell>
          <table:table-cell table:number-columns-repeated="1020"/>
        </table:table-row>
        <table:table-row table:style-name="ro3">
          <table:table-cell office:value-type="string">
            <text:p>Radio Field</text:p>
          </table:table-cell>
          <table:table-cell office:value-type="string">
            <text:p>GnosisRadio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Radio Group</text:p>
          </table:table-cell>
          <table:table-cell office:value-type="string">
            <text:p>GnosisRadioGroup</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Radio Group</text:p>
          </table:table-cell>
          <table:table-cell office:value-type="string">
            <text:p>GnosisRadioGroup</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Message Grid</text:p>
          </table:table-cell>
          <table:table-cell office:value-type="string">
            <text:p>GnosisMessageGrid</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New Menu Item</text:p>
          </table:table-cell>
          <table:table-cell office:value-type="string">
            <text:p>GnosisNewMenuItem</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Search Parameter</text:p>
          </table:table-cell>
          <table:table-cell office:value-type="string">
            <text:p>GnosisSearchParameter</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Search Results Grid</text:p>
          </table:table-cell>
          <table:table-cell office:value-type="string">
            <text:p>GnosisSearchResultsGrid</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Tab</text:p>
          </table:table-cell>
          <table:table-cell office:value-type="string">
            <text:p>GnosisTab</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Search Frame</text:p>
          </table:table-cell>
          <table:table-cell office:value-type="string">
            <text:p>GnosisSearchFrame</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Check Results</text:p>
          </table:table-cell>
          <table:table-cell office:value-type="string">
            <text:p>GnosisCheck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Date Results</text:p>
          </table:table-cell>
          <table:table-cell office:value-type="string">
            <text:p>GnosisDate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Date Time Results</text:p>
          </table:table-cell>
          <table:table-cell office:value-type="string">
            <text:p>GnosisDateTime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Number Results</text:p>
          </table:table-cell>
          <table:table-cell office:value-type="string">
            <text:p>GnosisNumberResults</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Search Results Attribute</text:p>
          </table:table-cell>
          <table:table-cell office:value-type="string">
            <text:p>GnosisSearchResultsAttribute</text:p>
          </table:table-cell>
          <table:table-cell table:number-columns-repeated="1020"/>
        </table:table-row>
        <table:table-row table:style-name="ro3">
          <table:table-cell office:value-type="string">
            <text:p>Search Results Grid</text:p>
          </table:table-cell>
          <table:table-cell office:value-type="string">
            <text:p>GnosisSearchResultsGrid</text:p>
          </table:table-cell>
          <table:table-cell office:value-type="string">
            <text:p>Text Results</text:p>
          </table:table-cell>
          <table:table-cell office:value-type="string">
            <text:p>GnosisTextResults</text:p>
          </table:table-cell>
          <table:table-cell table:number-columns-repeated="1020"/>
        </table:table-row>
        <table:table-row table:style-name="ro3">
          <table:table-cell office:value-type="string">
            <text:p>Split</text:p>
          </table:table-cell>
          <table:table-cell office:value-type="string">
            <text:p>GnosisSplit</text:p>
          </table:table-cell>
          <table:table-cell office:value-type="string">
            <text:p>Split</text:p>
          </table:table-cell>
          <table:table-cell office:value-type="string">
            <text:p>GnosisSplit</text:p>
          </table:table-cell>
          <table:table-cell table:number-columns-repeated="1020"/>
        </table:table-row>
        <table:table-row table:style-name="ro3">
          <table:table-cell office:value-type="string">
            <text:p>Split</text:p>
          </table:table-cell>
          <table:table-cell office:value-type="string">
            <text:p>GnosisSplit</text:p>
          </table:table-cell>
          <table:table-cell office:value-type="string">
            <text:p>Split Detail</text:p>
          </table:table-cell>
          <table:table-cell office:value-type="string">
            <text:p>GnosisSplitDetail</text:p>
          </table:table-cell>
          <table:table-cell table:number-columns-repeated="1020"/>
        </table:table-row>
        <table:table-row table:style-name="ro3">
          <table:table-cell office:value-type="string">
            <text:p>Split</text:p>
          </table:table-cell>
          <table:table-cell office:value-type="string">
            <text:p>GnosisSplit</text:p>
          </table:table-cell>
          <table:table-cell office:value-type="string">
            <text:p>Tile</text:p>
          </table:table-cell>
          <table:table-cell office:value-type="string">
            <text:p>GnosisTile</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Connection Document</text:p>
          </table:table-cell>
          <table:table-cell office:value-type="string">
            <text:p>GnosisConnectionDocument</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Environment Variable</text:p>
          </table:table-cell>
          <table:table-cell office:value-type="string">
            <text:p>GnosisEnvironmentVariable</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Generic Control</text:p>
          </table:table-cell>
          <table:table-cell office:value-type="string">
            <text:p>GnosisGenericControl</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Generic Menu</text:p>
          </table:table-cell>
          <table:table-cell office:value-type="string">
            <text:p>GnosisGenericMenu</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Instance Variable</text:p>
          </table:table-cell>
          <table:table-cell office:value-type="string">
            <text:p>GnosisInstanceVariable</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Navigator Document</text:p>
          </table:table-cell>
          <table:table-cell office:value-type="string">
            <text:p>GnosisNavigatorDocument</text:p>
          </table:table-cell>
          <table:table-cell table:number-columns-repeated="1020"/>
        </table:table-row>
        <table:table-row table:style-name="ro3">
          <table:table-cell office:value-type="string">
            <text:p>System Definition</text:p>
          </table:table-cell>
          <table:table-cell office:value-type="string">
            <text:p>GnosisSystemDefinition</text:p>
          </table:table-cell>
          <table:table-cell office:value-type="string">
            <text:p>Permission Variable</text:p>
          </table:table-cell>
          <table:table-cell office:value-type="string">
            <text:p>GnosisPermissionVariable</text:p>
          </table:table-cell>
          <table:table-cell table:number-columns-repeated="1020"/>
        </table:table-row>
        <table:table-row table:style-name="ro3">
          <table:table-cell office:value-type="string">
            <text:p>Tab</text:p>
          </table:table-cell>
          <table:table-cell office:value-type="string">
            <text:p>GnosisTab</text:p>
          </table:table-cell>
          <table:table-cell office:value-type="string">
            <text:p>Tab Item</text:p>
          </table:table-cell>
          <table:table-cell office:value-type="string">
            <text:p>GnosisTabItem</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Calendar</text:p>
          </table:table-cell>
          <table:table-cell office:value-type="string">
            <text:p>GnosisCalendar</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Grid</text:p>
          </table:table-cell>
          <table:table-cell office:value-type="string">
            <text:p>GnosisGrid</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Panel</text:p>
          </table:table-cell>
          <table:table-cell office:value-type="string">
            <text:p>GnosisPanel</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Text Area</text:p>
          </table:table-cell>
          <table:table-cell office:value-type="string">
            <text:p>GnosisTextArea</text:p>
          </table:table-cell>
          <table:table-cell table:number-columns-repeated="1020"/>
        </table:table-row>
        <table:table-row table:style-name="ro3">
          <table:table-cell office:value-type="string">
            <text:p>Tab Item</text:p>
          </table:table-cell>
          <table:table-cell office:value-type="string">
            <text:p>GnosisTabItem</text:p>
          </table:table-cell>
          <table:table-cell office:value-type="string">
            <text:p>Tree</text:p>
          </table:table-cell>
          <table:table-cell office:value-type="string">
            <text:p>GnosisTree</text:p>
          </table:table-cell>
          <table:table-cell table:number-columns-repeated="1020"/>
        </table:table-row>
        <table:table-row table:style-name="ro3">
          <table:table-cell office:value-type="string">
            <text:p>Text Field</text:p>
          </table:table-cell>
          <table:table-cell office:value-type="string">
            <text:p>GnosisTextField</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Text Field</text:p>
          </table:table-cell>
          <table:table-cell office:value-type="string">
            <text:p>GnosisTextField</text:p>
          </table:table-cell>
          <table:table-cell office:value-type="string">
            <text:p>Search Reference</text:p>
          </table:table-cell>
          <table:table-cell office:value-type="string">
            <text:p>GnosisSearchReference</text:p>
          </table:table-cell>
          <table:table-cell table:number-columns-repeated="1020"/>
        </table:table-row>
        <table:table-row table:style-name="ro3">
          <table:table-cell office:value-type="string">
            <text:p>Tile</text:p>
          </table:table-cell>
          <table:table-cell office:value-type="string">
            <text:p>GnosisTile</text:p>
          </table:table-cell>
          <table:table-cell office:value-type="string">
            <text:p>Event Handler</text:p>
          </table:table-cell>
          <table:table-cell office:value-type="string">
            <text:p>GnosisEventHandler</text:p>
          </table:table-cell>
          <table:table-cell table:number-columns-repeated="1020"/>
        </table:table-row>
        <table:table-row table:style-name="ro3">
          <table:table-cell office:value-type="string">
            <text:p>Tile</text:p>
          </table:table-cell>
          <table:table-cell office:value-type="string">
            <text:p>GnosisTile</text:p>
          </table:table-cell>
          <table:table-cell office:value-type="string">
            <text:p>Tile Detail</text:p>
          </table:table-cell>
          <table:table-cell office:value-type="string">
            <text:p>GnosisTileDetail</text:p>
          </table:table-cell>
          <table:table-cell table:number-columns-repeated="1020"/>
        </table:table-row>
        <table:table-row table:style-name="ro3">
          <table:table-cell office:value-type="string">
            <text:p>Toggle Button Group</text:p>
          </table:table-cell>
          <table:table-cell office:value-type="string">
            <text:p>GnosisToggleButtonGroup</text:p>
          </table:table-cell>
          <table:table-cell office:value-type="string">
            <text:p>Attribute Reference</text:p>
          </table:table-cell>
          <table:table-cell office:value-type="string">
            <text:p>GnosisAttributeReference</text:p>
          </table:table-cell>
          <table:table-cell table:number-columns-repeated="1020"/>
        </table:table-row>
        <table:table-row table:style-name="ro3">
          <table:table-cell office:value-type="string">
            <text:p>Toolbar</text:p>
          </table:table-cell>
          <table:table-cell office:value-type="string">
            <text:p>GnosisToolbar</text:p>
          </table:table-cell>
          <table:table-cell office:value-type="string">
            <text:p>System Address Field</text:p>
          </table:table-cell>
          <table:table-cell office:value-type="string">
            <text:p>GnosisSystemAddressField</text:p>
          </table:table-cell>
          <table:table-cell table:number-columns-repeated="1020"/>
        </table:table-row>
        <table:table-row table:style-name="ro3">
          <table:table-cell office:value-type="string">
            <text:p>Toolbar Tray</text:p>
          </table:table-cell>
          <table:table-cell office:value-type="string">
            <text:p>GnosisToolbarTray</text:p>
          </table:table-cell>
          <table:table-cell office:value-type="string">
            <text:p>Toolbar</text:p>
          </table:table-cell>
          <table:table-cell office:value-type="string">
            <text:p>GnosisToolbar</text:p>
          </table:table-cell>
          <table:table-cell table:number-columns-repeated="1020"/>
        </table:table-row>
        <table:table-row table:style-name="ro3">
          <table:table-cell office:value-type="string">
            <text:p>Tree</text:p>
          </table:table-cell>
          <table:table-cell office:value-type="string">
            <text:p>GnosisTree</text:p>
          </table:table-cell>
          <table:table-cell office:value-type="string">
            <text:p>Tree Attribute</text:p>
          </table:table-cell>
          <table:table-cell office:value-type="string">
            <text:p>GnosisTreeAttribute</text:p>
          </table:table-cell>
          <table:table-cell table:number-columns-repeated="1020"/>
        </table:table-row>
        <table:table-row table:style-name="ro3">
          <table:table-cell office:value-type="string">
            <text:p>Tree</text:p>
          </table:table-cell>
          <table:table-cell office:value-type="string">
            <text:p>GnosisTree</text:p>
          </table:table-cell>
          <table:table-cell office:value-type="string">
            <text:p>Tree Button</text:p>
          </table:table-cell>
          <table:table-cell office:value-type="string">
            <text:p>GnosisTreeButton</text:p>
          </table:table-cell>
          <table:table-cell table:number-columns-repeated="1020"/>
        </table:table-row>
        <table:table-row table:style-name="ro3">
          <table:table-cell office:value-type="string">
            <text:p>Tree</text:p>
          </table:table-cell>
          <table:table-cell office:value-type="string">
            <text:p>GnosisTree</text:p>
          </table:table-cell>
          <table:table-cell office:value-type="string">
            <text:p>Tree Menu Button</text:p>
          </table:table-cell>
          <table:table-cell office:value-type="string">
            <text:p>GnosisTreeMenuButton</text:p>
          </table:table-cell>
          <table:table-cell table:number-columns-repeated="1020"/>
        </table:table-row>
        <table:table-row table:style-name="ro3">
          <table:table-cell office:value-type="string">
            <text:p>Tree Menu Button</text:p>
          </table:table-cell>
          <table:table-cell office:value-type="string">
            <text:p>GnosisTreeMenuButton</text:p>
          </table:table-cell>
          <table:table-cell office:value-type="string">
            <text:p>Tree Button Item</text:p>
          </table:table-cell>
          <table:table-cell office:value-type="string">
            <text:p>GnosisTreeButtonItem</text:p>
          </table:table-cell>
          <table:table-cell table:number-columns-repeated="1020"/>
        </table:table-row>
        <table:table-row table:style-name="ro3">
          <table:table-cell office:value-type="string">
            <text:p>Unsaved Grid</text:p>
          </table:table-cell>
          <table:table-cell office:value-type="string">
            <text:p>GnosisUnsavedGrid</text:p>
          </table:table-cell>
          <table:table-cell office:value-type="string">
            <text:p>Grid Button</text:p>
          </table:table-cell>
          <table:table-cell office:value-type="string">
            <text:p>GnosisGridButton</text:p>
          </table:table-cell>
          <table:table-cell table:number-columns-repeated="1020"/>
        </table:table-row>
        <table:table-row table:style-name="ro3">
          <table:table-cell office:value-type="string">
            <text:p>Unsaved Grid</text:p>
          </table:table-cell>
          <table:table-cell office:value-type="string">
            <text:p>GnosisUnsavedGrid</text:p>
          </table:table-cell>
          <table:table-cell office:value-type="string">
            <text:p>Grid Menu Button</text:p>
          </table:table-cell>
          <table:table-cell office:value-type="string">
            <text:p>GnosisGridMenuButton</text:p>
          </table:table-cell>
          <table:table-cell table:number-columns-repeated="1020"/>
        </table:table-row>
        <table:table-row table:style-name="ro3" table:number-rows-repeated="1048389">
          <table:table-cell table:number-columns-repeated="1024"/>
        </table:table-row>
        <table:table-row table:style-name="ro3">
          <table:table-cell table:number-columns-repeated="1024"/>
        </table:table-row>
        <table:named-expressions>
          <table:named-range table:name="_xlnm._FilterDatabase" table:base-cell-address="$'Control Types'.$A$1" table:cell-range-address="$'Parent Control Type'.$C$1:.$C$164"/>
        </table:named-expressions>
      </table:table>
      <table:named-expressions/>
      <table:database-ranges>
        <table:database-range table:name="__Anonymous_Sheet_DB__1" table:target-range-address="Property.A1:Property.J1569" table:display-filter-buttons="true">
          <table:filter>
            <table:filter-condition table:field-number="0" table:value="Check Column" table:operator="="/>
          </table:filter>
        </table:database-range>
        <table:database-range table:name="_xlnm._FilterDatabase" table:target-range-address="Property.C1:Property.C1495" table:display-filter-buttons="true"/>
        <table:database-range table:name="_xlnm._FilterDatabase_1" table:target-range-address="'Parent Control Type'.C1:'Parent Control Type'.C16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8000" number:language="en" number:country="NZ">
      <number:number number:min-integer-digits="1"/>
    </number:number-style>
    <number:date-style style:name="N8106" number:language="en" number:country="NZ">
      <number:day/>
      <number:text>/</number:text>
      <number:month number:style="long"/>
      <number:text>/</number:text>
      <number:year number:style="long"/>
    </number:date-style>
    <number:date-style style:name="N8107" number:language="en" number:country="NZ">
      <number:day/>
      <number:text>-</number:text>
      <number:month number:textual="true"/>
      <number:text>-</number:text>
      <number:year/>
    </number:date-style>
    <number:date-style style:name="N8108" number:language="en" number:country="NZ">
      <number:day/>
      <number:text>-</number:text>
      <number:month number:textual="true"/>
    </number:date-style>
    <number:date-style style:name="N8109" number:language="en" number:country="NZ">
      <number:month number:textual="true"/>
      <number:text>-</number:text>
      <number:year/>
    </number:date-style>
    <number:time-style style:name="N8110" number:language="en" number:country="NZ">
      <number:hours/>
      <number:text>:</number:text>
      <number:minutes number:style="long"/>
      <number:text> </number:text>
      <number:am-pm/>
    </number:time-style>
    <number:time-style style:name="N8111" number:language="en" number:country="NZ">
      <number:hours/>
      <number:text>:</number:text>
      <number:minutes number:style="long"/>
      <number:text>:</number:text>
      <number:seconds number:style="long"/>
      <number:text> </number:text>
      <number:am-pm/>
    </number:time-style>
    <number:time-style style:name="N8112" number:language="en" number:country="NZ">
      <number:hours/>
      <number:text>:</number:text>
      <number:minutes number:style="long"/>
    </number:time-style>
    <number:time-style style:name="N8113" number:language="en" number:country="NZ">
      <number:hours/>
      <number:text>:</number:text>
      <number:minutes number:style="long"/>
      <number:text>:</number:text>
      <number:seconds number:style="long"/>
    </number:time-style>
    <number:date-style style:name="N8114" number:language="en" number:country="NZ">
      <number:day/>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NZ">
      <number:number number:decimal-places="0" number:min-integer-digits="1" number:grouping="true"/>
    </number:number-style>
    <number:number-style style:name="N8115" number:language="en" number:country="NZ">
      <number:text>-</number:text>
      <number:number number:decimal-places="0" number:min-integer-digits="1" number:grouping="true"/>
      <style:map style:condition="value()&gt;=0" style:apply-style-name="N8115P0"/>
    </number:number-style>
    <number:number-style style:name="N8116P0" style:volatile="true" number:language="en" number:country="NZ">
      <number:number number:decimal-places="0" number:min-integer-digits="1" number:grouping="true"/>
    </number:number-style>
    <number:number-style style:name="N8116" number:language="en" number:country="NZ">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NZ">
      <number:number number:decimal-places="2" number:min-integer-digits="1" number:grouping="true"/>
    </number:number-style>
    <number:number-style style:name="N8117" number:language="en" number:country="NZ">
      <number:text>-</number:text>
      <number:number number:decimal-places="2" number:min-integer-digits="1" number:grouping="true"/>
      <style:map style:condition="value()&gt;=0" style:apply-style-name="N8117P0"/>
    </number:number-style>
    <number:number-style style:name="N8118P0" style:volatile="true" number:language="en" number:country="NZ">
      <number:number number:decimal-places="2" number:min-integer-digits="1" number:grouping="true"/>
    </number:number-style>
    <number:number-style style:name="N8118" number:language="en" number:country="NZ">
      <style:text-properties fo:color="#ff0000"/>
      <number:text>-</number:text>
      <number:number number:decimal-places="2" number:min-integer-digits="1" number:grouping="true"/>
      <style:map style:condition="value()&gt;=0" style:apply-style-name="N8118P0"/>
    </number:number-style>
    <number:number-style style:name="N8119P0" style:volatile="true" number:language="en" number:country="NZ">
      <number:text> </number:text>
      <number:number number:decimal-places="0" number:min-integer-digits="1" number:grouping="true"/>
      <number:text> </number:text>
    </number:number-style>
    <number:number-style style:name="N8119P1" style:volatile="true" number:language="en" number:country="NZ">
      <number:text>-</number:text>
      <number:number number:decimal-places="0" number:min-integer-digits="1" number:grouping="true"/>
      <number:text> </number:text>
    </number:number-style>
    <number:number-style style:name="N8119P2" style:volatile="true" number:language="en" number:country="NZ">
      <number:text> - </number:text>
    </number:number-style>
    <number:text-style style:name="N8119" number:language="en" number:country="NZ">
      <number:text> </number:text>
      <number:text-content/>
      <number:text> </number:text>
      <style:map style:condition="value()&gt;0" style:apply-style-name="N8119P0"/>
      <style:map style:condition="value()&lt;0" style:apply-style-name="N8119P1"/>
      <style:map style:condition="value()=0" style:apply-style-name="N8119P2"/>
    </number:text-style>
    <number:currency-style style:name="N8120P0" style:volatile="true" number:language="en" number:country="NZ">
      <number:text> </number:text>
      <number:currency-symbol/>
      <number:number number:decimal-places="0" number:min-integer-digits="1" number:grouping="true"/>
      <number:text> </number:text>
    </number:currency-style>
    <number:currency-style style:name="N8120P1" style:volatile="true" number:language="en" number:country="NZ">
      <number:text>-</number:text>
      <number:currency-symbol/>
      <number:number number:decimal-places="0" number:min-integer-digits="1" number:grouping="true"/>
      <number:text> </number:text>
    </number:currency-style>
    <number:currency-style style:name="N8120P2" style:volatile="true" number:language="en" number:country="NZ">
      <number:text> </number:text>
      <number:currency-symbol/>
      <number:text>- </number:text>
    </number:currency-style>
    <number:text-style style:name="N8120" number:language="en" number:country="NZ">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country="NZ">
      <number:text> </number:text>
      <number:number number:decimal-places="2" number:min-integer-digits="1" number:grouping="true"/>
      <number:text> </number:text>
    </number:number-style>
    <number:number-style style:name="N8121P1" style:volatile="true" number:language="en" number:country="NZ">
      <number:text>-</number:text>
      <number:number number:decimal-places="2" number:min-integer-digits="1" number:grouping="true"/>
      <number:text> </number:text>
    </number:number-style>
    <number:number-style style:name="N8121P2" style:volatile="true" number:language="en" number:country="NZ">
      <number:text> -</number:text>
      <number:number number:decimal-places="0" number:min-integer-digits="0"/>
      <number:text> </number:text>
    </number:number-style>
    <number:text-style style:name="N8121" number:language="en" number:country="NZ">
      <number:text> </number:text>
      <number:text-content/>
      <number:text> </number:text>
      <style:map style:condition="value()&gt;0" style:apply-style-name="N8121P0"/>
      <style:map style:condition="value()&lt;0" style:apply-style-name="N8121P1"/>
      <style:map style:condition="value()=0" style:apply-style-name="N8121P2"/>
    </number:text-style>
    <number:currency-style style:name="N8122P0" style:volatile="true" number:language="en" number:country="NZ">
      <number:text> </number:text>
      <number:currency-symbol/>
      <number:number number:decimal-places="2" number:min-integer-digits="1" number:grouping="true"/>
      <number:text> </number:text>
    </number:currency-style>
    <number:currency-style style:name="N8122P1" style:volatile="true" number:language="en" number:country="NZ">
      <number:text>-</number:text>
      <number:currency-symbol/>
      <number:number number:decimal-places="2" number:min-integer-digits="1" number:grouping="true"/>
      <number:text> </number:text>
    </number:currency-style>
    <number:currency-style style:name="N8122P2" style:volatile="true" number:language="en" number:country="NZ">
      <number:text> </number:text>
      <number:currency-symbol/>
      <number:text>-</number:text>
      <number:number number:decimal-places="0" number:min-integer-digits="0"/>
      <number:text> </number:text>
    </number:currency-style>
    <number:text-style style:name="N8122" number:language="en" number:country="NZ">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n" number:country="NZ">
      <number:minutes number:style="long"/>
      <number:text>:</number:text>
      <number:seconds number:style="long"/>
    </number:time-style>
    <number:time-style style:name="N8124" number:language="en" number:country="NZ" number:truncate-on-overflow="false">
      <number:hours/>
      <number:text>:</number:text>
      <number:minutes number:style="long"/>
      <number:text>:</number:text>
      <number:seconds number:style="long"/>
    </number:time-style>
    <number:time-style style:name="N8125" number:language="en" number:country="NZ">
      <number:minutes number:style="long"/>
      <number:text>:</number:text>
      <number:seconds number:style="long" number:decimal-places="1"/>
    </number:time-style>
    <number:number-style style:name="N8126" number:language="en" number:country="NZ">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7">07/07/2016</text:date>, <text:time>11:48:06</text:time></text:p>
        </style:region-right>
      </style:header>
      <style:header-left style:display="false"/>
      <style:footer>
        <text:p>Page <text:page-number>1</text:page-number> / <text:page-count>99</text:page-count></text:p>
      </style:footer>
      <style:footer-left style:display="false"/>
    </style:master-page>
    <style:master-page style:name="PageStyle_5f_Control_20_Types" style:display-name="PageStyle_Control Types" style:page-layout-name="Mpm3">
      <style:header style:display="false"/>
      <style:header-left style:display="false"/>
      <style:footer style:display="false"/>
      <style:footer-left style:display="false"/>
    </style:master-page>
    <style:master-page style:name="PageStyle_5f_Property" style:display-name="PageStyle_Property" style:page-layout-name="Mpm4">
      <style:header style:display="false"/>
      <style:header-left style:display="false"/>
      <style:footer style:display="false"/>
      <style:footer-left style:display="false"/>
    </style:master-page>
    <style:master-page style:name="PageStyle_5f_Parent_20_Control_20_Type" style:display-name="PageStyle_Parent Control Typ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7T11:48:06.21</dc:date>
    <dc:creator>Tim Cranfield</dc:creator>
    <meta:document-statistic meta:table-count="3" meta:cell-count="14910" meta:object-count="0"/>
    <meta:generator>OpenOffice/4.1.2$Win32 OpenOffice.org_project/412m3$Build-9782</meta:generator>
  </office:meta>
</office:document-meta>
</file>